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44.34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.8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9.19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18.93mm"/>
    </style:style>
    <style:style style:name="co11" style:family="table-column">
      <style:table-column-properties fo:break-before="auto" style:column-width="20mm"/>
    </style:style>
    <style:style style:name="co12" style:family="table-column">
      <style:table-column-properties fo:break-before="auto" style:column-width="48.28mm"/>
    </style:style>
    <style:style style:name="co13" style:family="table-column">
      <style:table-column-properties fo:break-before="auto" style:column-width="41.45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39.51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/>
    <style:style style:name="ce45" style:family="table-cell" style:parent-style-name="Default" style:data-style-name="N116"/>
    <style:style style:name="ce14" style:family="table-cell" style:parent-style-name="Default" style:data-style-name="N116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/>
      <style:paragraph-properties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0"/>
    <style:style style:name="ce6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1"/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as" table:style-name="ta1">
        <table:shapes>
          <draw:frame draw:z-index="0" draw:style-name="gr1" draw:text-style-name="P1" svg:width="159.99mm" svg:height="89.99mm" svg:x="172.72mm" svg:y="63.21mm">
            <draw:object draw:notify-on-update-of-ranges="Filas.C3:Filas.G3 Filas.B4:Filas.B4 Filas.C4:Filas.G4 Filas.B5:Filas.B5 Filas.C5:Filas.G5 Filas.B6:Filas.B6 Filas.C6:Filas.G6 Filas.B7:Filas.B7 Filas.C7:Filas.G7 Filas.B8:Filas.B8 Filas.C8:Filas.G8 Filas.B9:Filas.B9 Filas.C9:Filas.G9 Filas.B10:Filas.B10 Filas.C10:Filas.G10 Filas.B11:Filas.B11 Filas.C11:Filas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0mm" svg:height="104.16mm" svg:x="0.73mm" svg:y="62.71mm">
            <draw:object draw:notify-on-update-of-ranges="Filas.B4:Filas.B11 Filas.C3:Filas.C3 Filas.C4:Filas.C11 Filas.D3:Filas.D3 Filas.D4:Filas.D11 Filas.E3:Filas.E3 Filas.E4:Filas.E11 Filas.F3:Filas.F3 Filas.F4:Filas.F11 Filas.G3:Filas.G3 Filas.G4:Filas.G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80.48mm" svg:height="104.16mm" svg:x="0mm" svg:y="226.07mm">
            <draw:object draw:notify-on-update-of-ranges="Filas.B42:Filas.B49 Filas.C41:Filas.C41 Filas.C42:Filas.C49 Filas.D40:Filas.D41 Filas.D42:Filas.D49 Filas.E40:Filas.E41 Filas.E42:Filas.E49 Filas.F40:Filas.F41 Filas.F42:Filas.F49 Filas.G40:Filas.G41 Filas.G42:Filas.G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74.28mm" svg:height="89.99mm" svg:x="192.38mm" svg:y="227.59mm">
            <draw:object draw:notify-on-update-of-ranges="Filas.C41:Filas.G41 Filas.B42:Filas.B42 Filas.C42:Filas.G42 Filas.B43:Filas.B43 Filas.C43:Filas.G43 Filas.B44:Filas.B44 Filas.C44:Filas.G44 Filas.B45:Filas.B45 Filas.C45:Filas.G45 Filas.B46:Filas.B46 Filas.C46:Filas.G46 Filas.B47:Filas.B47 Filas.C47:Filas.G47 Filas.B48:Filas.B48 Filas.C48:Filas.G48 Filas.B49:Filas.B49 Filas.C49:Filas.G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5"/>
        <table:table-column table:style-name="co5" table:number-columns-repeated="2" table:default-cell-style-name="ce45"/>
        <table:table-column table:style-name="co6" table:default-cell-style-name="ce45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FILAS PARA COMUNICAÇÃO ENTRE TAREFAS</text:p>
          </table:table-cell>
          <table:covered-table-cell table:number-columns-repeated="3"/>
          <table:covered-table-cell table:number-columns-repeated="3" table:style-name="Default"/>
          <table:table-cell table:style-name="Default"/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style-name="ce24" table:number-columns-repeated="6"/>
        </table:table-row>
        <table:table-row table:style-name="ro1">
          <table:table-cell table:style-name="ce4" office:value-type="float" office:value="1000" calcext:value-type="float" table:number-columns-spanned="1" table:number-rows-spanned="8">
            <text:p>1000</text:p>
          </table:table-cell>
          <table:table-cell table:style-name="ce15" office:value-type="string" calcext:value-type="string">
            <text:p>1 byte</text:p>
          </table:table-cell>
          <table:table-cell table:style-name="ce17" office:value-type="float" office:value="95.33" calcext:value-type="float">
            <text:p>95,33</text:p>
          </table:table-cell>
          <table:table-cell table:style-name="ce17" office:value-type="float" office:value="190.45" calcext:value-type="float">
            <text:p>190,45</text:p>
          </table:table-cell>
          <table:table-cell table:style-name="ce17" office:value-type="float" office:value="380.57" calcext:value-type="float">
            <text:p>380,57</text:p>
          </table:table-cell>
          <table:table-cell table:style-name="ce17" office:value-type="float" office:value="760.06" calcext:value-type="float">
            <text:p>760,06</text:p>
          </table:table-cell>
          <table:table-cell table:style-name="ce17" office:value-type="float" office:value="1460.7" calcext:value-type="float">
            <text:p>1460,70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2 bytes</text:p>
          </table:table-cell>
          <table:table-cell table:style-name="ce17" office:value-type="float" office:value="96.38" calcext:value-type="float">
            <text:p>96,38</text:p>
          </table:table-cell>
          <table:table-cell table:style-name="ce17" office:value-type="float" office:value="192.21" calcext:value-type="float">
            <text:p>192,21</text:p>
          </table:table-cell>
          <table:table-cell table:style-name="ce17" office:value-type="float" office:value="381.02" calcext:value-type="float">
            <text:p>381,02</text:p>
          </table:table-cell>
          <table:table-cell table:style-name="ce17" office:value-type="float" office:value="765.09" calcext:value-type="float">
            <text:p>765,09</text:p>
          </table:table-cell>
          <table:table-cell table:style-name="ce17" office:value-type="float" office:value="1510.53" calcext:value-type="float">
            <text:p>1510,53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4 bytes</text:p>
          </table:table-cell>
          <table:table-cell table:style-name="ce17" office:value-type="float" office:value="98.08" calcext:value-type="float">
            <text:p>98,08</text:p>
          </table:table-cell>
          <table:table-cell table:style-name="ce17" office:value-type="float" office:value="195.75" calcext:value-type="float">
            <text:p>195,75</text:p>
          </table:table-cell>
          <table:table-cell table:style-name="ce17" office:value-type="float" office:value="390.56" calcext:value-type="float">
            <text:p>390,56</text:p>
          </table:table-cell>
          <table:table-cell table:style-name="ce17" office:value-type="float" office:value="785.49" calcext:value-type="float">
            <text:p>785,49</text:p>
          </table:table-cell>
          <table:table-cell table:style-name="ce17" office:value-type="float" office:value="1587.97" calcext:value-type="float">
            <text:p>1587,97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8 bytes</text:p>
          </table:table-cell>
          <table:table-cell table:style-name="ce17" office:value-type="float" office:value="102.11" calcext:value-type="float">
            <text:p>102,11</text:p>
          </table:table-cell>
          <table:table-cell table:style-name="ce17" office:value-type="float" office:value="204.61" calcext:value-type="float">
            <text:p>204,61</text:p>
          </table:table-cell>
          <table:table-cell table:style-name="ce17" office:value-type="float" office:value="407.98" calcext:value-type="float">
            <text:p>407,98</text:p>
          </table:table-cell>
          <table:table-cell table:style-name="ce17" office:value-type="float" office:value="809.2" calcext:value-type="float">
            <text:p>809,20</text:p>
          </table:table-cell>
          <table:table-cell table:style-name="ce17" office:value-type="float" office:value="1640.29" calcext:value-type="float">
            <text:p>1640,29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16 bytes</text:p>
          </table:table-cell>
          <table:table-cell table:style-name="ce17" office:value-type="float" office:value="110.39" calcext:value-type="float">
            <text:p>110,39</text:p>
          </table:table-cell>
          <table:table-cell table:style-name="ce17" office:value-type="float" office:value="220.43" calcext:value-type="float">
            <text:p>220,43</text:p>
          </table:table-cell>
          <table:table-cell table:style-name="ce17" office:value-type="float" office:value="440.08" calcext:value-type="float">
            <text:p>440,08</text:p>
          </table:table-cell>
          <table:table-cell table:style-name="ce17" office:value-type="float" office:value="874.8" calcext:value-type="float">
            <text:p>874,80</text:p>
          </table:table-cell>
          <table:table-cell table:style-name="ce17" office:value-type="float" office:value="1746.72" calcext:value-type="float">
            <text:p>1746,72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32 bytes</text:p>
          </table:table-cell>
          <table:table-cell table:style-name="ce17" office:value-type="float" office:value="126.38" calcext:value-type="float">
            <text:p>126,38</text:p>
          </table:table-cell>
          <table:table-cell table:style-name="ce17" office:value-type="float" office:value="252.21" calcext:value-type="float">
            <text:p>252,21</text:p>
          </table:table-cell>
          <table:table-cell table:style-name="ce17" office:value-type="float" office:value="504.19" calcext:value-type="float">
            <text:p>504,19</text:p>
          </table:table-cell>
          <table:table-cell table:style-name="ce17" office:value-type="float" office:value="1008.08" calcext:value-type="float">
            <text:p>1008,08</text:p>
          </table:table-cell>
          <table:table-cell table:style-name="ce17" office:value-type="float" office:value="1996.26" calcext:value-type="float">
            <text:p>1996,26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64 bytes</text:p>
          </table:table-cell>
          <table:table-cell table:style-name="ce17" office:value-type="float" office:value="158.52" calcext:value-type="float">
            <text:p>158,52</text:p>
          </table:table-cell>
          <table:table-cell table:style-name="ce17" office:value-type="float" office:value="316.58" calcext:value-type="float">
            <text:p>316,58</text:p>
          </table:table-cell>
          <table:table-cell table:style-name="ce17" office:value-type="float" office:value="635.95" calcext:value-type="float">
            <text:p>635,95</text:p>
          </table:table-cell>
          <table:table-cell table:style-name="ce17" office:value-type="float" office:value="1249.92" calcext:value-type="float">
            <text:p>1249,92</text:p>
          </table:table-cell>
          <table:table-cell table:style-name="ce17" office:value-type="float" office:value="2495.68" calcext:value-type="float">
            <text:p>2495,68</text:p>
          </table:table-cell>
          <table:table-cell table:style-name="Default"/>
          <table:table-cell table:style-name="ce24" table:number-columns-repeated="6"/>
        </table:table-row>
        <table:table-row table:style-name="ro1">
          <table:covered-table-cell/>
          <table:table-cell table:style-name="ce15" office:value-type="string" calcext:value-type="string">
            <text:p>128 bytes</text:p>
          </table:table-cell>
          <table:table-cell table:style-name="ce17" office:value-type="float" office:value="223.06" calcext:value-type="float">
            <text:p>223,06</text:p>
          </table:table-cell>
          <table:table-cell table:style-name="ce17" office:value-type="float" office:value="445.46" calcext:value-type="float">
            <text:p>445,46</text:p>
          </table:table-cell>
          <table:table-cell table:style-name="ce17" office:value-type="float" office:value="891.33" calcext:value-type="float">
            <text:p>891,33</text:p>
          </table:table-cell>
          <table:table-cell table:style-name="ce17" office:value-type="float" office:value="1749.76" calcext:value-type="float">
            <text:p>1749,76</text:p>
          </table:table-cell>
          <table:table-cell table:style-name="ce17" office:value-type="float" office:value="3494.08" calcext:value-type="float">
            <text:p>3494,08</text:p>
          </table:table-cell>
          <table:table-cell table:style-name="Default"/>
          <table:table-cell table:style-name="ce24" table:number-columns-repeated="6"/>
        </table:table-row>
        <table:table-row table:style-name="ro1">
          <table:table-cell table:number-columns-repeated="3"/>
          <table:table-cell table:style-name="ce12"/>
          <table:table-cell table:style-name="ce7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2"/>
          <table:table-cell table:style-name="ce7"/>
          <table:table-cell table:style-name="ce3" table:number-columns-repeated="3"/>
          <table:table-cell table:number-columns-repeated="6"/>
        </table:table-row>
        <table:table-row table:style-name="ro1" table:number-rows-repeated="20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7" table:number-rows-spanned="1">
            <text:p>FILAS PARA COMUNICAÇÃO ISR → TAREFA</text:p>
          </table:table-cell>
          <table:covered-table-cell table:style-name="ce22"/>
          <table:covered-table-cell table:number-columns-repeated="2"/>
          <table:covered-table-cell table:number-columns-repeated="3" table:style-name="Default"/>
          <table:table-cell table:style-name="Default"/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Número de iterações</text:p>
          </table:table-cell>
          <table:table-cell table:style-name="ce8" office:value-type="string" calcext:value-type="string">
            <text:p>Tamanho da mensagem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style-name="ce24" table:number-columns-repeated="6"/>
        </table:table-row>
        <table:table-row table:style-name="ro1">
          <table:table-cell table:style-name="ce7" office:value-type="float" office:value="1000" calcext:value-type="float" table:number-columns-spanned="1" table:number-rows-spanned="8">
            <text:p>1000</text:p>
          </table:table-cell>
          <table:table-cell table:style-name="ce15" office:value-type="string" calcext:value-type="string">
            <text:p>1 byte</text:p>
          </table:table-cell>
          <table:table-cell table:style-name="ce17" office:value-type="float" office:value="56.83" calcext:value-type="float">
            <text:p>56,83</text:p>
          </table:table-cell>
          <table:table-cell table:style-name="ce17" office:value-type="float" office:value="114.5" calcext:value-type="float">
            <text:p>114,50</text:p>
          </table:table-cell>
          <table:table-cell table:style-name="ce17" office:value-type="float" office:value="231.12" calcext:value-type="float">
            <text:p>231,12</text:p>
          </table:table-cell>
          <table:table-cell table:style-name="ce17" office:value-type="float" office:value="467.04" calcext:value-type="float">
            <text:p>467,04</text:p>
          </table:table-cell>
          <table:table-cell table:style-name="ce17" office:value-type="float" office:value="944.19" calcext:value-type="float">
            <text:p>944,19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2 bytes</text:p>
          </table:table-cell>
          <table:table-cell table:style-name="ce17" office:value-type="float" office:value="57.77" calcext:value-type="float">
            <text:p>57,77</text:p>
          </table:table-cell>
          <table:table-cell table:style-name="ce17" office:value-type="float" office:value="116.56" calcext:value-type="float">
            <text:p>116,56</text:p>
          </table:table-cell>
          <table:table-cell table:style-name="ce17" office:value-type="float" office:value="235.04" calcext:value-type="float">
            <text:p>235,04</text:p>
          </table:table-cell>
          <table:table-cell table:style-name="ce17" office:value-type="float" office:value="474.94" calcext:value-type="float">
            <text:p>474,94</text:p>
          </table:table-cell>
          <table:table-cell table:style-name="ce17" office:value-type="float" office:value="961.25" calcext:value-type="float">
            <text:p>961,25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4 bytes</text:p>
          </table:table-cell>
          <table:table-cell table:style-name="ce17" office:value-type="float" office:value="59.82" calcext:value-type="float">
            <text:p>59,82</text:p>
          </table:table-cell>
          <table:table-cell table:style-name="ce17" office:value-type="float" office:value="120.61" calcext:value-type="float">
            <text:p>120,61</text:p>
          </table:table-cell>
          <table:table-cell table:style-name="ce17" office:value-type="float" office:value="243.28" calcext:value-type="float">
            <text:p>243,28</text:p>
          </table:table-cell>
          <table:table-cell table:style-name="ce17" office:value-type="float" office:value="490.78" calcext:value-type="float">
            <text:p>490,78</text:p>
          </table:table-cell>
          <table:table-cell table:style-name="ce17" office:value-type="float" office:value="994.37" calcext:value-type="float">
            <text:p>994,37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8 bytes</text:p>
          </table:table-cell>
          <table:table-cell table:style-name="ce15" office:value-type="float" office:value="63.89" calcext:value-type="float">
            <text:p>63,89</text:p>
          </table:table-cell>
          <table:table-cell table:style-name="ce15" office:value-type="float" office:value="128.67" calcext:value-type="float">
            <text:p>128,67</text:p>
          </table:table-cell>
          <table:table-cell table:style-name="ce15" office:value-type="float" office:value="259.49" calcext:value-type="float">
            <text:p>259,49</text:p>
          </table:table-cell>
          <table:table-cell table:style-name="ce15" office:value-type="float" office:value="523.26" calcext:value-type="float">
            <text:p>523,26</text:p>
          </table:table-cell>
          <table:table-cell table:style-name="ce15" office:value-type="float" office:value="1055.62" calcext:value-type="float">
            <text:p>1055,62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16 bytes</text:p>
          </table:table-cell>
          <table:table-cell table:style-name="ce15" office:value-type="float" office:value="71.92" calcext:value-type="float">
            <text:p>71,92</text:p>
          </table:table-cell>
          <table:table-cell table:style-name="ce15" office:value-type="float" office:value="144.82" calcext:value-type="float">
            <text:p>144,82</text:p>
          </table:table-cell>
          <table:table-cell table:style-name="ce15" office:value-type="float" office:value="291.6" calcext:value-type="float">
            <text:p>291,6</text:p>
          </table:table-cell>
          <table:table-cell table:style-name="ce15" office:value-type="float" office:value="588.48" calcext:value-type="float">
            <text:p>588,48</text:p>
          </table:table-cell>
          <table:table-cell table:style-name="ce15" office:value-type="float" office:value="1188.67" calcext:value-type="float">
            <text:p>1188,67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32 bytes</text:p>
          </table:table-cell>
          <table:table-cell table:style-name="ce15" office:value-type="float" office:value="88.07" calcext:value-type="float">
            <text:p>88,07</text:p>
          </table:table-cell>
          <table:table-cell table:style-name="ce15" office:value-type="float" office:value="177.11" calcext:value-type="float">
            <text:p>177,11</text:p>
          </table:table-cell>
          <table:table-cell table:style-name="ce15" office:value-type="float" office:value="356.34" calcext:value-type="float">
            <text:p>356,34</text:p>
          </table:table-cell>
          <table:table-cell table:style-name="ce15" office:value-type="float" office:value="716.96" calcext:value-type="float">
            <text:p>716,96</text:p>
          </table:table-cell>
          <table:table-cell table:style-name="ce15" office:value-type="float" office:value="1448.77" calcext:value-type="float">
            <text:p>1448,77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64 bytes</text:p>
          </table:table-cell>
          <table:table-cell table:style-name="ce15" office:value-type="float" office:value="120.3" calcext:value-type="float">
            <text:p>120,3</text:p>
          </table:table-cell>
          <table:table-cell table:style-name="ce15" office:value-type="float" office:value="241.64" calcext:value-type="float">
            <text:p>241,64</text:p>
          </table:table-cell>
          <table:table-cell table:style-name="ce15" office:value-type="float" office:value="485.31" calcext:value-type="float">
            <text:p>485,31</text:p>
          </table:table-cell>
          <table:table-cell table:style-name="ce15" office:value-type="float" office:value="976.32" calcext:value-type="float">
            <text:p>976,32</text:p>
          </table:table-cell>
          <table:table-cell table:style-name="ce15" office:value-type="float" office:value="1970.3" calcext:value-type="float">
            <text:p>1970,3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>
          <table:covered-table-cell/>
          <table:table-cell table:style-name="ce15" office:value-type="string" calcext:value-type="string">
            <text:p>128 bytes</text:p>
          </table:table-cell>
          <table:table-cell table:style-name="ce17" office:value-type="float" office:value="184.75" calcext:value-type="float">
            <text:p>184,75</text:p>
          </table:table-cell>
          <table:table-cell table:style-name="ce17" office:value-type="float" office:value="370.54" calcext:value-type="float">
            <text:p>370,54</text:p>
          </table:table-cell>
          <table:table-cell table:style-name="ce17" office:value-type="float" office:value="744.83" calcext:value-type="float">
            <text:p>744,83</text:p>
          </table:table-cell>
          <table:table-cell table:style-name="ce17" office:value-type="float" office:value="1494.08" calcext:value-type="float">
            <text:p>1494,08</text:p>
          </table:table-cell>
          <table:table-cell table:style-name="ce17" office:value-type="float" office:value="3007.3" calcext:value-type="float">
            <text:p>3007,30</text:p>
          </table:table-cell>
          <table:table-cell table:style-name="Default"/>
          <table:table-cell table:style-name="ce50" table:number-columns-repeated="5"/>
          <table:table-cell table:style-name="ce24"/>
        </table:table-row>
        <table:table-row table:style-name="ro1" table:number-rows-repeated="89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23"/>
          <table:table-cell table:style-name="ce3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5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/>
          <table:table-cell table:style-name="ce32"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3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style-name="ce39"/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style-name="ce40" table:number-columns-repeated="3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style-name="ce41"/>
          <table:table-cell table:style-name="ce40" table:number-columns-repeated="2"/>
          <table:table-cell table:number-columns-repeated="3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style-name="ce7"/>
          <table:table-cell table:number-columns-repeated="5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8"/>
          <table:table-cell table:style-name="ce22"/>
          <table:table-cell table:number-columns-repeated="2"/>
          <table:table-cell table:style-name="Default" table:number-columns-repeated="4"/>
          <table:table-cell table:number-columns-repeated="2"/>
          <table:table-cell table:style-name="ce39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2"/>
          <table:table-cell table:style-name="ce40" table:number-columns-repeated="2"/>
          <table:table-cell table:number-columns-repeated="2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2"/>
          <table:table-cell table:style-name="ce41"/>
          <table:table-cell table:style-name="ce40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38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style-name="ce24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7" table:number-columns-repeated="5"/>
          <table:table-cell table:style-name="ce12"/>
          <table:table-cell table:number-columns-repeated="6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 table:number-rows-repeated="2639">
          <table:table-cell table:number-columns-repeated="4"/>
          <table:table-cell table:style-name="ce12" table:number-columns-repeated="4"/>
          <table:table-cell table:number-columns-repeated="6"/>
        </table:table-row>
        <table:table-row table:style-name="ro1" table:number-rows-repeated="10455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upo de eventos" table:style-name="ta1">
        <table:shapes>
          <draw:frame draw:z-index="0" draw:style-name="gr1" draw:text-style-name="P1" svg:width="159.99mm" svg:height="89.99mm" svg:x="15.55mm" svg:y="23.82mm">
            <draw:object draw:notify-on-update-of-ranges="'Grupo de eventos'.C3:'Grupo de eventos'.G3 'Grupo de eventos'.B4:'Grupo de eventos'.B4 'Grupo de eventos'.C4:'Grupo de eventos'.G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8.99mm" svg:y="172.6mm">
            <draw:object draw:notify-on-update-of-ranges="'Grupo de eventos'.C30:'Grupo de eventos'.G30 'Grupo de eventos'.B31:'Grupo de eventos'.B31 'Grupo de eventos'.C31:'Grupo de eventos'.G31 'Grupo de eventos'.B32:'Grupo de eventos'.B32 'Grupo de eventos'.C32:'Grupo de eventos'.G32 'Grupo de eventos'.B33:'Grupo de eventos'.B33 'Grupo de eventos'.C33:'Grupo de eventos'.G33 'Grupo de eventos'.B34:'Grupo de eventos'.B34 'Grupo de eventos'.C34:'Grupo de eventos'.G34 'Grupo de eventos'.B35:'Grupo de eventos'.B35 'Grupo de eventos'.C35:'Grupo de eventos'.G35 'Grupo de eventos'.B36:'Grupo de eventos'.B36 'Grupo de eventos'.C36:'Grupo de eventos'.G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42.97mm" svg:y="301.19mm">
            <draw:object draw:notify-on-update-of-ranges="'Grupo de eventos'.C64:'Grupo de eventos'.G64 'Grupo de eventos'.C65:'Grupo de eventos'.G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187.31mm" svg:y="172.08mm">
            <draw:object draw:notify-on-update-of-ranges="'Grupo de eventos'.B31:'Grupo de eventos'.B36 'Grupo de eventos'.C30:'Grupo de eventos'.C30 'Grupo de eventos'.C31:'Grupo de eventos'.C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45"/>
        <table:table-column table:style-name="co6" table:default-cell-style-name="ce45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GRUPO DE EVENTOS PARA COMUNICAÇÃO ENTRE TAREFAS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Número de iterações</text:p>
          </table:table-cell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79.3" calcext:value-type="float">
            <text:p>79,30</text:p>
          </table:table-cell>
          <table:table-cell table:style-name="ce17" office:value-type="float" office:value="158.65" calcext:value-type="float">
            <text:p>158,65</text:p>
          </table:table-cell>
          <table:table-cell table:style-name="ce17" office:value-type="float" office:value="318.03" calcext:value-type="float">
            <text:p>318,03</text:p>
          </table:table-cell>
          <table:table-cell table:style-name="ce17" office:value-type="float" office:value="629.81" calcext:value-type="float">
            <text:p>629,81</text:p>
          </table:table-cell>
          <table:table-cell table:style-name="ce17" office:value-type="float" office:value="1250.05" calcext:value-type="float">
            <text:p>1250,05</text:p>
          </table:table-cell>
          <table:table-cell table:style-name="Default"/>
          <table:table-cell table:style-name="ce7" office:value-type="string" calcext:value-type="string" table:number-columns-spanned="4" table:number-rows-spanned="1">
            <text:p>Obs: <text:span text:style-name="T1">configUSE_16_BIT_TICKS = 1</text:span> (default)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style-name="ce7"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style-name="ce15"/>
          <table:table-cell table:style-name="ce61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8"/>
          <table:table-cell table:style-name="ce4"/>
          <table:table-cell table:style-name="ce62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number-columns-repeated="2"/>
          <table:table-cell table:style-name="Default" table:number-columns-repeated="4"/>
          <table:table-cell/>
          <table:table-cell table:style-name="ce17" table:number-columns-repeated="5"/>
        </table:table-row>
        <table:table-row table:style-name="ro1" table:number-rows-repeated="9">
          <table:table-cell/>
          <table:table-cell table:style-name="ce15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2" office:value-type="string" calcext:value-type="string" table:number-columns-spanned="7" table:number-rows-spanned="1">
            <text:p>GRUPO DE EVENTOS PARA SINCRONIZAÇÃO ENTRE TAREFAS</text:p>
          </table:table-cell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1">
          <table:table-cell table:style-name="ce29" office:value-type="string" calcext:value-type="string" table:number-columns-spanned="1" table:number-rows-spanned="2">
            <text:p>Número de iterações</text:p>
          </table:table-cell>
          <table:table-cell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6"/>
        </table:table-row>
        <table:table-row table:style-name="ro1">
          <table:covered-table-cell table:style-name="ce3"/>
          <table:table-cell table:style-name="ce23" office:value-type="string" calcext:value-type="string">
            <text:p>Quantidade de tarefas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office:value-type="float" office:value="1000" calcext:value-type="float" table:number-columns-spanned="1" table:number-rows-spanned="6">
            <text:p>1000</text:p>
          </table:table-cell>
          <table:table-cell table:style-name="ce15" office:value-type="string" calcext:value-type="string">
            <text:p>2 tarefas</text:p>
          </table:table-cell>
          <table:table-cell table:style-name="ce17" table:formula="of:=(103.52+103.52)/2" office:value-type="float" office:value="103.52" calcext:value-type="float">
            <text:p>103,52</text:p>
          </table:table-cell>
          <table:table-cell table:style-name="ce17" table:formula="of:=(207.28+207.28)/2" office:value-type="float" office:value="207.28" calcext:value-type="float">
            <text:p>207,28</text:p>
          </table:table-cell>
          <table:table-cell table:style-name="ce17" table:formula="of:=(416.22+416.22)/2" office:value-type="float" office:value="416.22" calcext:value-type="float">
            <text:p>416,22</text:p>
          </table:table-cell>
          <table:table-cell table:style-name="ce17" table:formula="of:=(833.89+832.83)/2" office:value-type="float" office:value="833.36" calcext:value-type="float">
            <text:p>833,36</text:p>
          </table:table-cell>
          <table:table-cell table:style-name="ce17" table:formula="of:=(1689.28+1687.23)/2" office:value-type="float" office:value="1688.255" calcext:value-type="float">
            <text:p>1688,26</text:p>
          </table:table-cell>
          <table:table-cell table:style-name="Default"/>
          <table:table-cell table:style-name="ce12" table:number-columns-repeated="5"/>
          <table:table-cell/>
        </table:table-row>
        <table:table-row table:style-name="ro1">
          <table:covered-table-cell table:style-name="ce57"/>
          <table:table-cell table:style-name="ce15" office:value-type="string" calcext:value-type="string">
            <text:p>3 tarefas</text:p>
          </table:table-cell>
          <table:table-cell table:style-name="ce32" table:formula="of:=(183.66+183.46+183.47)/3" office:value-type="float" office:value="183.53" calcext:value-type="float">
            <text:p>183,53</text:p>
          </table:table-cell>
          <table:table-cell table:style-name="ce32" table:formula="of:=(367.5+367.49+367.49)/3" office:value-type="float" office:value="367.493333333333" calcext:value-type="float">
            <text:p>367,49</text:p>
          </table:table-cell>
          <table:table-cell table:style-name="ce32" table:formula="of:=(737.2+736.94+736.69)/3" office:value-type="float" office:value="736.943333333333" calcext:value-type="float">
            <text:p>736,94</text:p>
          </table:table-cell>
          <table:table-cell table:style-name="ce32" table:formula="of:=(1480.74+1480.06+1481.12)/3" office:value-type="float" office:value="1480.64" calcext:value-type="float">
            <text:p>1480,64</text:p>
          </table:table-cell>
          <table:table-cell table:style-name="ce32" table:formula="of:=(2990.91+2986.75+2988.86)/3" office:value-type="float" office:value="2988.84" calcext:value-type="float">
            <text:p>2988,84</text:p>
          </table:table-cell>
          <table:table-cell table:style-name="Default"/>
          <table:table-cell table:style-name="ce12" table:number-columns-repeated="5"/>
          <table:table-cell/>
        </table:table-row>
        <table:table-row table:style-name="ro1">
          <table:covered-table-cell table:style-name="ce57"/>
          <table:table-cell table:style-name="ce15" office:value-type="string" calcext:value-type="string">
            <text:p>4 tarefas</text:p>
          </table:table-cell>
          <table:table-cell table:style-name="ce32" table:formula="of:=(265.91+265.84+265.85+265.78)/4" office:value-type="float" office:value="265.845" calcext:value-type="float">
            <text:p>265,85</text:p>
          </table:table-cell>
          <table:table-cell table:style-name="ce32" table:formula="of:=(532.42+532.41+532.41+532.42)/4" office:value-type="float" office:value="532.415" calcext:value-type="float">
            <text:p>532,42</text:p>
          </table:table-cell>
          <table:table-cell table:style-name="ce32" table:formula="of:=(1067.86+1066.51+1067.57+1067.31)/4" office:value-type="float" office:value="1067.3125" calcext:value-type="float">
            <text:p>1067,31</text:p>
          </table:table-cell>
          <table:table-cell table:style-name="ce32" table:formula="of:=(2148.03+2145.31+2145.34+2146.98)/4" office:value-type="float" office:value="2146.415" calcext:value-type="float">
            <text:p>2146,42</text:p>
          </table:table-cell>
          <table:table-cell table:style-name="ce32" table:formula="of:=(4359.55+4359.62+4359.62+4359.55)/4" office:value-type="float" office:value="4359.585" calcext:value-type="float">
            <text:p>4359,59</text:p>
          </table:table-cell>
          <table:table-cell table:style-name="Default"/>
          <table:table-cell table:style-name="ce12" table:number-columns-repeated="5"/>
          <table:table-cell/>
        </table:table-row>
        <table:table-row table:style-name="ro1">
          <table:covered-table-cell table:style-name="ce57"/>
          <table:table-cell table:style-name="ce15" office:value-type="string" calcext:value-type="string">
            <text:p>5 tarefas</text:p>
          </table:table-cell>
          <table:table-cell table:style-name="ce32" table:formula="of:=(350.4+350.39+350.39+350.39+350.4)/5" office:value-type="float" office:value="350.394" calcext:value-type="float">
            <text:p>350,39</text:p>
          </table:table-cell>
          <table:table-cell table:style-name="ce32" table:formula="of:=(702.1+701.82+702.2+702.22+702.1)/5" office:value-type="float" office:value="702.088" calcext:value-type="float">
            <text:p>702,09</text:p>
          </table:table-cell>
          <table:table-cell table:style-name="ce32" table:formula="of:=(1407.54+1406.72+1407.23+1406.45+1406.99)/5" office:value-type="float" office:value="1406.986" calcext:value-type="float">
            <text:p>1406,99</text:p>
          </table:table-cell>
          <table:table-cell table:style-name="ce32" table:formula="of:=(2828.99+2827.36+2828.42+2827.33+2829.98)/5" office:value-type="float" office:value="2828.416" calcext:value-type="float">
            <text:p>2828,42</text:p>
          </table:table-cell>
          <table:table-cell table:style-name="ce32" table:formula="of:=(5734.53+5725.5+5730.05+5730.05+5730.24)/5" office:value-type="float" office:value="5730.074" calcext:value-type="float">
            <text:p>5730,07</text:p>
          </table:table-cell>
          <table:table-cell table:style-name="Default"/>
          <table:table-cell table:style-name="ce12" table:number-columns-repeated="5"/>
          <table:table-cell/>
        </table:table-row>
        <table:table-row table:style-name="ro1">
          <table:covered-table-cell table:style-name="ce57"/>
          <table:table-cell table:style-name="ce15" office:value-type="string" calcext:value-type="string">
            <text:p>6 tarefas</text:p>
          </table:table-cell>
          <table:table-cell table:style-name="ce32" table:formula="of:=(437.46+437.18+437.11+437.11+437.11+437.51)/6" office:value-type="float" office:value="437.246666666667" calcext:value-type="float">
            <text:p>437,25</text:p>
          </table:table-cell>
          <table:table-cell table:style-name="ce32" table:formula="of:=(876.32+875.5+875.09+875.63+875.65+875.66)/6" office:value-type="float" office:value="875.641666666667" calcext:value-type="float">
            <text:p>875,64</text:p>
          </table:table-cell>
          <table:table-cell table:style-name="ce32" table:formula="of:=(1754.98+1754.91+1754.11+1754.66+1755.44+1755.47)/6" office:value-type="float" office:value="1754.92833333333" calcext:value-type="float">
            <text:p>1754,93</text:p>
          </table:table-cell>
          <table:table-cell table:style-name="ce32" table:formula="of:=(3528.8+3525.5+3527.58+3526.02+3527.17+3524.35)/6" office:value-type="float" office:value="3526.57" calcext:value-type="float">
            <text:p>3526,57</text:p>
          </table:table-cell>
          <table:table-cell table:style-name="ce32" table:formula="of:=(7132.8+7125.25+7127.3+7125.18+7125.12+7128.51)/6" office:value-type="float" office:value="7127.36" calcext:value-type="float">
            <text:p>7127,36</text:p>
          </table:table-cell>
          <table:table-cell table:style-name="Default"/>
          <table:table-cell table:style-name="ce12" table:number-columns-repeated="5"/>
          <table:table-cell/>
        </table:table-row>
        <table:table-row table:style-name="ro1">
          <table:covered-table-cell table:style-name="ce57"/>
          <table:table-cell table:style-name="ce15" office:value-type="string" calcext:value-type="string">
            <text:p>7 tarefas</text:p>
          </table:table-cell>
          <table:table-cell table:style-name="ce32" table:formula="of:=(526.34+526.07+526.07+526.4+526.4+526.4+526.67)/7" office:value-type="float" office:value="526.335714285714" calcext:value-type="float">
            <text:p>526,34</text:p>
          </table:table-cell>
          <table:table-cell table:style-name="ce32" table:formula="of:=(1054.21+1054.19+1054.19+1054.19+1054.2+1054.21+1054.21)/7" office:value-type="float" office:value="1054.2" calcext:value-type="float">
            <text:p>1054,20</text:p>
          </table:table-cell>
          <table:table-cell table:style-name="ce32" table:formula="of:=(2113.62+2113.28+2111.9+2113.28+2113.01+2114.1+2113.86)/7" office:value-type="float" office:value="2113.29285714286" calcext:value-type="float">
            <text:p>2113,29</text:p>
          </table:table-cell>
          <table:table-cell table:style-name="ce32" table:formula="of:=(4246.27+4247.9+4248.99+4250.05+4247.84+4249.6+4252.32)/7" office:value-type="float" office:value="4248.99571428572" calcext:value-type="float">
            <text:p>4249,00</text:p>
          </table:table-cell>
          <table:table-cell table:style-name="ce32" table:formula="of:=(8616.06+8604.54+8608+8607.94+8613.31+8607.87+8613.82)/7" office:value-type="float" office:value="8610.22" calcext:value-type="float">
            <text:p>8610,22</text:p>
          </table:table-cell>
          <table:table-cell table:style-name="Default"/>
          <table:table-cell table:number-columns-repeated="6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style-name="ce57"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7"/>
          <table:table-cell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57"/>
          <table:table-cell table:style-name="ce56"/>
          <table:table-cell table:style-name="ce60" table:number-columns-repeated="5"/>
          <table:table-cell table:style-name="Default"/>
          <table:table-cell table:number-columns-repeated="6"/>
        </table:table-row>
        <table:table-row table:style-name="ro1" table:number-rows-repeated="4">
          <table:table-cell table:style-name="ce57"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style-name="ce57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GRUPO DE EVENTOS PARA COMUNICAÇÃO ISR → TAREFA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Número de iterações</text:p>
          </table:table-cell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154.46" calcext:value-type="float">
            <text:p>154,46</text:p>
          </table:table-cell>
          <table:table-cell table:style-name="ce17" office:value-type="float" office:value="309.86" calcext:value-type="float">
            <text:p>309,86</text:p>
          </table:table-cell>
          <table:table-cell table:style-name="ce17" office:value-type="float" office:value="621.71" calcext:value-type="float">
            <text:p>621,71</text:p>
          </table:table-cell>
          <table:table-cell table:style-name="ce17" office:value-type="float" office:value="1250.85" calcext:value-type="float">
            <text:p>1250,85</text:p>
          </table:table-cell>
          <table:table-cell table:style-name="ce17" office:value-type="float" office:value="2510.91" calcext:value-type="float">
            <text:p>2510,91</text:p>
          </table:table-cell>
          <table:table-cell table:style-name="Default"/>
          <table:table-cell table:number-columns-repeated="6"/>
        </table:table-row>
        <table:table-row table:style-name="ro1" table:number-rows-repeated="8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/>
          <table:table-cell table:style-name="ce32"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style-name="ce39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style-name="ce40" table:number-columns-repeated="3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style-name="ce41"/>
          <table:table-cell table:style-name="ce40" table:number-columns-repeated="2"/>
          <table:table-cell table:number-columns-repeated="3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style-name="ce7"/>
          <table:table-cell table:number-columns-repeated="5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"/>
          <table:table-cell table:style-name="ce22"/>
          <table:table-cell table:number-columns-repeated="2"/>
          <table:table-cell table:style-name="Default" table:number-columns-repeated="4"/>
          <table:table-cell table:number-columns-repeated="2"/>
          <table:table-cell table:style-name="ce39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2"/>
          <table:table-cell table:style-name="ce40" table:number-columns-repeated="2"/>
          <table:table-cell table:number-columns-repeated="2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2"/>
          <table:table-cell table:style-name="ce41"/>
          <table:table-cell table:style-name="ce40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38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8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/>
          <table:table-cell table:style-name="ce24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7"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7" table:number-columns-repeated="5"/>
          <table:table-cell table:style-name="ce12"/>
          <table:table-cell table:number-columns-repeated="6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 table:number-rows-repeated="2639">
          <table:table-cell table:number-columns-repeated="4"/>
          <table:table-cell table:style-name="ce12" table:number-columns-repeated="4"/>
          <table:table-cell table:number-columns-repeated="6"/>
        </table:table-row>
        <table:table-row table:style-name="ro1" table:number-rows-repeated="10455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ificação de tarefas" table:style-name="ta1">
        <table:shapes>
          <draw:frame draw:z-index="0" draw:style-name="gr1" draw:text-style-name="P1" svg:width="159.99mm" svg:height="90.03mm" svg:x="50.36mm" svg:y="24.77mm">
            <draw:object draw:notify-on-update-of-ranges="'Notificação de tarefas'.D3:'Notificação de tarefas'.G3 'Notificação de tarefas'.C4:'Notificação de tarefas'.C4 'Notificação de tarefas'.D4:'Notificação de tarefas'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46.76mm" svg:y="187.12mm">
            <draw:object draw:notify-on-update-of-ranges="'Notificação de tarefas'.C33:'Notificação de tarefas'.G33 'Notificação de tarefas'.B34:'Notificação de tarefas'.B34 'Notificação de tarefas'.C34:'Notificação de tarefas'.G34 'Notificação de tarefas'.B35:'Notificação de tarefas'.B35 'Notificação de tarefas'.C35:'Notificação de tarefas'.G35 'Notificação de tarefas'.B36:'Notificação de tarefas'.B36 'Notificação de tarefas'.C36:'Notificação de tarefas'.G36 'Notificação de tarefas'.B37:'Notificação de tarefas'.B37 'Notificação de tarefas'.C37:'Notificação de tarefas'.G37 'Notificação de tarefas'.B38:'Notificação de tarefas'.B38 'Notificação de tarefas'.C38:'Notificação de tarefas'.G3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77.99mm" svg:height="90.03mm" svg:x="49.31mm" svg:y="311.59mm">
            <draw:object draw:notify-on-update-of-ranges="'Notificação de tarefas'.D66:'Notificação de tarefas'.G66 'Notificação de tarefas'.C67:'Notificação de tarefas'.C67 'Notificação de tarefas'.D67:'Notificação de tarefas'.G6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" draw:text-style-name="P1" svg:width="159.99mm" svg:height="90.04mm" svg:x="49.31mm" svg:y="442.53mm">
            <draw:object draw:notify-on-update-of-ranges="'Notificação de tarefas'.C92:'Notificação de tarefas'.G92 'Notificação de tarefas'.B93:'Notificação de tarefas'.B93 'Notificação de tarefas'.C93:'Notificação de tarefas'.G93 'Notificação de tarefas'.B94:'Notificação de tarefas'.B94 'Notificação de tarefas'.C94:'Notificação de tarefas'.G94 'Notificação de tarefas'.B95:'Notificação de tarefas'.B95 'Notificação de tarefas'.C95:'Notificação de tarefas'.G95 'Notificação de tarefas'.B96:'Notificação de tarefas'.B96 'Notificação de tarefas'.C96:'Notificação de tarefas'.G96 'Notificação de tarefas'.B97:'Notificação de tarefas'.B97 'Notificação de tarefas'.C97:'Notificação de tarefas'.G9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number-columns-repeated="3" table:default-cell-style-name="ce45"/>
        <table:table-column table:style-name="co6" table:default-cell-style-name="ce45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NOTIFICAÇÃO DE TAREFAS SIMPLES PARA COMUNICAÇÃO ENTRE TAREFAS</text:p>
          </table:table-cell>
          <table:covered-table-cell table:style-name="ce22"/>
          <table:covered-table-cell/>
          <table:covered-table-cell table:number-columns-repeated="3" table:style-name="Default"/>
          <table:table-cell table:style-name="Default"/>
          <table:table-cell table:style-name="ce28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covered-table-cell table:style-name="ce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style-name="ce40" office:value-type="string" calcext:value-type="string" table:number-columns-spanned="3" table:number-rows-spanned="1">
            <text:p>xTaskNotifyGive()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48.77" calcext:value-type="float">
            <text:p>48,77</text:p>
          </table:table-cell>
          <table:table-cell table:style-name="ce17" office:value-type="float" office:value="97.44" calcext:value-type="float">
            <text:p>97,44</text:p>
          </table:table-cell>
          <table:table-cell table:style-name="ce17" office:value-type="float" office:value="194.94" calcext:value-type="float">
            <text:p>194,94</text:p>
          </table:table-cell>
          <table:table-cell table:style-name="ce17" office:value-type="float" office:value="390.62" calcext:value-type="float">
            <text:p>390,62</text:p>
          </table:table-cell>
          <table:table-cell table:style-name="ce17" office:value-type="float" office:value="783.1" calcext:value-type="float">
            <text:p>783,10</text:p>
          </table:table-cell>
          <table:table-cell table:style-name="Default"/>
          <table:table-cell table:style-name="ce30" office:value-type="string" calcext:value-type="string" table:number-columns-spanned="3" table:number-rows-spanned="1">
            <text:p>ulTaskNotifyTake()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 table:number-columns-repeated="2"/>
          <table:table-cell table:style-name="ce17" table:number-columns-repeated="5"/>
          <table:table-cell table:style-name="Default"/>
          <table:table-cell table:style-name="ce7"/>
          <table:table-cell table:number-columns-repeated="4"/>
        </table:table-row>
        <table:table-row table:style-name="ro1" table:number-rows-repeated="25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NOTIFICAÇÃO DE TAREFAS COMPLEXA PARA COMUNICAÇÃO ENTRE TAREFAS</text:p>
          </table:table-cell>
          <table:covered-table-cell table:style-name="ce22"/>
          <table:covered-table-cell table:number-columns-repeated="2"/>
          <table:covered-table-cell table:number-columns-repeated="2" table:style-name="Default"/>
          <table:table-cell table:style-name="Default" table:number-columns-repeated="2"/>
          <table:table-cell table:number-columns-repeated="2"/>
          <table:table-cell table:style-name="ce28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2"/>
          <table:covered-table-cell table:style-name="ce6"/>
          <table:covered-table-cell table:number-columns-repeated="2"/>
        </table:table-row>
        <table:table-row table:style-name="ro1">
          <table:covered-table-cell table:style-name="ce3"/>
          <table:table-cell table:style-name="ce2" office:value-type="string" calcext:value-type="string">
            <text:p>eNotifyAction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2"/>
          <table:table-cell table:style-name="ce40" office:value-type="string" calcext:value-type="string" table:number-columns-spanned="3" table:number-rows-spanned="1">
            <text:p>xTaskNotify()</text:p>
          </table:table-cell>
          <table:covered-table-cell table:number-columns-repeated="2"/>
        </table:table-row>
        <table:table-row table:style-name="ro1">
          <table:table-cell table:style-name="ce7" office:value-type="float" office:value="1000" calcext:value-type="float" table:number-columns-spanned="1" table:number-rows-spanned="5">
            <text:p>1000</text:p>
          </table:table-cell>
          <table:table-cell table:style-name="ce18" office:value-type="string" calcext:value-type="string">
            <text:p>eNoAction</text:p>
          </table:table-cell>
          <table:table-cell office:value-type="float" office:value="50.76" calcext:value-type="float">
            <text:p>50,76</text:p>
          </table:table-cell>
          <table:table-cell office:value-type="float" office:value="101.53" calcext:value-type="float">
            <text:p>101,53</text:p>
          </table:table-cell>
          <table:table-cell table:style-name="Default" office:value-type="float" office:value="203.48" calcext:value-type="float">
            <text:p>203,48</text:p>
          </table:table-cell>
          <table:table-cell table:style-name="Default" office:value-type="float" office:value="407.06" calcext:value-type="float">
            <text:p>407,06</text:p>
          </table:table-cell>
          <table:table-cell table:style-name="Default" office:value-type="float" office:value="806.94" calcext:value-type="float">
            <text:p>806,94</text:p>
          </table:table-cell>
          <table:table-cell table:style-name="Default"/>
          <table:table-cell table:number-columns-repeated="2"/>
          <table:table-cell table:style-name="ce30" office:value-type="string" calcext:value-type="string" table:number-columns-spanned="3" table:number-rows-spanned="1">
            <text:p>xTaskNotifyWait()</text:p>
          </table:table-cell>
          <table:covered-table-cell table:number-columns-repeated="2"/>
        </table:table-row>
        <table:table-row table:style-name="ro1">
          <table:covered-table-cell/>
          <table:table-cell table:style-name="ce18" office:value-type="string" calcext:value-type="string">
            <text:p>eSetBits</text:p>
          </table:table-cell>
          <table:table-cell office:value-type="float" office:value="52.05" calcext:value-type="float">
            <text:p>52,05</text:p>
          </table:table-cell>
          <table:table-cell office:value-type="float" office:value="104.08" calcext:value-type="float">
            <text:p>104,08</text:p>
          </table:table-cell>
          <table:table-cell table:style-name="Default" office:value-type="float" office:value="208.45" calcext:value-type="float">
            <text:p>208,45</text:p>
          </table:table-cell>
          <table:table-cell table:style-name="Default" office:value-type="float" office:value="416.8" calcext:value-type="float">
            <text:p>416,8</text:p>
          </table:table-cell>
          <table:table-cell table:style-name="Default" office:value-type="float" office:value="832.9" calcext:value-type="float">
            <text:p>832,9</text:p>
          </table:table-cell>
          <table:table-cell table:style-name="Default"/>
          <table:table-cell table:number-columns-repeated="2"/>
          <table:table-cell table:style-name="ce36" office:value-type="string" calcext:value-type="string" table:number-columns-spanned="3" table:number-rows-spanned="1">
            <text:p>Obs: 8 bits alterados – Set Bits = 0xff</text:p>
          </table:table-cell>
          <table:covered-table-cell table:number-columns-repeated="2"/>
        </table:table-row>
        <table:table-row table:style-name="ro1">
          <table:covered-table-cell/>
          <table:table-cell table:style-name="ce18" office:value-type="string" calcext:value-type="string">
            <text:p>eIncrement</text:p>
          </table:table-cell>
          <table:table-cell office:value-type="float" office:value="52.05" calcext:value-type="float">
            <text:p>52,05</text:p>
          </table:table-cell>
          <table:table-cell office:value-type="float" office:value="104.12" calcext:value-type="float">
            <text:p>104,12</text:p>
          </table:table-cell>
          <table:table-cell table:style-name="Default" office:value-type="float" office:value="208.52" calcext:value-type="float">
            <text:p>208,52</text:p>
          </table:table-cell>
          <table:table-cell table:style-name="Default" office:value-type="float" office:value="416.53" calcext:value-type="float">
            <text:p>416,53</text:p>
          </table:table-cell>
          <table:table-cell table:style-name="Default" office:value-type="float" office:value="833.18" calcext:value-type="float">
            <text:p>833,18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7" office:value-type="string" calcext:value-type="string">
            <text:p>eSetValueWithoutOverwrite</text:p>
          </table:table-cell>
          <table:table-cell office:value-type="float" office:value="51.47" calcext:value-type="float">
            <text:p>51,47</text:p>
          </table:table-cell>
          <table:table-cell office:value-type="float" office:value="102.92" calcext:value-type="float">
            <text:p>102,92</text:p>
          </table:table-cell>
          <table:table-cell table:style-name="Default" office:value-type="float" office:value="206.05" calcext:value-type="float">
            <text:p>206,05</text:p>
          </table:table-cell>
          <table:table-cell table:style-name="Default" office:value-type="float" office:value="410.5" calcext:value-type="float">
            <text:p>410,5</text:p>
          </table:table-cell>
          <table:table-cell table:style-name="Default" office:value-type="float" office:value="831.74" calcext:value-type="float">
            <text:p>831,74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7" office:value-type="string" calcext:value-type="string">
            <text:p>eSetValueWithOverwrite</text:p>
          </table:table-cell>
          <table:table-cell office:value-type="float" office:value="52.18" calcext:value-type="float">
            <text:p>52,18</text:p>
          </table:table-cell>
          <table:table-cell office:value-type="float" office:value="102.5" calcext:value-type="float">
            <text:p>102,5</text:p>
          </table:table-cell>
          <table:table-cell table:style-name="Default" office:value-type="float" office:value="205.02" calcext:value-type="float">
            <text:p>205,02</text:p>
          </table:table-cell>
          <table:table-cell table:style-name="Default" office:value-type="float" office:value="409.06" calcext:value-type="float">
            <text:p>409,06</text:p>
          </table:table-cell>
          <table:table-cell table:style-name="Default" office:value-type="float" office:value="830.08" calcext:value-type="float">
            <text:p>830,08</text:p>
          </table:table-cell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3"/>
          <table:table-cell table:style-name="ce40"/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2"/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NOTIFICAÇÃO DE TAREFAS SIMPLES PARA COMUNICAÇÃO ISR → TAREFA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style-name="ce28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covered-table-cell table:style-name="ce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style-name="ce40" office:value-type="string" calcext:value-type="string" table:number-columns-spanned="3" table:number-rows-spanned="1">
            <text:p>xTaskNotifyGive()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39.6" calcext:value-type="float">
            <text:p>39,60</text:p>
          </table:table-cell>
          <table:table-cell table:style-name="ce17" office:value-type="float" office:value="80.11" calcext:value-type="float">
            <text:p>80,11</text:p>
          </table:table-cell>
          <table:table-cell table:style-name="ce17" office:value-type="float" office:value="162.1" calcext:value-type="float">
            <text:p>162,10</text:p>
          </table:table-cell>
          <table:table-cell table:style-name="ce17" office:value-type="float" office:value="328.45" calcext:value-type="float">
            <text:p>328,45</text:p>
          </table:table-cell>
          <table:table-cell table:style-name="ce17" office:value-type="float" office:value="667.39" calcext:value-type="float">
            <text:p>667,39</text:p>
          </table:table-cell>
          <table:table-cell table:style-name="Default"/>
          <table:table-cell table:style-name="ce30" office:value-type="string" calcext:value-type="string" table:number-columns-spanned="3" table:number-rows-spanned="1">
            <text:p>ulTaskNotifyTake()</text:p>
          </table:table-cell>
          <table:covered-table-cell table:number-columns-repeated="2" table:style-name="ce40"/>
          <table:table-cell table:number-columns-repeated="2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2" office:value-type="string" calcext:value-type="string" table:number-columns-spanned="6" table:number-rows-spanned="1">
            <text:p><text:span text:style-name="T2">NOTIFICAÇÃO DE TAREFAS COMPLEXA </text:span>PARA COMUNICAÇÃO ISR -&gt; TAREFA</text:p>
          </table:table-cell>
          <table:covered-table-cell table:number-columns-repeated="3"/>
          <table:covered-table-cell table:number-columns-repeated="2" table:style-name="Default"/>
          <table:table-cell table:style-name="ce12"/>
          <table:table-cell table:style-name="Default"/>
          <table:table-cell table:style-name="ce28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covered-table-cell table:style-name="ce6"/>
          <table:covered-table-cell table:number-columns-repeated="2"/>
          <table:table-cell table:number-columns-repeated="2"/>
        </table:table-row>
        <table:table-row table:style-name="ro1">
          <table:covered-table-cell table:style-name="ce3"/>
          <table:table-cell table:style-name="ce22" office:value-type="string" calcext:value-type="string">
            <text:p>eNotifyAction</text:p>
          </table:table-cell>
          <table:table-cell table:style-name="ce59" office:value-type="string" calcext:value-type="string">
            <text:p>16 MHz</text:p>
          </table:table-cell>
          <table:table-cell table:style-name="ce59" office:value-type="string" calcext:value-type="string">
            <text:p>8 MHz</text:p>
          </table:table-cell>
          <table:table-cell table:style-name="ce59" office:value-type="string" calcext:value-type="string">
            <text:p>4 MHz</text:p>
          </table:table-cell>
          <table:table-cell table:style-name="ce59" office:value-type="string" calcext:value-type="string">
            <text:p>2 MHz</text:p>
          </table:table-cell>
          <table:table-cell table:style-name="ce59" office:value-type="string" calcext:value-type="string">
            <text:p>1 MHz</text:p>
          </table:table-cell>
          <table:table-cell table:style-name="Default"/>
          <table:table-cell table:style-name="ce40" office:value-type="string" calcext:value-type="string" table:number-columns-spanned="3" table:number-rows-spanned="1">
            <text:p>xTaskNotify(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7" office:value-type="float" office:value="1000" calcext:value-type="float" table:number-columns-spanned="1" table:number-rows-spanned="5">
            <text:p>1000</text:p>
          </table:table-cell>
          <table:table-cell table:style-name="ce58" office:value-type="string" calcext:value-type="string">
            <text:p>eNoAction</text:p>
          </table:table-cell>
          <table:table-cell table:style-name="ce17" office:value-type="float" office:value="39.1" calcext:value-type="float">
            <text:p>39,10</text:p>
          </table:table-cell>
          <table:table-cell table:style-name="ce17" office:value-type="float" office:value="78.98" calcext:value-type="float">
            <text:p>78,98</text:p>
          </table:table-cell>
          <table:table-cell table:style-name="ce17" office:value-type="float" office:value="160.14" calcext:value-type="float">
            <text:p>160,14</text:p>
          </table:table-cell>
          <table:table-cell table:style-name="ce17" office:value-type="float" office:value="323.36" calcext:value-type="float">
            <text:p>323,36</text:p>
          </table:table-cell>
          <table:table-cell table:style-name="ce17" office:value-type="float" office:value="657.6" calcext:value-type="float">
            <text:p>657,60</text:p>
          </table:table-cell>
          <table:table-cell table:style-name="Default"/>
          <table:table-cell table:style-name="ce30" office:value-type="string" calcext:value-type="string" table:number-columns-spanned="3" table:number-rows-spanned="1">
            <text:p>xTaskNotifyWait()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58" office:value-type="string" calcext:value-type="string">
            <text:p>eSetBits</text:p>
          </table:table-cell>
          <table:table-cell table:style-name="ce15" office:value-type="float" office:value="40.23" calcext:value-type="float">
            <text:p>40,23</text:p>
          </table:table-cell>
          <table:table-cell table:style-name="ce15" office:value-type="float" office:value="81.31" calcext:value-type="float">
            <text:p>81,31</text:p>
          </table:table-cell>
          <table:table-cell table:style-name="ce15" office:value-type="float" office:value="164.83" calcext:value-type="float">
            <text:p>164,83</text:p>
          </table:table-cell>
          <table:table-cell table:style-name="ce15" office:value-type="float" office:value="333.57" calcext:value-type="float">
            <text:p>333,57</text:p>
          </table:table-cell>
          <table:table-cell table:style-name="ce15" office:value-type="float" office:value="677.5" calcext:value-type="float">
            <text:p>677,5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58" office:value-type="string" calcext:value-type="string">
            <text:p>eIncrement</text:p>
          </table:table-cell>
          <table:table-cell table:style-name="ce15" office:value-type="float" office:value="40.33" calcext:value-type="float">
            <text:p>40,33</text:p>
          </table:table-cell>
          <table:table-cell table:style-name="ce15" office:value-type="float" office:value="81.81" calcext:value-type="float">
            <text:p>81,81</text:p>
          </table:table-cell>
          <table:table-cell table:style-name="ce15" office:value-type="float" office:value="164.93" calcext:value-type="float">
            <text:p>164,93</text:p>
          </table:table-cell>
          <table:table-cell table:style-name="ce15" office:value-type="float" office:value="334.5" calcext:value-type="float">
            <text:p>334,5</text:p>
          </table:table-cell>
          <table:table-cell table:style-name="ce15" office:value-type="float" office:value="680.32" calcext:value-type="float">
            <text:p>680,32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>
            <text:p>eSetValueWithoutOverwrite</text:p>
          </table:table-cell>
          <table:table-cell table:style-name="ce15" office:value-type="float" office:value="39.99" calcext:value-type="float">
            <text:p>39,99</text:p>
          </table:table-cell>
          <table:table-cell table:style-name="ce15" office:value-type="float" office:value="80.86" calcext:value-type="float">
            <text:p>80,86</text:p>
          </table:table-cell>
          <table:table-cell table:style-name="ce15" office:value-type="float" office:value="163.78" calcext:value-type="float">
            <text:p>163,78</text:p>
          </table:table-cell>
          <table:table-cell table:style-name="ce15" office:value-type="float" office:value="331.39" calcext:value-type="float">
            <text:p>331,39</text:p>
          </table:table-cell>
          <table:table-cell table:style-name="ce15" office:value-type="float" office:value="672.83" calcext:value-type="float">
            <text:p>672,83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>
            <text:p>eSetValueWithOverwrite</text:p>
          </table:table-cell>
          <table:table-cell table:style-name="ce15" office:value-type="float" office:value="39.86" calcext:value-type="float">
            <text:p>39,86</text:p>
          </table:table-cell>
          <table:table-cell table:style-name="ce15" office:value-type="float" office:value="80.58" calcext:value-type="float">
            <text:p>80,58</text:p>
          </table:table-cell>
          <table:table-cell table:style-name="ce15" office:value-type="float" office:value="162.98" calcext:value-type="float">
            <text:p>162,98</text:p>
          </table:table-cell>
          <table:table-cell table:style-name="ce15" office:value-type="float" office:value="330.53" calcext:value-type="float">
            <text:p>330,53</text:p>
          </table:table-cell>
          <table:table-cell table:style-name="ce15" office:value-type="float" office:value="671.42" calcext:value-type="float">
            <text:p>671,4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4"/>
          <table:table-cell table:number-columns-repeated="5"/>
        </table:table-row>
        <table:table-row table:style-name="ro1" table:number-rows-repeated="40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23"/>
          <table:table-cell table:style-name="ce3"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/>
          <table:table-cell table:style-name="ce17"/>
          <table:table-cell table:style-name="ce32"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23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ce7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10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 table:number-rows-repeated="2636">
          <table:table-cell table:number-columns-repeated="4"/>
          <table:table-cell table:style-name="ce12" table:number-columns-repeated="4"/>
          <table:table-cell table:number-columns-repeated="5"/>
        </table:table-row>
        <table:table-row table:style-name="ro1" table:number-rows-repeated="104557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tex e Semáforos" table:style-name="ta1">
        <table:shapes>
          <draw:frame draw:z-index="0" draw:style-name="gr1" draw:text-style-name="P1" svg:width="159.99mm" svg:height="90.04mm" svg:x="43.41mm" svg:y="1537.86m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" draw:style-name="gr1" draw:text-style-name="P1" svg:width="159.99mm" svg:height="90.03mm" svg:x="41.09mm" svg:y="825.96m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70.36mm" svg:height="90.1mm" svg:x="53.94mm" svg:y="948.45m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9.99mm" svg:height="89.79mm" svg:x="47.85mm" svg:y="1074.4m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159.99mm" svg:height="90.05mm" svg:x="53.01mm" svg:y="1190.6m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159.99mm" svg:height="90.03mm" svg:x="63.17mm" svg:y="1308.39m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6" draw:style-name="gr1" draw:text-style-name="P1" svg:width="180.69mm" svg:height="90.02mm" svg:x="18.03mm" svg:y="53.77mm">
            <draw:object draw:notify-on-update-of-ranges="'Mutex e Semáforos'.D3:'Mutex e Semáforos'.H3 'Mutex e Semáforos'.C4:'Mutex e Semáforos'.C4 'Mutex e Semáforos'.D4:'Mutex e Semáforos'.H4 'Mutex e Semáforos'.C5:'Mutex e Semáforos'.C5 'Mutex e Semáforos'.D5:'Mutex e Semáforos'.H5 'Mutex e Semáforos'.C6:'Mutex e Semáforos'.C6 'Mutex e Semáforos'.D6:'Mutex e Semáforos'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1" draw:text-style-name="P1" svg:width="180.69mm" svg:height="90.02mm" svg:x="217mm" svg:y="52.98mm">
            <draw:object draw:notify-on-update-of-ranges="'Mutex e Semáforos'.D7:'Mutex e Semáforos'.H7 'Mutex e Semáforos'.C8:'Mutex e Semáforos'.C8 'Mutex e Semáforos'.D8:'Mutex e Semáforos'.H8 'Mutex e Semáforos'.C9:'Mutex e Semáforos'.C9 'Mutex e Semáforos'.D9:'Mutex e Semáforos'.H9 'Mutex e Semáforos'.C10:'Mutex e Semáforos'.C10 'Mutex e Semáforos'.D10:'Mutex e Semáforos'.H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number-columns-repeated="2" table:default-cell-style-name="ce45"/>
        <table:table-column table:style-name="co5" table:default-cell-style-name="ce45"/>
        <table:table-column table:style-name="co6" table:default-cell-style-name="ce45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AQUISIÇÃO E ENTREGA DO MUTEX E DOS SEMÁFOROS</text:p>
          </table:table-cell>
          <table:covered-table-cell table:number-columns-repeated="3"/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Default"/>
          <table:covered-table-cell table:number-columns-repeated="2" table:style-name="ce14"/>
          <table:table-cell table:number-columns-repeated="5"/>
        </table:table-row>
        <table:table-row table:style-name="ro1">
          <table:covered-table-cell table:style-name="ce3"/>
          <table:table-cell table:style-name="ce2" office:value-type="string" calcext:value-type="string">
            <text:p>Operação</text:p>
          </table:table-cell>
          <table:table-cell table:style-name="ce3" office:value-type="string" calcext:value-type="string">
            <text:p>Recurs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number-columns-repeated="5"/>
        </table:table-row>
        <table:table-row table:style-name="ro1">
          <table:table-cell table:style-name="ce7" office:value-type="float" office:value="1000" calcext:value-type="float" table:number-columns-spanned="1" table:number-rows-spanned="7">
            <text:p>1000</text:p>
          </table:table-cell>
          <table:table-cell table:style-name="ce4" office:value-type="string" calcext:value-type="string" table:number-columns-spanned="1" table:number-rows-spanned="3">
            <text:p>Aquisição</text:p>
          </table:table-cell>
          <table:table-cell table:style-name="ce24" office:value-type="string" calcext:value-type="string">
            <text:p>Mutex</text:p>
          </table:table-cell>
          <table:table-cell table:style-name="ce17" office:value-type="float" office:value="7.71" calcext:value-type="float">
            <text:p>7,71</text:p>
          </table:table-cell>
          <table:table-cell table:style-name="ce17" office:value-type="float" office:value="16.32" calcext:value-type="float">
            <text:p>16,32</text:p>
          </table:table-cell>
          <table:table-cell table:style-name="ce17" office:value-type="float" office:value="34.45" calcext:value-type="float">
            <text:p>34,45</text:p>
          </table:table-cell>
          <table:table-cell table:style-name="ce17" office:value-type="float" office:value="78.5" calcext:value-type="float">
            <text:p>78,50</text:p>
          </table:table-cell>
          <table:table-cell table:style-name="ce17" office:value-type="float" office:value="164.35" calcext:value-type="float">
            <text:p>164,35</text:p>
          </table:table-cell>
          <table:table-cell table:number-columns-repeated="5"/>
        </table:table-row>
        <table:table-row table:style-name="ro1">
          <table:covered-table-cell table:style-name="ce7"/>
          <table:covered-table-cell table:style-name="ce4"/>
          <table:table-cell table:style-name="ce24" office:value-type="string" calcext:value-type="string">
            <text:p>Semáforos binários</text:p>
          </table:table-cell>
          <table:table-cell table:style-name="ce17" office:value-type="float" office:value="6.25" calcext:value-type="float">
            <text:p>6,25</text:p>
          </table:table-cell>
          <table:table-cell table:style-name="ce17" office:value-type="float" office:value="12.66" calcext:value-type="float">
            <text:p>12,66</text:p>
          </table:table-cell>
          <table:table-cell table:style-name="ce17" office:value-type="float" office:value="27.04" calcext:value-type="float">
            <text:p>27,04</text:p>
          </table:table-cell>
          <table:table-cell table:style-name="ce17" office:value-type="float" office:value="60.38" calcext:value-type="float">
            <text:p>60,38</text:p>
          </table:table-cell>
          <table:table-cell table:style-name="ce17" office:value-type="float" office:value="128.64" calcext:value-type="float">
            <text:p>128,64</text:p>
          </table:table-cell>
          <table:table-cell table:number-columns-repeated="5"/>
        </table:table-row>
        <table:table-row table:style-name="ro1">
          <table:covered-table-cell table:style-name="ce7"/>
          <table:covered-table-cell table:style-name="ce4"/>
          <table:table-cell table:style-name="ce24" office:value-type="string" calcext:value-type="string">
            <text:p>Semáforos contadores</text:p>
          </table:table-cell>
          <table:table-cell table:style-name="ce17" office:value-type="float" office:value="6.17" calcext:value-type="float">
            <text:p>6,17</text:p>
          </table:table-cell>
          <table:table-cell table:style-name="ce17" office:value-type="float" office:value="12.7" calcext:value-type="float">
            <text:p>12,70</text:p>
          </table:table-cell>
          <table:table-cell table:style-name="ce17" office:value-type="float" office:value="26.83" calcext:value-type="float">
            <text:p>26,83</text:p>
          </table:table-cell>
          <table:table-cell table:style-name="ce17" office:value-type="float" office:value="60.19" calcext:value-type="float">
            <text:p>60,19</text:p>
          </table:table-cell>
          <table:table-cell table:style-name="ce17" office:value-type="float" office:value="128.9" calcext:value-type="float">
            <text:p>128,90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2" office:value-type="string" calcext:value-type="string">
            <text:p>Operação</text:p>
          </table:table-cell>
          <table:table-cell table:style-name="ce3" office:value-type="string" calcext:value-type="string">
            <text:p>Recurs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4" office:value-type="string" calcext:value-type="string" table:number-columns-spanned="1" table:number-rows-spanned="3">
            <text:p>Entrega</text:p>
          </table:table-cell>
          <table:table-cell table:style-name="ce24" office:value-type="string" calcext:value-type="string">
            <text:p>Mutex</text:p>
          </table:table-cell>
          <table:table-cell table:style-name="ce17" office:value-type="float" office:value="12.43" calcext:value-type="float">
            <text:p>12,43</text:p>
          </table:table-cell>
          <table:table-cell table:style-name="ce17" office:value-type="float" office:value="26.61" calcext:value-type="float">
            <text:p>26,61</text:p>
          </table:table-cell>
          <table:table-cell table:style-name="ce17" office:value-type="float" office:value="53.34" calcext:value-type="float">
            <text:p>53,34</text:p>
          </table:table-cell>
          <table:table-cell table:style-name="ce17" office:value-type="float" office:value="110.18" calcext:value-type="float">
            <text:p>110,18</text:p>
          </table:table-cell>
          <table:table-cell table:style-name="ce17" office:value-type="float" office:value="230.85" calcext:value-type="float">
            <text:p>230,85</text:p>
          </table:table-cell>
          <table:table-cell table:number-columns-repeated="5"/>
        </table:table-row>
        <table:table-row table:style-name="ro1">
          <table:covered-table-cell table:style-name="ce7"/>
          <table:covered-table-cell table:style-name="ce4"/>
          <table:table-cell table:style-name="ce24" office:value-type="string" calcext:value-type="string">
            <text:p>Semáforos binários</text:p>
          </table:table-cell>
          <table:table-cell table:style-name="ce17" office:value-type="float" office:value="10.61" calcext:value-type="float">
            <text:p>10,61</text:p>
          </table:table-cell>
          <table:table-cell table:style-name="ce17" office:value-type="float" office:value="22.88" calcext:value-type="float">
            <text:p>22,88</text:p>
          </table:table-cell>
          <table:table-cell table:style-name="ce17" office:value-type="float" office:value="48.06" calcext:value-type="float">
            <text:p>48,06</text:p>
          </table:table-cell>
          <table:table-cell table:style-name="ce17" office:value-type="float" office:value="98.18" calcext:value-type="float">
            <text:p>98,18</text:p>
          </table:table-cell>
          <table:table-cell table:style-name="ce17" office:value-type="float" office:value="212.03" calcext:value-type="float">
            <text:p>212,03</text:p>
          </table:table-cell>
          <table:table-cell table:number-columns-repeated="5"/>
        </table:table-row>
        <table:table-row table:style-name="ro1">
          <table:covered-table-cell table:style-name="ce7"/>
          <table:covered-table-cell table:style-name="ce4"/>
          <table:table-cell table:style-name="ce24" office:value-type="string" calcext:value-type="string">
            <text:p>Semáforos contadores</text:p>
          </table:table-cell>
          <table:table-cell table:style-name="ce17" office:value-type="float" office:value="10.68" calcext:value-type="float">
            <text:p>10,68</text:p>
          </table:table-cell>
          <table:table-cell table:style-name="ce17" office:value-type="float" office:value="23.15" calcext:value-type="float">
            <text:p>23,15</text:p>
          </table:table-cell>
          <table:table-cell table:style-name="ce17" office:value-type="float" office:value="48.06" calcext:value-type="float">
            <text:p>48,06</text:p>
          </table:table-cell>
          <table:table-cell table:style-name="ce17" office:value-type="float" office:value="98.75" calcext:value-type="float">
            <text:p>98,75</text:p>
          </table:table-cell>
          <table:table-cell table:style-name="ce17" office:value-type="float" office:value="208.96" calcext:value-type="float">
            <text:p>208,96</text:p>
          </table:table-cell>
          <table:table-cell table:number-columns-repeated="5"/>
        </table:table-row>
        <table:table-row table:style-name="ro1">
          <table:table-cell table:style-name="ce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"/>
          <table:table-cell table:style-name="ce5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 table:number-columns-repeated="3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5"/>
          <table:table-cell table:style-name="ce53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4"/>
          <table:table-cell table:style-name="ce53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5"/>
          <table:table-cell table:style-name="ce53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16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9" table:number-columns-spanned="1" table:number-rows-spanned="4"/>
          <table:table-cell table:style-name="ce15"/>
          <table:table-cell table:style-name="ce17" table:number-columns-repeated="5"/>
          <table:table-cell table:style-name="Default"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1">
          <table:covered-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 table:number-columns-repeated="5"/>
          <table:table-cell table:style-name="ce32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 table:number-rows-repeated="89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 table:number-columns-spanned="7" table:number-rows-spanned="1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 table:style-name="ce2" table:number-columns-spanned="1" table:number-rows-spanned="2"/>
          <table:table-cell/>
          <table:table-cell table:style-name="ce2" table:number-columns-spanned="5" table:number-rows-spanned="1"/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5"/>
        </table:table-row>
        <table:table-row table:style-name="ro1">
          <table:covered-table-cell table:style-name="ce3"/>
          <table:table-cell table:style-name="ce23"/>
          <table:table-cell table:style-name="ce3"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9" table:number-columns-spanned="1" table:number-rows-spanned="6"/>
          <table:table-cell table:style-name="ce15"/>
          <table:table-cell table:style-name="ce17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/>
          <table:table-cell table:style-name="ce32" table:number-columns-repeated="5"/>
          <table:table-cell table:style-name="Default"/>
          <table:table-cell table:number-columns-repeated="5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 office:value-type="string" calcext:value-type="string" table:number-columns-spanned="7" table:number-rows-spanned="1">
            <text:p>SEMÁFOROS BINÁRIOS</text:p>
          </table:table-cell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Operaçã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7" office:value-type="float" office:value="1000" calcext:value-type="float" table:number-columns-spanned="1" table:number-rows-spanned="2">
            <text:p>1000</text:p>
          </table:table-cell>
          <table:table-cell table:style-name="ce15" office:value-type="string" calcext:value-type="string">
            <text:p>Aquisição</text:p>
          </table:table-cell>
          <table:table-cell table:style-name="ce17" office:value-type="float" office:value="3.26" calcext:value-type="float">
            <text:p>3,26</text:p>
          </table:table-cell>
          <table:table-cell table:style-name="ce17" office:value-type="float" office:value="8.5" calcext:value-type="float">
            <text:p>8,50</text:p>
          </table:table-cell>
          <table:table-cell table:style-name="ce17" office:value-type="float" office:value="15.98" calcext:value-type="float">
            <text:p>15,98</text:p>
          </table:table-cell>
          <table:table-cell table:style-name="ce17" office:value-type="float" office:value="32.67" calcext:value-type="float">
            <text:p>32,67</text:p>
          </table:table-cell>
          <table:table-cell table:style-name="ce17" office:value-type="float" office:value="54.02" calcext:value-type="float">
            <text:p>54,02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 office:value-type="string" calcext:value-type="string">
            <text:p>Entrega</text:p>
          </table:table-cell>
          <table:table-cell table:style-name="ce17" office:value-type="float" office:value="8.21" calcext:value-type="float">
            <text:p>8,21</text:p>
          </table:table-cell>
          <table:table-cell table:style-name="ce17" office:value-type="float" office:value="15.93" calcext:value-type="float">
            <text:p>15,93</text:p>
          </table:table-cell>
          <table:table-cell table:style-name="ce17" office:value-type="float" office:value="31.26" calcext:value-type="float">
            <text:p>31,26</text:p>
          </table:table-cell>
          <table:table-cell table:style-name="ce17" office:value-type="float" office:value="64.29" calcext:value-type="float">
            <text:p>64,29</text:p>
          </table:table-cell>
          <table:table-cell table:style-name="ce17" office:value-type="float" office:value="123.2" calcext:value-type="float">
            <text:p>123,20</text:p>
          </table:table-cell>
          <table:table-cell table:style-name="Default"/>
          <table:table-cell table:number-columns-repeated="5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<text:span text:style-name="T2">SEMÁFOROS BINÁRIOS</text:span> PARA SINALIZAR EVENTOS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91.8" calcext:value-type="float">
            <text:p>91,80</text:p>
          </table:table-cell>
          <table:table-cell table:style-name="ce17" office:value-type="float" office:value="183.63" calcext:value-type="float">
            <text:p>183,63</text:p>
          </table:table-cell>
          <table:table-cell table:style-name="ce17" office:value-type="float" office:value="366.15" calcext:value-type="float">
            <text:p>366,15</text:p>
          </table:table-cell>
          <table:table-cell table:style-name="ce17" office:value-type="float" office:value="731.41" calcext:value-type="float">
            <text:p>731,41</text:p>
          </table:table-cell>
          <table:table-cell table:style-name="ce17" office:value-type="float" office:value="1459.23" calcext:value-type="float">
            <text:p>1459,23</text:p>
          </table:table-cell>
          <table:table-cell table:style-name="Default"/>
          <table:table-cell table:number-columns-repeated="5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ontagem máxima</text:p>
          </table:table-cell>
          <table:table-cell table:style-name="ce3" office:value-type="string" calcext:value-type="string">
            <text:p>Operaçã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>
            <text:p>Aquisição</text:p>
          </table:table-cell>
          <table:table-cell table:style-name="ce17" office:value-type="float" office:value="3.28" calcext:value-type="float">
            <text:p>3,28</text:p>
          </table:table-cell>
          <table:table-cell table:style-name="ce17" office:value-type="float" office:value="8.73" calcext:value-type="float">
            <text:p>8,73</text:p>
          </table:table-cell>
          <table:table-cell table:style-name="ce17" office:value-type="float" office:value="16.05" calcext:value-type="float">
            <text:p>16,05</text:p>
          </table:table-cell>
          <table:table-cell table:style-name="ce17" office:value-type="float" office:value="33.22" calcext:value-type="float">
            <text:p>33,22</text:p>
          </table:table-cell>
          <table:table-cell table:style-name="ce17" office:value-type="float" office:value="57.09" calcext:value-type="float">
            <text:p>57,09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table:style-name="ce15" office:value-type="string" calcext:value-type="string">
            <text:p>Entrega</text:p>
          </table:table-cell>
          <table:table-cell table:style-name="ce17" office:value-type="float" office:value="8.14" calcext:value-type="float">
            <text:p>8,14</text:p>
          </table:table-cell>
          <table:table-cell table:style-name="ce17" office:value-type="float" office:value="15.98" calcext:value-type="float">
            <text:p>15,98</text:p>
          </table:table-cell>
          <table:table-cell table:style-name="ce17" office:value-type="float" office:value="30.99" calcext:value-type="float">
            <text:p>30,99</text:p>
          </table:table-cell>
          <table:table-cell table:style-name="ce17" office:value-type="float" office:value="64.7" calcext:value-type="float">
            <text:p>64,70</text:p>
          </table:table-cell>
          <table:table-cell table:style-name="ce17" office:value-type="float" office:value="125.18" calcext:value-type="float">
            <text:p>125,18</text:p>
          </table:table-cell>
          <table:table-cell table:style-name="Default"/>
          <table:table-cell table:number-columns-repeated="5"/>
        </table:table-row>
        <table:table-row table:style-name="ro1" table:number-rows-repeated="23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<text:span text:style-name="T2">SEMÁFOROS CONTADORES</text:span> PARA SINALIZAR EVENTOS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91.88" calcext:value-type="float">
            <text:p>91,88</text:p>
          </table:table-cell>
          <table:table-cell table:style-name="ce17" office:value-type="float" office:value="183.77" calcext:value-type="float">
            <text:p>183,77</text:p>
          </table:table-cell>
          <table:table-cell table:style-name="ce17" office:value-type="float" office:value="366.63" calcext:value-type="float">
            <text:p>366,63</text:p>
          </table:table-cell>
          <table:table-cell table:style-name="ce17" office:value-type="float" office:value="731.22" calcext:value-type="float">
            <text:p>731,22</text:p>
          </table:table-cell>
          <table:table-cell table:style-name="ce17" office:value-type="float" office:value="1460.16" calcext:value-type="float">
            <text:p>1460,16</text:p>
          </table:table-cell>
          <table:table-cell table:style-name="Default"/>
          <table:table-cell table:number-columns-repeated="5"/>
        </table:table-row>
        <table:table-row table:style-name="ro1" table:number-rows-repeated="22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NOTIFICAÇÃO DE TAREFAS SIMPLES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style-name="ce39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covered-table-cell table:style-name="ce7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style-name="ce40" office:value-type="string" calcext:value-type="string" table:number-columns-spanned="3" table:number-rows-spanned="1">
            <text:p>xTaskNotifyGive()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48.77" calcext:value-type="float">
            <text:p>48,77</text:p>
          </table:table-cell>
          <table:table-cell table:style-name="ce17" office:value-type="float" office:value="97.54" calcext:value-type="float">
            <text:p>97,54</text:p>
          </table:table-cell>
          <table:table-cell table:style-name="ce17" office:value-type="float" office:value="195.4" calcext:value-type="float">
            <text:p>195,40</text:p>
          </table:table-cell>
          <table:table-cell table:style-name="ce17" office:value-type="float" office:value="390.5" calcext:value-type="float">
            <text:p>390,50</text:p>
          </table:table-cell>
          <table:table-cell table:style-name="ce17" office:value-type="float" office:value="777.44" calcext:value-type="float">
            <text:p>777,44</text:p>
          </table:table-cell>
          <table:table-cell table:style-name="Default"/>
          <table:table-cell table:style-name="ce41" office:value-type="string" calcext:value-type="string" table:number-columns-spanned="3" table:number-rows-spanned="1">
            <text:p>ulTaskNotifyTake()</text:p>
          </table:table-cell>
          <table:covered-table-cell table:number-columns-repeated="2" table:style-name="ce40"/>
          <table:table-cell table:number-columns-repeated="2"/>
        </table:table-row>
        <table:table-row table:style-name="ro1">
          <table:table-cell/>
          <table:table-cell table:style-name="ce15"/>
          <table:table-cell table:style-name="ce17" table:number-columns-repeated="5"/>
          <table:table-cell table:style-name="Default"/>
          <table:table-cell table:style-name="ce7"/>
          <table:table-cell table:number-columns-repeated="4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7" table:number-rows-spanned="1">
            <text:p>NOTIFICAÇÃO DE TAREFAS COMPLEXA</text:p>
          </table:table-cell>
          <table:covered-table-cell table:style-name="ce22"/>
          <table:covered-table-cell table:number-columns-repeated="2"/>
          <table:covered-table-cell table:number-columns-repeated="3" table:style-name="Default"/>
          <table:table-cell table:style-name="Default"/>
          <table:table-cell table:number-columns-repeated="2"/>
          <table:table-cell table:style-name="ce39" office:value-type="string" calcext:value-type="string" table:number-columns-spanned="3" table:number-rows-spanned="2">
            <text:p>Obs: as funções usadas nesse teste foram: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/>
          <table:covered-table-cell table:style-name="Default"/>
          <table:covered-table-cell table:number-columns-repeated="2" table:style-name="ce14"/>
          <table:table-cell table:style-name="Default"/>
          <table:table-cell table:number-columns-repeated="2"/>
          <table:covered-table-cell table:style-name="ce7"/>
          <table:covered-table-cell table:number-columns-repeated="2"/>
        </table:table-row>
        <table:table-row table:style-name="ro1">
          <table:table-cell table:style-name="ce3" office:value-type="string" calcext:value-type="string">
            <text:p>eNotifyAction</text:p>
          </table:table-cell>
          <table:table-cell table:style-name="ce3" office:value-type="string" calcext:value-type="string">
            <text:p>Quantidade de tarefas X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/>
          <table:table-cell table:number-columns-repeated="2"/>
          <table:table-cell table:style-name="ce40" office:value-type="string" calcext:value-type="string" table:number-columns-spanned="3" table:number-rows-spanned="1">
            <text:p>xTaskNotify()</text:p>
          </table:table-cell>
          <table:covered-table-cell table:style-name="ce40"/>
          <table:covered-table-cell/>
        </table:table-row>
        <table:table-row table:style-name="ro1">
          <table:table-cell table:style-name="ce31" office:value-type="string" calcext:value-type="string" table:number-columns-spanned="1" table:number-rows-spanned="5">
            <text:p>eNoA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41" office:value-type="string" calcext:value-type="string" table:number-columns-spanned="3" table:number-rows-spanned="1">
            <text:p>xTaskNotifyWait()</text:p>
          </table:table-cell>
          <table:covered-table-cell table:style-name="ce40"/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style-name="ce38" office:value-type="string" calcext:value-type="string" table:number-columns-spanned="3" table:number-rows-spanned="1">
            <text:p>Obs: 8 bits alterados – Set Bits = 0xff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 table:number-columns-spanned="1" table:number-rows-spanned="5">
            <text:p>eSetBi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31" office:value-type="string" calcext:value-type="string" table:number-columns-spanned="1" table:number-rows-spanned="5">
            <text:p>eIncremen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1" table:number-rows-spanned="5">
            <text:p>eSetValueWithoutOverwrit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1" table:number-rows-spanned="5">
            <text:p>eSetValueWithOverwrit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7" office:value-type="float" office:value="50.79" calcext:value-type="float">
            <text:p>50,79</text:p>
          </table:table-cell>
          <table:table-cell table:style-name="ce17" office:value-type="float" office:value="101.56" calcext:value-type="float">
            <text:p>101,56</text:p>
          </table:table-cell>
          <table:table-cell table:style-name="ce17" office:value-type="float" office:value="202.94" calcext:value-type="float">
            <text:p>202,94</text:p>
          </table:table-cell>
          <table:table-cell table:style-name="ce17" office:value-type="float" office:value="408.3" calcext:value-type="float">
            <text:p>408,30</text:p>
          </table:table-cell>
          <table:table-cell table:style-name="ce17" office:value-type="float" office:value="805.82" calcext:value-type="float">
            <text:p>805,82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7" office:value-type="float" office:value="52.05" calcext:value-type="float">
            <text:p>52,05</text:p>
          </table:table-cell>
          <table:table-cell table:style-name="ce17" office:value-type="float" office:value="104.15" calcext:value-type="float">
            <text:p>104,15</text:p>
          </table:table-cell>
          <table:table-cell table:style-name="ce17" office:value-type="float" office:value="207.84" calcext:value-type="float">
            <text:p>207,84</text:p>
          </table:table-cell>
          <table:table-cell table:style-name="ce17" office:value-type="float" office:value="418.16" calcext:value-type="float">
            <text:p>418,16</text:p>
          </table:table-cell>
          <table:table-cell table:style-name="ce17" office:value-type="float" office:value="835.07" calcext:value-type="float">
            <text:p>835,07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7" office:value-type="float" office:value="52.03" calcext:value-type="float">
            <text:p>52,03</text:p>
          </table:table-cell>
          <table:table-cell table:style-name="ce17" office:value-type="float" office:value="104.05" calcext:value-type="float">
            <text:p>104,05</text:p>
          </table:table-cell>
          <table:table-cell table:style-name="ce17" office:value-type="float" office:value="207.62" calcext:value-type="float">
            <text:p>207,62</text:p>
          </table:table-cell>
          <table:table-cell table:style-name="ce17" office:value-type="float" office:value="418.29" calcext:value-type="float">
            <text:p>418,29</text:p>
          </table:table-cell>
          <table:table-cell table:style-name="ce17" office:value-type="float" office:value="835.62" calcext:value-type="float">
            <text:p>835,62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7" office:value-type="float" office:value="51.48" calcext:value-type="float">
            <text:p>51,48</text:p>
          </table:table-cell>
          <table:table-cell table:style-name="ce17" office:value-type="float" office:value="102.78" calcext:value-type="float">
            <text:p>102,78</text:p>
          </table:table-cell>
          <table:table-cell table:style-name="ce17" office:value-type="float" office:value="205.62" calcext:value-type="float">
            <text:p>205,62</text:p>
          </table:table-cell>
          <table:table-cell table:style-name="ce17" office:value-type="float" office:value="410.82" calcext:value-type="float">
            <text:p>410,82</text:p>
          </table:table-cell>
          <table:table-cell table:style-name="ce17" office:value-type="float" office:value="832.83" calcext:value-type="float">
            <text:p>832,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7" office:value-type="float" office:value="51.29" calcext:value-type="float">
            <text:p>51,29</text:p>
          </table:table-cell>
          <table:table-cell table:style-name="ce17" office:value-type="float" office:value="102.61" calcext:value-type="float">
            <text:p>102,61</text:p>
          </table:table-cell>
          <table:table-cell table:style-name="ce17" office:value-type="float" office:value="205.29" calcext:value-type="float">
            <text:p>205,29</text:p>
          </table:table-cell>
          <table:table-cell table:style-name="ce17" office:value-type="float" office:value="411.66" calcext:value-type="float">
            <text:p>411,66</text:p>
          </table:table-cell>
          <table:table-cell table:style-name="ce17" office:value-type="float" office:value="823.97" calcext:value-type="float">
            <text:p>823,97</text:p>
          </table:table-cell>
          <table:table-cell table:style-name="ce12"/>
          <table:table-cell table:number-columns-repeated="5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 table:number-rows-repeated="2639">
          <table:table-cell table:number-columns-repeated="4"/>
          <table:table-cell table:style-name="ce12" table:number-columns-repeated="4"/>
          <table:table-cell table:number-columns-repeated="5"/>
        </table:table-row>
        <table:table-row table:style-name="ro1" table:number-rows-repeated="104557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máforos - sinalização" table:style-name="ta1">
        <table:shapes>
          <draw:frame draw:z-index="0" draw:style-name="gr1" draw:text-style-name="P1" svg:width="170.36mm" svg:height="90.1mm" svg:x="9.72mm" svg:y="32.7mm">
            <draw:object draw:notify-on-update-of-ranges="'Semáforos - sinalização'.C3:'Semáforos - sinalização'.G3 'Semáforos - sinalização'.B4:'Semáforos - sinalização'.B4 'Semáforos - sinalização'.C4:'Semáforos - sinalização'.G4 'Semáforos - sinalização'.B5:'Semáforos - sinalização'.B5 'Semáforos - sinalização'.C5:'Semáforos - sinalização'.G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1" table:number-columns-repeated="3" table:default-cell-style-name="Default"/>
        <table:table-column table:style-name="co11" table:default-cell-style-name="ce45"/>
        <table:table-column table:style-name="co7" table:default-cell-style-name="ce45"/>
        <table:table-column table:style-name="co17" table:default-cell-style-name="ce45"/>
        <table:table-column table:style-name="co6" table:default-cell-style-name="ce45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22" office:value-type="string" calcext:value-type="string" table:number-columns-spanned="6" table:number-rows-spanned="1">
            <text:p>SEMÁFOROS PARA COMUNICAÇÃO ISR → TAREFAS</text:p>
          </table:table-cell>
          <table:covered-table-cell table:number-columns-repeated="4"/>
          <table:covered-table-cell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 table:number-columns-repeated="2"/>
          <table:covered-table-cell table:number-columns-repeated="2" table:style-name="ce14"/>
          <table:table-cell table:style-name="Default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Número de iterações</text:p>
          </table:table-cell>
          <table:table-cell table:style-name="ce3" office:value-type="string" calcext:value-type="string">
            <text:p>Recurs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float" office:value="1000" calcext:value-type="float" table:number-columns-spanned="1" table:number-rows-spanned="2">
            <text:p>1000</text:p>
          </table:table-cell>
          <table:table-cell table:style-name="ce24" office:value-type="string" calcext:value-type="string">
            <text:p>Semáforos binários</text:p>
          </table:table-cell>
          <table:table-cell table:style-name="ce17" office:value-type="float" office:value="44.97" calcext:value-type="float">
            <text:p>44,97</text:p>
          </table:table-cell>
          <table:table-cell table:style-name="ce17" office:value-type="float" office:value="90.84" calcext:value-type="float">
            <text:p>90,84</text:p>
          </table:table-cell>
          <table:table-cell table:style-name="ce17" office:value-type="float" office:value="183.76" calcext:value-type="float">
            <text:p>183,76</text:p>
          </table:table-cell>
          <table:table-cell table:style-name="ce17" office:value-type="float" office:value="371.49" calcext:value-type="float">
            <text:p>371,49</text:p>
          </table:table-cell>
          <table:table-cell table:style-name="ce17" office:value-type="float" office:value="752.64" calcext:value-type="float">
            <text:p>752,6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covered-table-cell/>
          <table:table-cell table:style-name="ce24" office:value-type="string" calcext:value-type="string">
            <text:p>Semáforos contadores</text:p>
          </table:table-cell>
          <table:table-cell table:style-name="ce17" office:value-type="float" office:value="44.98" calcext:value-type="float">
            <text:p>44,98</text:p>
          </table:table-cell>
          <table:table-cell table:style-name="ce17" office:value-type="float" office:value="90.84" calcext:value-type="float">
            <text:p>90,84</text:p>
          </table:table-cell>
          <table:table-cell table:style-name="ce17" office:value-type="float" office:value="183.6" calcext:value-type="float">
            <text:p>183,60</text:p>
          </table:table-cell>
          <table:table-cell table:style-name="ce17" office:value-type="float" office:value="371.49" calcext:value-type="float">
            <text:p>371,49</text:p>
          </table:table-cell>
          <table:table-cell table:style-name="ce17" office:value-type="float" office:value="752.58" calcext:value-type="float">
            <text:p>752,58</text:p>
          </table:table-cell>
          <table:table-cell table:style-name="ce2"/>
          <table:table-cell table:style-name="Default"/>
          <table:table-cell/>
          <table:table-cell table:style-name="ce14" table:number-columns-repeated="2"/>
          <table:table-cell/>
        </table:table-row>
        <table:table-row table:style-name="ro1">
          <table:table-cell table:style-name="ce22"/>
          <table:table-cell table:style-name="ce24"/>
          <table:table-cell table:number-columns-repeated="3"/>
          <table:table-cell table:style-name="Default" table:number-columns-repeated="2"/>
          <table:table-cell table:style-name="ce3" table:number-columns-repeated="5"/>
          <table:table-cell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7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 table:number-rows-repeated="7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2"/>
          <table:table-cell table:style-name="ce15"/>
          <table:table-cell/>
        </table:table-row>
        <table:table-row table:style-name="ro1" table:number-rows-repeated="13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15" table:number-columns-repeated="6"/>
          <table:table-cell table:style-name="Default" table:number-columns-repeated="2"/>
          <table:table-cell table:number-columns-repeated="4"/>
        </table:table-row>
        <table:table-row table:style-name="ro1" table:number-rows-repeated="103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2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23"/>
          <table:table-cell table:style-name="ce3"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7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ce15"/>
          <table:table-cell table:style-name="ce32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2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7" table:number-columns-repeated="2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style-name="ce17"/>
          <table:table-cell table:style-name="ce32"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5"/>
          <table:table-cell table:style-name="ce32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 table:number-rows-repeated="7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7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/>
          <table:table-cell table:style-name="ce22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7" table:number-columns-repeated="2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 table:number-rows-repeated="23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 table:number-rows-repeated="22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2"/>
          <table:table-cell table:style-name="Default" table:number-columns-repeated="4"/>
          <table:table-cell table:style-name="ce39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6"/>
          <table:table-cell table:style-name="Default"/>
          <table:table-cell table:style-name="ce40" table:number-columns-repeated="3"/>
          <table:table-cell/>
        </table:table-row>
        <table:table-row table:style-name="ro1">
          <table:table-cell table:number-columns-repeated="2"/>
          <table:table-cell table:style-name="ce7"/>
          <table:table-cell table:style-name="ce17" table:number-columns-repeated="5"/>
          <table:table-cell table:style-name="Default"/>
          <table:table-cell table:style-name="ce41"/>
          <table:table-cell table:style-name="ce40" table:number-columns-repeated="2"/>
          <table:table-cell/>
        </table:table-row>
        <table:table-row table:style-name="ro1">
          <table:table-cell table:number-columns-repeated="2"/>
          <table:table-cell table:style-name="ce15"/>
          <table:table-cell table:style-name="ce17" table:number-columns-repeated="5"/>
          <table:table-cell table:style-name="Default"/>
          <table:table-cell table:style-name="ce7"/>
          <table:table-cell table:number-columns-repeated="3"/>
        </table:table-row>
        <table:table-row table:style-name="ro1" table:number-rows-repeated="2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"/>
          <table:table-cell table:style-name="ce22"/>
          <table:table-cell table:number-columns-repeated="2"/>
          <table:table-cell table:style-name="Default" table:number-columns-repeated="4"/>
          <table:table-cell table:number-columns-repeated="2"/>
          <table:table-cell table:style-name="ce39"/>
          <table:table-cell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style-name="ce14" table:number-columns-repeated="2"/>
          <table:table-cell table:style-name="Default"/>
          <table:table-cell table:number-columns-repeated="2"/>
          <table:table-cell table:style-name="ce7"/>
          <table:table-cell/>
        </table:table-row>
        <table:table-row table:style-name="ro1">
          <table:table-cell table:style-name="ce3" table:number-columns-repeated="8"/>
          <table:table-cell table:style-name="Default"/>
          <table:table-cell table:number-columns-repeated="2"/>
          <table:table-cell table:style-name="ce40" table:number-columns-repeated="2"/>
        </table:table-row>
        <table:table-row table:style-name="ro1">
          <table:table-cell table:style-name="ce7"/>
          <table:table-cell table:style-name="ce18"/>
          <table:table-cell table:number-columns-repeated="3"/>
          <table:table-cell table:style-name="Default" table:number-columns-repeated="4"/>
          <table:table-cell table:number-columns-repeated="2"/>
          <table:table-cell table:style-name="ce41"/>
          <table:table-cell table:style-name="ce40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7"/>
          <table:table-cell table:style-name="ce24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17"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7" table:number-columns-repeated="5"/>
          <table:table-cell table:style-name="ce12"/>
          <table:table-cell table:number-columns-repeated="4"/>
        </table:table-row>
        <table:table-row table:style-name="ro1" table:number-rows-repeated="2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 table:number-rows-repeated="2639">
          <table:table-cell table:number-columns-repeated="5"/>
          <table:table-cell table:style-name="ce12" table:number-columns-repeated="4"/>
          <table:table-cell table:number-columns-repeated="4"/>
        </table:table-row>
        <table:table-row table:style-name="ro1" table:number-rows-repeated="104557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roca de contexto" table:style-name="ta1">
        <table:shapes>
          <draw:frame draw:z-index="0" draw:style-name="gr1" draw:text-style-name="P1" svg:width="159.99mm" svg:height="89.99mm" svg:x="3.41mm" svg:y="24.03mm">
            <draw:object draw:notify-on-update-of-ranges="'Troca de contexto'.B3:'Troca de contexto'.F3 'Troca de contexto'.A1:'Troca de contexto'.A1 'Troca de contexto'.B4:'Troca de contexto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5" table:default-cell-style-name="ce22"/>
        <table:table-column table:style-name="co7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TROCA DE CONTEXTO</text:p>
          </table:table-cell>
          <table:covered-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empo médio (microssegundos)</text:p>
          </table:table-cell>
          <table:covered-table-cell table:number-columns-repeated="2"/>
          <table:covered-table-cell table:number-columns-repeated="2" table:style-name="ce14"/>
        </table:table-row>
        <table:table-row table:style-name="ro1">
          <table:table-cell table:style-name="ce3" office:value-type="string" calcext:value-type="string">
            <text:p>Número de iterações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</table:table-row>
        <table:table-row table:style-name="ro1">
          <table:table-cell table:style-name="ce49" office:value-type="float" office:value="1000" calcext:value-type="float">
            <text:p>1000</text:p>
          </table:table-cell>
          <table:table-cell table:style-name="ce17" office:value-type="float" office:value="15.92" calcext:value-type="float">
            <text:p>15,92</text:p>
          </table:table-cell>
          <table:table-cell table:style-name="ce17" office:value-type="float" office:value="31.99" calcext:value-type="float">
            <text:p>31,99</text:p>
          </table:table-cell>
          <table:table-cell table:style-name="ce17" office:value-type="float" office:value="63.99" calcext:value-type="float">
            <text:p>63,99</text:p>
          </table:table-cell>
          <table:table-cell table:style-name="ce17" office:value-type="float" office:value="128.56" calcext:value-type="float">
            <text:p>128,56</text:p>
          </table:table-cell>
          <table:table-cell table:style-name="ce17" office:value-type="float" office:value="260.8" calcext:value-type="float">
            <text:p>260,80</text:p>
          </table:table-cell>
        </table:table-row>
      </table:table>
      <table:named-expressions/>
      <table:database-ranges>
        <table:database-range table:name="__Anonymous_Sheet_DB__0" table:target-range-address="Filas.A232:Filas.G236" table:contains-header="false" table:orientation="column"/>
        <table:database-range table:name="__Anonymous_Sheet_DB__1" table:target-range-address="'Grupo de eventos'.A232:'Grupo de eventos'.G236" table:contains-header="false" table:orientation="column"/>
        <table:database-range table:name="__Anonymous_Sheet_DB__2" table:target-range-address="'Notificação de tarefas'.A232:'Notificação de tarefas'.G236" table:contains-header="false" table:orientation="column"/>
        <table:database-range table:name="__Anonymous_Sheet_DB__3" table:target-range-address="'Mutex e Semáforos'.A232:'Mutex e Semáforos'.G236" table:contains-header="false" table:orientation="column"/>
        <table:database-range table:name="__Anonymous_Sheet_DB__4" table:target-range-address="'Semáforos - sinalização'.A232:'Semáforos - sinalização'.H2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0" loext:min-decimal-places="0" number:min-integer-digits="0"/>
    </number:number-style>
    <number:number-style style:name="N119" number:title="Definido pelo usuário">
      <number:number number:decimal-places="0" loext:min-decimal-places="0" number:min-integer-digits="0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6:17:17.7166711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6:45.420939038</meta:creation-date>
    <dc:date>2019-11-24T16:20:43.713960126</dc:date>
    <meta:editing-duration>P1DT19H17M27S</meta:editing-duration>
    <meta:editing-cycles>133</meta:editing-cycles>
    <meta:generator>LibreOffice/6.0.6.2$Linux_X86_64 LibreOffice_project/00m0$Build-2</meta:generator>
    <meta:document-statistic meta:table-count="6" meta:cell-count="560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title svg:x="3.974cm" svg:y="0.316cm" chart:style-name="ch2">
          <text:p>Notificação de tarefas - Função simples</text:p>
        </chart:title>
        <chart:subtitle svg:x="1.077cm" svg:y="1.275cm" chart:style-name="ch3">
          <text:p>Tempo médio para entrega de uma notificação de tarefa, por frequência da CPU</text:p>
        </chart:subtitle>
        <chart:plot-area chart:style-name="ch4" table:cell-range-address="'Notificação de tarefas'.C3:'Notificação de tarefas'.G4" chart:data-source-has-labels="both" svg:x="1.331cm" svg:y="2.138cm" svg:width="14.349cm" svg:height="5.705cm">
          <chartooo:coordinate-region svg:x="2.138cm" svg:y="2.337cm" svg:width="13.038cm" svg:height="4.859cm"/>
          <chart:axis chart:dimension="x" chart:name="primary-x" chart:style-name="ch5" chartooo:axis-type="auto">
            <chartooo:date-scale/>
            <chart:title svg:x="7.019cm" svg:y="8.023cm" chart:style-name="ch6">
              <text:p>Frequência da CPU</text:p>
            </chart:title>
            <chart:categories table:cell-range-address="'Notificação de tarefas'.D3:'Notificação de tarefas'.G3"/>
          </chart:axis>
          <chart:axis chart:dimension="y" chart:name="primary-y" chart:style-name="ch7">
            <chart:title svg:x="0.451cm" svg:y="7.376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Notificação de tarefas'.D4:'Notificação de tarefas'.G4" chart:label-cell-address="'Notificação de tarefas'.C4:'Notificação de tarefas'.C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MHz</text:p>
                <draw:g>
                  <svg:desc>'Notificação de tarefas'.D3:'Notificação de tarefas'.G3</svg:desc>
                </draw:g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48,77</text:p>
                <draw:g>
                  <svg:desc>'Notificação de tarefas'.C4:'Notificação de tarefas'.C4</svg:desc>
                </draw:g>
              </table:table-cell>
              <table:table-cell office:value-type="float" office:value="97.44">
                <text:p>97.44</text:p>
                <draw:g>
                  <svg:desc>'Notificação de tarefas'.D4:'Notificação de tarefas'.G4</svg:desc>
                </draw:g>
              </table:table-cell>
              <table:table-cell office:value-type="float" office:value="194.94">
                <text:p>194.94</text:p>
              </table:table-cell>
              <table:table-cell office:value-type="float" office:value="390.62">
                <text:p>390.62</text:p>
              </table:table-cell>
              <table:table-cell office:value-type="float" office:value="783.1">
                <text:p>78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incronização de tarefas</text:p>
        </chart:title>
        <chart:subtitle svg:x="1.765cm" svg:y="1.275cm" chart:style-name="ch3">
          <text:p>Tempo para a sincronização de tarefas com a CPU operando à 16 MHz</text:p>
        </chart:subtitle>
        <chart:plot-area chart:style-name="ch4" table:cell-range-address="'Grupo de eventos'.B30:'Grupo de eventos'.C36" chart:data-source-has-labels="both" svg:x="1.33cm" svg:y="1.939cm" svg:width="14.348cm" svg:height="5.7cm">
          <chartooo:coordinate-region svg:x="2.137cm" svg:y="2.138cm" svg:width="12.865cm" svg:height="4.854cm"/>
          <chart:axis chart:dimension="x" chart:name="primary-x" chart:style-name="ch5" chartooo:axis-type="auto">
            <chartooo:date-scale/>
            <chart:title svg:x="6.846cm" svg:y="7.819cm" chart:style-name="ch6">
              <text:p>Quantidade de tarefas</text:p>
            </chart:title>
            <chart:categories table:cell-range-address="'Grupo de eventos'.B31:'Grupo de eventos'.B36"/>
          </chart:axis>
          <chart:axis chart:dimension="y" chart:name="primary-y" chart:style-name="ch7">
            <chart:title svg:x="0.45cm" svg:y="7.175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Grupo de eventos'.C31:'Grupo de eventos'.C36" chart:label-cell-address="'Grupo de eventos'.C30:'Grupo de eventos'.C3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Grupo de eventos'.C30:'Grupo de eventos'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arefas</text:p>
                <draw:g>
                  <svg:desc>'Grupo de eventos'.B31:'Grupo de eventos'.B36</svg:desc>
                </draw:g>
              </table:table-cell>
              <table:table-cell office:value-type="float" office:value="103.52">
                <text:p>103.52</text:p>
                <draw:g>
                  <svg:desc>'Grupo de eventos'.C31:'Grupo de eventos'.C36</svg:desc>
                </draw:g>
              </table:table-cell>
            </table:table-row>
            <table:table-row>
              <table:table-cell office:value-type="string">
                <text:p>3 tarefas</text:p>
              </table:table-cell>
              <table:table-cell office:value-type="float" office:value="183.53">
                <text:p>183.53</text:p>
              </table:table-cell>
            </table:table-row>
            <table:table-row>
              <table:table-cell office:value-type="string">
                <text:p>4 tarefas</text:p>
              </table:table-cell>
              <table:table-cell office:value-type="float" office:value="265.845">
                <text:p>265.845</text:p>
              </table:table-cell>
            </table:table-row>
            <table:table-row>
              <table:table-cell office:value-type="string">
                <text:p>5 tarefas</text:p>
              </table:table-cell>
              <table:table-cell office:value-type="float" office:value="350.394">
                <text:p>350.394</text:p>
              </table:table-cell>
            </table:table-row>
            <table:table-row>
              <table:table-cell office:value-type="string">
                <text:p>6 tarefas</text:p>
              </table:table-cell>
              <table:table-cell office:value-type="float" office:value="437.246666666667">
                <text:p>437.246666666667</text:p>
              </table:table-cell>
            </table:table-row>
            <table:table-row>
              <table:table-cell office:value-type="string">
                <text:p>7 tarefas</text:p>
              </table:table-cell>
              <table:table-cell office:value-type="float" office:value="526.335714285714">
                <text:p>526.335714285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3.776cm" svg:y="0.316cm" chart:style-name="ch2">
          <text:p>Notificação de tarefas - Função composta</text:p>
        </chart:title>
        <chart:subtitle svg:x="0.746cm" svg:y="1.275cm" chart:style-name="ch3">
          <text:p>Tempo médio para entrega de uma notificação entre tarefas, por frequência da CPU</text:p>
        </chart:subtitle>
        <chart:legend chart:legend-position="end" svg:x="10.449cm" svg:y="3.207cm" style:legend-expansion="high" chart:style-name="ch4"/>
        <chart:plot-area chart:style-name="ch5" table:cell-range-address="'Notificação de tarefas'.B33:'Notificação de tarefas'.G38" chart:data-source-has-labels="both" svg:x="1.331cm" svg:y="2.138cm" svg:width="8.798cm" svg:height="5.706cm">
          <chartooo:coordinate-region svg:x="2.138cm" svg:y="2.337cm" svg:width="7.487cm" svg:height="4.86cm"/>
          <chart:axis chart:dimension="x" chart:name="primary-x" chart:style-name="ch6" chartooo:axis-type="auto">
            <chartooo:date-scale/>
            <chart:title svg:x="4.244cm" svg:y="8.024cm" chart:style-name="ch7">
              <text:p>Frequência da CPU</text:p>
            </chart:title>
            <chart:categories table:cell-range-address="'Notificação de tarefas'.C33:'Notificação de tarefas'.G33"/>
          </chart:axis>
          <chart:axis chart:dimension="y" chart:name="primary-y" chart:style-name="ch6">
            <chart:title svg:x="0.451cm" svg:y="7.377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Notificação de tarefas'.C34:'Notificação de tarefas'.G34" chart:label-cell-address="'Notificação de tarefas'.B34:'Notificação de tarefas'.B34" chart:class="chart:line">
            <chart:data-point chart:repeated="5"/>
          </chart:series>
          <chart:series chart:style-name="ch11" chart:values-cell-range-address="'Notificação de tarefas'.C35:'Notificação de tarefas'.G35" chart:label-cell-address="'Notificação de tarefas'.B35:'Notificação de tarefas'.B35" chart:class="chart:line">
            <chart:data-point chart:repeated="5"/>
          </chart:series>
          <chart:series chart:style-name="ch12" chart:values-cell-range-address="'Notificação de tarefas'.C36:'Notificação de tarefas'.G36" chart:label-cell-address="'Notificação de tarefas'.B36:'Notificação de tarefas'.B36" chart:class="chart:line">
            <chart:data-point chart:repeated="5"/>
          </chart:series>
          <chart:series chart:style-name="ch13" chart:values-cell-range-address="'Notificação de tarefas'.C37:'Notificação de tarefas'.G37" chart:label-cell-address="'Notificação de tarefas'.B37:'Notificação de tarefas'.B37" chart:class="chart:line">
            <chart:data-point chart:repeated="5"/>
          </chart:series>
          <chart:series chart:style-name="ch14" chart:values-cell-range-address="'Notificação de tarefas'.C38:'Notificação de tarefas'.G38" chart:label-cell-address="'Notificação de tarefas'.B38:'Notificação de tarefas'.B38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Notificação de tarefas'.C33:'Notificação de tarefas'.G3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eNoAction</text:p>
                <draw:g>
                  <svg:desc>'Notificação de tarefas'.B34:'Notificação de tarefas'.B34</svg:desc>
                </draw:g>
              </table:table-cell>
              <table:table-cell office:value-type="float" office:value="50.76">
                <text:p>50.76</text:p>
                <draw:g>
                  <svg:desc>'Notificação de tarefas'.C34:'Notificação de tarefas'.G34</svg:desc>
                </draw:g>
              </table:table-cell>
              <table:table-cell office:value-type="float" office:value="101.53">
                <text:p>101.53</text:p>
              </table:table-cell>
              <table:table-cell office:value-type="float" office:value="203.48">
                <text:p>203.48</text:p>
              </table:table-cell>
              <table:table-cell office:value-type="float" office:value="407.06">
                <text:p>407.06</text:p>
              </table:table-cell>
              <table:table-cell office:value-type="float" office:value="806.94">
                <text:p>806.94</text:p>
              </table:table-cell>
            </table:table-row>
            <table:table-row>
              <table:table-cell office:value-type="string">
                <text:p>eSetBits</text:p>
                <draw:g>
                  <svg:desc>'Notificação de tarefas'.B35:'Notificação de tarefas'.B35</svg:desc>
                </draw:g>
              </table:table-cell>
              <table:table-cell office:value-type="float" office:value="52.05">
                <text:p>52.05</text:p>
                <draw:g>
                  <svg:desc>'Notificação de tarefas'.C35:'Notificação de tarefas'.G35</svg:desc>
                </draw:g>
              </table:table-cell>
              <table:table-cell office:value-type="float" office:value="104.08">
                <text:p>104.08</text:p>
              </table:table-cell>
              <table:table-cell office:value-type="float" office:value="208.45">
                <text:p>208.45</text:p>
              </table:table-cell>
              <table:table-cell office:value-type="float" office:value="416.8">
                <text:p>416.8</text:p>
              </table:table-cell>
              <table:table-cell office:value-type="float" office:value="832.9">
                <text:p>832.9</text:p>
              </table:table-cell>
            </table:table-row>
            <table:table-row>
              <table:table-cell office:value-type="string">
                <text:p>eIncrement</text:p>
                <draw:g>
                  <svg:desc>'Notificação de tarefas'.B36:'Notificação de tarefas'.B36</svg:desc>
                </draw:g>
              </table:table-cell>
              <table:table-cell office:value-type="float" office:value="52.05">
                <text:p>52.05</text:p>
                <draw:g>
                  <svg:desc>'Notificação de tarefas'.C36:'Notificação de tarefas'.G36</svg:desc>
                </draw:g>
              </table:table-cell>
              <table:table-cell office:value-type="float" office:value="104.12">
                <text:p>104.12</text:p>
              </table:table-cell>
              <table:table-cell office:value-type="float" office:value="208.52">
                <text:p>208.52</text:p>
              </table:table-cell>
              <table:table-cell office:value-type="float" office:value="416.53">
                <text:p>416.53</text:p>
              </table:table-cell>
              <table:table-cell office:value-type="float" office:value="833.18">
                <text:p>833.18</text:p>
              </table:table-cell>
            </table:table-row>
            <table:table-row>
              <table:table-cell office:value-type="string">
                <text:p>eSetValueWithoutOverwrite</text:p>
                <draw:g>
                  <svg:desc>'Notificação de tarefas'.B37:'Notificação de tarefas'.B37</svg:desc>
                </draw:g>
              </table:table-cell>
              <table:table-cell office:value-type="float" office:value="51.47">
                <text:p>51.47</text:p>
                <draw:g>
                  <svg:desc>'Notificação de tarefas'.C37:'Notificação de tarefas'.G37</svg:desc>
                </draw:g>
              </table:table-cell>
              <table:table-cell office:value-type="float" office:value="102.92">
                <text:p>102.92</text:p>
              </table:table-cell>
              <table:table-cell office:value-type="float" office:value="206.05">
                <text:p>206.05</text:p>
              </table:table-cell>
              <table:table-cell office:value-type="float" office:value="410.5">
                <text:p>410.5</text:p>
              </table:table-cell>
              <table:table-cell office:value-type="float" office:value="831.74">
                <text:p>831.74</text:p>
              </table:table-cell>
            </table:table-row>
            <table:table-row>
              <table:table-cell office:value-type="string">
                <text:p>eSetValueWithOverwrite</text:p>
                <draw:g>
                  <svg:desc>'Notificação de tarefas'.B38:'Notificação de tarefas'.B38</svg:desc>
                </draw:g>
              </table:table-cell>
              <table:table-cell office:value-type="float" office:value="52.18">
                <text:p>52.18</text:p>
                <draw:g>
                  <svg:desc>'Notificação de tarefas'.C38:'Notificação de tarefas'.G38</svg:desc>
                </draw:g>
              </table:table-cell>
              <table:table-cell office:value-type="float" office:value="102.5">
                <text:p>102.5</text:p>
              </table:table-cell>
              <table:table-cell office:value-type="float" office:value="205.02">
                <text:p>205.02</text:p>
              </table:table-cell>
              <table:table-cell office:value-type="float" office:value="409.06">
                <text:p>409.06</text:p>
              </table:table-cell>
              <table:table-cell office:value-type="float" office:value="830.08">
                <text:p>830.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49cm" svg:height="10.417cm" xlink:href=".." xlink:type="simple" chart:class="chart:line" chart:style-name="ch1">
        <chart:title svg:x="8.464cm" svg:y="0.344cm" chart:style-name="ch2">
          <text:p>Filas</text:p>
        </chart:title>
        <chart:subtitle svg:x="0.5cm" svg:y="1.331cm" chart:style-name="ch3">
          <text:p>Tempo médio para entregar a mensagem de uma ISR para uma tarefa, por tamanho da mensagem</text:p>
        </chart:subtitle>
        <chart:legend chart:legend-position="end" svg:x="15.514cm" svg:y="3.913cm" style:legend-expansion="high" chart:style-name="ch4"/>
        <chart:plot-area chart:style-name="ch5" table:cell-range-address="Filas.B42:Filas.G49 Filas.C41:Filas.C41 Filas.D40:Filas.G41" chart:data-source-has-labels="both" svg:x="1.954cm" svg:y="2.22cm" svg:width="12.774cm" svg:height="6.53cm">
          <chartooo:coordinate-region svg:x="2.946cm" svg:y="2.42cm" svg:width="11.026cm" svg:height="5.683cm"/>
          <chart:axis chart:dimension="x" chart:name="primary-x" chart:style-name="ch6" chartooo:axis-type="auto">
            <chartooo:date-scale/>
            <chart:title svg:x="6.524cm" svg:y="8.958cm" chart:style-name="ch7">
              <text:p>Tamanho da mensagem</text:p>
            </chart:title>
            <chart:categories table:cell-range-address="Filas.B42:Filas.B49"/>
          </chart:axis>
          <chart:axis chart:dimension="y" chart:name="primary-y" chart:style-name="ch8">
            <chart:title svg:x="1.034cm" svg:y="7.871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Filas.C42:Filas.C49" chart:label-cell-address="Filas.C41:Filas.C41" chart:class="chart:line">
            <chart:data-point chart:repeated="8"/>
          </chart:series>
          <chart:series chart:style-name="ch12" chart:values-cell-range-address="Filas.D42:Filas.D49" chart:label-cell-address="Filas.D40:Filas.D41" chart:class="chart:line">
            <chart:data-point chart:repeated="8"/>
          </chart:series>
          <chart:series chart:style-name="ch13" chart:values-cell-range-address="Filas.E42:Filas.E49" chart:label-cell-address="Filas.E40:Filas.E41" chart:class="chart:line">
            <chart:data-point chart:repeated="8"/>
          </chart:series>
          <chart:series chart:style-name="ch14" chart:values-cell-range-address="Filas.F42:Filas.F49" chart:label-cell-address="Filas.F40:Filas.F41" chart:class="chart:line">
            <chart:data-point chart:repeated="8"/>
          </chart:series>
          <chart:series chart:style-name="ch15" chart:values-cell-range-address="Filas.G42:Filas.G49" chart:label-cell-address="Filas.G40:Filas.G4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Filas.C41:Filas.C41</svg:desc>
                </draw:g>
              </table:table-cell>
              <table:table-cell office:value-type="string">
                <text:p>8 MHz</text:p>
                <text:list>
                  <text:list-item>
                    <text:p/>
                  </text:list-item>
                  <text:list-item>
                    <text:p>8 MHz</text:p>
                  </text:list-item>
                </text:list>
                <draw:g>
                  <svg:desc>Filas.D40:Filas.D41</svg:desc>
                </draw:g>
              </table:table-cell>
              <table:table-cell office:value-type="string">
                <text:p>4 MHz</text:p>
                <text:list>
                  <text:list-item>
                    <text:p/>
                  </text:list-item>
                  <text:list-item>
                    <text:p>4 MHz</text:p>
                  </text:list-item>
                </text:list>
                <draw:g>
                  <svg:desc>Filas.E40:Filas.E41</svg:desc>
                </draw:g>
              </table:table-cell>
              <table:table-cell office:value-type="string">
                <text:p>2 MHz</text:p>
                <text:list>
                  <text:list-item>
                    <text:p/>
                  </text:list-item>
                  <text:list-item>
                    <text:p>2 MHz</text:p>
                  </text:list-item>
                </text:list>
                <draw:g>
                  <svg:desc>Filas.F40:Filas.F41</svg:desc>
                </draw:g>
              </table:table-cell>
              <table:table-cell office:value-type="string">
                <text:p>1 MHz</text:p>
                <text:list>
                  <text:list-item>
                    <text:p/>
                  </text:list-item>
                  <text:list-item>
                    <text:p>1 MHz</text:p>
                  </text:list-item>
                </text:list>
                <draw:g>
                  <svg:desc>Filas.G40:Filas.G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byte</text:p>
                <draw:g>
                  <svg:desc>Filas.B42:Filas.B49</svg:desc>
                </draw:g>
              </table:table-cell>
              <table:table-cell office:value-type="float" office:value="56.83">
                <text:p>56.83</text:p>
                <draw:g>
                  <svg:desc>Filas.C42:Filas.C49</svg:desc>
                </draw:g>
              </table:table-cell>
              <table:table-cell office:value-type="float" office:value="114.5">
                <text:p>114.5</text:p>
                <draw:g>
                  <svg:desc>Filas.D42:Filas.D49</svg:desc>
                </draw:g>
              </table:table-cell>
              <table:table-cell office:value-type="float" office:value="231.12">
                <text:p>231.12</text:p>
                <draw:g>
                  <svg:desc>Filas.E42:Filas.E49</svg:desc>
                </draw:g>
              </table:table-cell>
              <table:table-cell office:value-type="float" office:value="467.04">
                <text:p>467.04</text:p>
                <draw:g>
                  <svg:desc>Filas.F42:Filas.F49</svg:desc>
                </draw:g>
              </table:table-cell>
              <table:table-cell office:value-type="float" office:value="944.19">
                <text:p>944.19</text:p>
                <draw:g>
                  <svg:desc>Filas.G42:Filas.G49</svg:desc>
                </draw:g>
              </table:table-cell>
            </table:table-row>
            <table:table-row>
              <table:table-cell office:value-type="string">
                <text:p>2 bytes</text:p>
              </table:table-cell>
              <table:table-cell office:value-type="float" office:value="57.77">
                <text:p>57.77</text:p>
              </table:table-cell>
              <table:table-cell office:value-type="float" office:value="116.56">
                <text:p>116.56</text:p>
              </table:table-cell>
              <table:table-cell office:value-type="float" office:value="235.04">
                <text:p>235.04</text:p>
              </table:table-cell>
              <table:table-cell office:value-type="float" office:value="474.94">
                <text:p>474.94</text:p>
              </table:table-cell>
              <table:table-cell office:value-type="float" office:value="961.25">
                <text:p>961.25</text:p>
              </table:table-cell>
            </table:table-row>
            <table:table-row>
              <table:table-cell office:value-type="string">
                <text:p>4 bytes</text:p>
              </table:table-cell>
              <table:table-cell office:value-type="float" office:value="59.82">
                <text:p>59.82</text:p>
              </table:table-cell>
              <table:table-cell office:value-type="float" office:value="120.61">
                <text:p>120.61</text:p>
              </table:table-cell>
              <table:table-cell office:value-type="float" office:value="243.28">
                <text:p>243.28</text:p>
              </table:table-cell>
              <table:table-cell office:value-type="float" office:value="490.78">
                <text:p>490.78</text:p>
              </table:table-cell>
              <table:table-cell office:value-type="float" office:value="994.37">
                <text:p>994.37</text:p>
              </table:table-cell>
            </table:table-row>
            <table:table-row>
              <table:table-cell office:value-type="string">
                <text:p>8 bytes</text:p>
              </table:table-cell>
              <table:table-cell office:value-type="float" office:value="63.89">
                <text:p>63.89</text:p>
              </table:table-cell>
              <table:table-cell office:value-type="float" office:value="128.67">
                <text:p>128.67</text:p>
              </table:table-cell>
              <table:table-cell office:value-type="float" office:value="259.49">
                <text:p>259.49</text:p>
              </table:table-cell>
              <table:table-cell office:value-type="float" office:value="523.26">
                <text:p>523.26</text:p>
              </table:table-cell>
              <table:table-cell office:value-type="float" office:value="1055.62">
                <text:p>1055.62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71.92">
                <text:p>71.92</text:p>
              </table:table-cell>
              <table:table-cell office:value-type="float" office:value="144.82">
                <text:p>144.82</text:p>
              </table:table-cell>
              <table:table-cell office:value-type="float" office:value="291.6">
                <text:p>291.6</text:p>
              </table:table-cell>
              <table:table-cell office:value-type="float" office:value="588.48">
                <text:p>588.48</text:p>
              </table:table-cell>
              <table:table-cell office:value-type="float" office:value="1188.67">
                <text:p>1188.67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88.07">
                <text:p>88.07</text:p>
              </table:table-cell>
              <table:table-cell office:value-type="float" office:value="177.11">
                <text:p>177.11</text:p>
              </table:table-cell>
              <table:table-cell office:value-type="float" office:value="356.34">
                <text:p>356.34</text:p>
              </table:table-cell>
              <table:table-cell office:value-type="float" office:value="716.96">
                <text:p>716.96</text:p>
              </table:table-cell>
              <table:table-cell office:value-type="float" office:value="1448.77">
                <text:p>1448.77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20.3">
                <text:p>120.3</text:p>
              </table:table-cell>
              <table:table-cell office:value-type="float" office:value="241.64">
                <text:p>241.64</text:p>
              </table:table-cell>
              <table:table-cell office:value-type="float" office:value="485.31">
                <text:p>485.31</text:p>
              </table:table-cell>
              <table:table-cell office:value-type="float" office:value="976.32">
                <text:p>976.32</text:p>
              </table:table-cell>
              <table:table-cell office:value-type="float" office:value="1970.3">
                <text:p>1970.3</text:p>
              </table:table-cell>
            </table:table-row>
            <table:table-row>
              <table:table-cell office:value-type="string">
                <text:p>128 bytes</text:p>
              </table:table-cell>
              <table:table-cell office:value-type="float" office:value="184.75">
                <text:p>184.75</text:p>
              </table:table-cell>
              <table:table-cell office:value-type="float" office:value="370.54">
                <text:p>370.54</text:p>
              </table:table-cell>
              <table:table-cell office:value-type="float" office:value="744.83">
                <text:p>744.83</text:p>
              </table:table-cell>
              <table:table-cell office:value-type="float" office:value="1494.08">
                <text:p>1494.08</text:p>
              </table:table-cell>
              <table:table-cell office:value-type="float" office:value="3007.3">
                <text:p>3007.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10.417cm" xlink:href=".." xlink:type="simple" chart:class="chart:line" chart:style-name="ch1">
        <chart:title svg:x="7.44cm" svg:y="0.344cm" chart:style-name="ch2">
          <text:p>Filas</text:p>
        </chart:title>
        <chart:subtitle svg:x="0.812cm" svg:y="1.331cm" chart:style-name="ch3">
          <text:p>Tempo médio para entregar a mensagem entre tarefas, por tamanho da mensagem</text:p>
        </chart:subtitle>
        <chart:legend chart:legend-position="end" svg:x="13.466cm" svg:y="3.913cm" style:legend-expansion="high" chart:style-name="ch4"/>
        <chart:plot-area chart:style-name="ch5" table:cell-range-address="Filas.B3:Filas.G11" chart:data-source-has-labels="both" svg:x="1.621cm" svg:y="2.221cm" svg:width="10.908cm" svg:height="7.478cm">
          <chartooo:coordinate-region svg:x="2.613cm" svg:y="2.42cm" svg:width="9.775cm" svg:height="5.683cm"/>
          <chart:axis chart:dimension="x" chart:name="primary-x" chart:style-name="ch6" chartooo:axis-type="auto">
            <chartooo:date-scale/>
            <chart:title svg:x="5.258cm" svg:y="9.857cm" chart:style-name="ch7">
              <text:p>Tamanho da mensagem</text:p>
            </chart:title>
            <chart:categories table:cell-range-address="Filas.B4:Filas.B11"/>
          </chart:axis>
          <chart:axis chart:dimension="y" chart:name="primary-y" chart:style-name="ch8">
            <chart:title svg:x="0.741cm" svg:y="8.346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Filas.C4:Filas.C11" chart:label-cell-address="Filas.C3:Filas.C3" chart:class="chart:line">
            <chart:data-point chart:repeated="8"/>
          </chart:series>
          <chart:series chart:style-name="ch12" chart:values-cell-range-address="Filas.D4:Filas.D11" chart:label-cell-address="Filas.D3:Filas.D3" chart:class="chart:line">
            <chart:data-point chart:repeated="8"/>
          </chart:series>
          <chart:series chart:style-name="ch13" chart:values-cell-range-address="Filas.E4:Filas.E11" chart:label-cell-address="Filas.E3:Filas.E3" chart:class="chart:line">
            <chart:data-point chart:repeated="8"/>
          </chart:series>
          <chart:series chart:style-name="ch14" chart:values-cell-range-address="Filas.F4:Filas.F11" chart:label-cell-address="Filas.F3:Filas.F3" chart:class="chart:line">
            <chart:data-point chart:repeated="8"/>
          </chart:series>
          <chart:series chart:style-name="ch15" chart:values-cell-range-address="Filas.G4:Filas.G11" chart:label-cell-address="Filas.G3:Filas.G3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Filas.C3:Filas.C3</svg:desc>
                </draw:g>
              </table:table-cell>
              <table:table-cell office:value-type="string">
                <text:p>8 MHz</text:p>
                <draw:g>
                  <svg:desc>Filas.D3:Filas.D3</svg:desc>
                </draw:g>
              </table:table-cell>
              <table:table-cell office:value-type="string">
                <text:p>4 MHz</text:p>
                <draw:g>
                  <svg:desc>Filas.E3:Filas.E3</svg:desc>
                </draw:g>
              </table:table-cell>
              <table:table-cell office:value-type="string">
                <text:p>2 MHz</text:p>
                <draw:g>
                  <svg:desc>Filas.F3:Filas.F3</svg:desc>
                </draw:g>
              </table:table-cell>
              <table:table-cell office:value-type="string">
                <text:p>1 MHz</text:p>
                <draw:g>
                  <svg:desc>Filas.G3:Fila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byte</text:p>
                <draw:g>
                  <svg:desc>Filas.B4:Filas.B11</svg:desc>
                </draw:g>
              </table:table-cell>
              <table:table-cell office:value-type="float" office:value="95.33">
                <text:p>95.33</text:p>
                <draw:g>
                  <svg:desc>Filas.C4:Filas.C11</svg:desc>
                </draw:g>
              </table:table-cell>
              <table:table-cell office:value-type="float" office:value="190.45">
                <text:p>190.45</text:p>
                <draw:g>
                  <svg:desc>Filas.D4:Filas.D11</svg:desc>
                </draw:g>
              </table:table-cell>
              <table:table-cell office:value-type="float" office:value="380.57">
                <text:p>380.57</text:p>
                <draw:g>
                  <svg:desc>Filas.E4:Filas.E11</svg:desc>
                </draw:g>
              </table:table-cell>
              <table:table-cell office:value-type="float" office:value="760.06">
                <text:p>760.06</text:p>
                <draw:g>
                  <svg:desc>Filas.F4:Filas.F11</svg:desc>
                </draw:g>
              </table:table-cell>
              <table:table-cell office:value-type="float" office:value="1460.7">
                <text:p>1460.7</text:p>
                <draw:g>
                  <svg:desc>Filas.G4:Filas.G11</svg:desc>
                </draw:g>
              </table:table-cell>
            </table:table-row>
            <table:table-row>
              <table:table-cell office:value-type="string">
                <text:p>2 bytes</text:p>
              </table:table-cell>
              <table:table-cell office:value-type="float" office:value="96.38">
                <text:p>96.38</text:p>
              </table:table-cell>
              <table:table-cell office:value-type="float" office:value="192.21">
                <text:p>192.21</text:p>
              </table:table-cell>
              <table:table-cell office:value-type="float" office:value="381.02">
                <text:p>381.02</text:p>
              </table:table-cell>
              <table:table-cell office:value-type="float" office:value="765.09">
                <text:p>765.09</text:p>
              </table:table-cell>
              <table:table-cell office:value-type="float" office:value="1510.53">
                <text:p>1510.53</text:p>
              </table:table-cell>
            </table:table-row>
            <table:table-row>
              <table:table-cell office:value-type="string">
                <text:p>4 bytes</text:p>
              </table:table-cell>
              <table:table-cell office:value-type="float" office:value="98.08">
                <text:p>98.08</text:p>
              </table:table-cell>
              <table:table-cell office:value-type="float" office:value="195.75">
                <text:p>195.75</text:p>
              </table:table-cell>
              <table:table-cell office:value-type="float" office:value="390.56">
                <text:p>390.56</text:p>
              </table:table-cell>
              <table:table-cell office:value-type="float" office:value="785.49">
                <text:p>785.49</text:p>
              </table:table-cell>
              <table:table-cell office:value-type="float" office:value="1587.97">
                <text:p>1587.97</text:p>
              </table:table-cell>
            </table:table-row>
            <table:table-row>
              <table:table-cell office:value-type="string">
                <text:p>8 bytes</text:p>
              </table:table-cell>
              <table:table-cell office:value-type="float" office:value="102.11">
                <text:p>102.11</text:p>
              </table:table-cell>
              <table:table-cell office:value-type="float" office:value="204.61">
                <text:p>204.61</text:p>
              </table:table-cell>
              <table:table-cell office:value-type="float" office:value="407.98">
                <text:p>407.98</text:p>
              </table:table-cell>
              <table:table-cell office:value-type="float" office:value="809.2">
                <text:p>809.2</text:p>
              </table:table-cell>
              <table:table-cell office:value-type="float" office:value="1640.29">
                <text:p>1640.29</text:p>
              </table:table-cell>
            </table:table-row>
            <table:table-row>
              <table:table-cell office:value-type="string">
                <text:p>16 bytes</text:p>
              </table:table-cell>
              <table:table-cell office:value-type="float" office:value="110.39">
                <text:p>110.39</text:p>
              </table:table-cell>
              <table:table-cell office:value-type="float" office:value="220.43">
                <text:p>220.43</text:p>
              </table:table-cell>
              <table:table-cell office:value-type="float" office:value="440.08">
                <text:p>440.08</text:p>
              </table:table-cell>
              <table:table-cell office:value-type="float" office:value="874.8">
                <text:p>874.8</text:p>
              </table:table-cell>
              <table:table-cell office:value-type="float" office:value="1746.72">
                <text:p>1746.72</text:p>
              </table:table-cell>
            </table:table-row>
            <table:table-row>
              <table:table-cell office:value-type="string">
                <text:p>32 bytes</text:p>
              </table:table-cell>
              <table:table-cell office:value-type="float" office:value="126.38">
                <text:p>126.38</text:p>
              </table:table-cell>
              <table:table-cell office:value-type="float" office:value="252.21">
                <text:p>252.21</text:p>
              </table:table-cell>
              <table:table-cell office:value-type="float" office:value="504.19">
                <text:p>504.19</text:p>
              </table:table-cell>
              <table:table-cell office:value-type="float" office:value="1008.08">
                <text:p>1008.08</text:p>
              </table:table-cell>
              <table:table-cell office:value-type="float" office:value="1996.26">
                <text:p>1996.26</text:p>
              </table:table-cell>
            </table:table-row>
            <table:table-row>
              <table:table-cell office:value-type="string">
                <text:p>64 bytes</text:p>
              </table:table-cell>
              <table:table-cell office:value-type="float" office:value="158.52">
                <text:p>158.52</text:p>
              </table:table-cell>
              <table:table-cell office:value-type="float" office:value="316.58">
                <text:p>316.58</text:p>
              </table:table-cell>
              <table:table-cell office:value-type="float" office:value="635.95">
                <text:p>635.95</text:p>
              </table:table-cell>
              <table:table-cell office:value-type="float" office:value="1249.92">
                <text:p>1249.92</text:p>
              </table:table-cell>
              <table:table-cell office:value-type="float" office:value="2495.68">
                <text:p>2495.68</text:p>
              </table:table-cell>
            </table:table-row>
            <table:table-row>
              <table:table-cell office:value-type="string">
                <text:p>128 bytes</text:p>
              </table:table-cell>
              <table:table-cell office:value-type="float" office:value="223.06">
                <text:p>223.06</text:p>
              </table:table-cell>
              <table:table-cell office:value-type="float" office:value="445.46">
                <text:p>445.46</text:p>
              </table:table-cell>
              <table:table-cell office:value-type="float" office:value="891.33">
                <text:p>891.33</text:p>
              </table:table-cell>
              <table:table-cell office:value-type="float" office:value="1749.76">
                <text:p>1749.76</text:p>
              </table:table-cell>
              <table:table-cell office:value-type="float" office:value="3494.08">
                <text:p>3494.0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429cm" svg:height="9cm" xlink:href=".." xlink:type="simple" chart:class="chart:line" chart:style-name="ch1">
        <chart:title svg:x="6.492cm" svg:y="0.418cm" chart:style-name="ch2">
          <text:p>Filas</text:p>
        </chart:title>
        <chart:subtitle svg:x="0.561cm" svg:y="1.275cm" chart:style-name="ch3">
          <text:p>Tempo médio para entregar a mensagem de uma ISR para uma tarefa, por frequência da CPU</text:p>
        </chart:subtitle>
        <chart:legend chart:legend-position="end" svg:x="14.577cm" svg:y="2.458cm" style:legend-expansion="high" chart:style-name="ch4"/>
        <chart:plot-area chart:style-name="ch5" table:cell-range-address="Filas.C41:Filas.G49 Filas.B42:Filas.B49" chart:data-source-has-labels="both" svg:x="1.359cm" svg:y="2.138cm" svg:width="12.87cm" svg:height="5.701cm">
          <chartooo:coordinate-region svg:x="2.351cm" svg:y="2.337cm" svg:width="11.374cm" svg:height="4.855cm"/>
          <chart:axis chart:dimension="x" chart:name="primary-x" chart:style-name="ch6" chartooo:axis-type="auto">
            <chartooo:date-scale/>
            <chart:title svg:x="6.308cm" svg:y="8.019cm" chart:style-name="ch7">
              <text:p>Frequência da CPU</text:p>
            </chart:title>
            <chart:categories table:cell-range-address="Filas.C41:Filas.G41"/>
          </chart:axis>
          <chart:axis chart:dimension="y" chart:name="primary-y" chart:style-name="ch6">
            <chart:title svg:x="0.451cm" svg:y="7.374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Filas.C42:Filas.G42" chart:label-cell-address="Filas.B42:Filas.B42" chart:class="chart:line">
            <chart:data-point chart:repeated="5"/>
          </chart:series>
          <chart:series chart:style-name="ch11" chart:values-cell-range-address="Filas.C43:Filas.G43" chart:label-cell-address="Filas.B43:Filas.B43" chart:class="chart:line">
            <chart:data-point chart:repeated="5"/>
          </chart:series>
          <chart:series chart:style-name="ch12" chart:values-cell-range-address="Filas.C44:Filas.G44" chart:label-cell-address="Filas.B44:Filas.B44" chart:class="chart:line">
            <chart:data-point chart:repeated="5"/>
          </chart:series>
          <chart:series chart:style-name="ch13" chart:values-cell-range-address="Filas.C45:Filas.G45" chart:label-cell-address="Filas.B45:Filas.B45" chart:class="chart:line">
            <chart:data-point chart:repeated="5"/>
          </chart:series>
          <chart:series chart:style-name="ch14" chart:values-cell-range-address="Filas.C46:Filas.G46" chart:label-cell-address="Filas.B46:Filas.B46" chart:class="chart:line">
            <chart:data-point chart:repeated="5"/>
          </chart:series>
          <chart:series chart:style-name="ch15" chart:values-cell-range-address="Filas.C47:Filas.G47" chart:label-cell-address="Filas.B47:Filas.B47" chart:class="chart:line">
            <chart:data-point chart:repeated="5"/>
          </chart:series>
          <chart:series chart:style-name="ch16" chart:values-cell-range-address="Filas.C48:Filas.G48" chart:label-cell-address="Filas.B48:Filas.B48" chart:class="chart:line">
            <chart:data-point chart:repeated="5"/>
          </chart:series>
          <chart:series chart:style-name="ch17" chart:values-cell-range-address="Filas.C49:Filas.G49" chart:label-cell-address="Filas.B49:Filas.B49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Filas.C41:Filas.G41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1 byte</text:p>
                <draw:g>
                  <svg:desc>Filas.B42:Filas.B42</svg:desc>
                </draw:g>
              </table:table-cell>
              <table:table-cell office:value-type="float" office:value="56.83">
                <text:p>56.83</text:p>
                <draw:g>
                  <svg:desc>Filas.C42:Filas.G42</svg:desc>
                </draw:g>
              </table:table-cell>
              <table:table-cell office:value-type="float" office:value="114.5">
                <text:p>114.5</text:p>
              </table:table-cell>
              <table:table-cell office:value-type="float" office:value="231.12">
                <text:p>231.12</text:p>
              </table:table-cell>
              <table:table-cell office:value-type="float" office:value="467.04">
                <text:p>467.04</text:p>
              </table:table-cell>
              <table:table-cell office:value-type="float" office:value="944.19">
                <text:p>944.19</text:p>
              </table:table-cell>
            </table:table-row>
            <table:table-row>
              <table:table-cell office:value-type="string">
                <text:p>2 bytes</text:p>
                <draw:g>
                  <svg:desc>Filas.B43:Filas.B43</svg:desc>
                </draw:g>
              </table:table-cell>
              <table:table-cell office:value-type="float" office:value="57.77">
                <text:p>57.77</text:p>
                <draw:g>
                  <svg:desc>Filas.C43:Filas.G43</svg:desc>
                </draw:g>
              </table:table-cell>
              <table:table-cell office:value-type="float" office:value="116.56">
                <text:p>116.56</text:p>
              </table:table-cell>
              <table:table-cell office:value-type="float" office:value="235.04">
                <text:p>235.04</text:p>
              </table:table-cell>
              <table:table-cell office:value-type="float" office:value="474.94">
                <text:p>474.94</text:p>
              </table:table-cell>
              <table:table-cell office:value-type="float" office:value="961.25">
                <text:p>961.25</text:p>
              </table:table-cell>
            </table:table-row>
            <table:table-row>
              <table:table-cell office:value-type="string">
                <text:p>4 bytes</text:p>
                <draw:g>
                  <svg:desc>Filas.B44:Filas.B44</svg:desc>
                </draw:g>
              </table:table-cell>
              <table:table-cell office:value-type="float" office:value="59.82">
                <text:p>59.82</text:p>
                <draw:g>
                  <svg:desc>Filas.C44:Filas.G44</svg:desc>
                </draw:g>
              </table:table-cell>
              <table:table-cell office:value-type="float" office:value="120.61">
                <text:p>120.61</text:p>
              </table:table-cell>
              <table:table-cell office:value-type="float" office:value="243.28">
                <text:p>243.28</text:p>
              </table:table-cell>
              <table:table-cell office:value-type="float" office:value="490.78">
                <text:p>490.78</text:p>
              </table:table-cell>
              <table:table-cell office:value-type="float" office:value="994.37">
                <text:p>994.37</text:p>
              </table:table-cell>
            </table:table-row>
            <table:table-row>
              <table:table-cell office:value-type="string">
                <text:p>8 bytes</text:p>
                <draw:g>
                  <svg:desc>Filas.B45:Filas.B45</svg:desc>
                </draw:g>
              </table:table-cell>
              <table:table-cell office:value-type="float" office:value="63.89">
                <text:p>63.89</text:p>
                <draw:g>
                  <svg:desc>Filas.C45:Filas.G45</svg:desc>
                </draw:g>
              </table:table-cell>
              <table:table-cell office:value-type="float" office:value="128.67">
                <text:p>128.67</text:p>
              </table:table-cell>
              <table:table-cell office:value-type="float" office:value="259.49">
                <text:p>259.49</text:p>
              </table:table-cell>
              <table:table-cell office:value-type="float" office:value="523.26">
                <text:p>523.26</text:p>
              </table:table-cell>
              <table:table-cell office:value-type="float" office:value="1055.62">
                <text:p>1055.62</text:p>
              </table:table-cell>
            </table:table-row>
            <table:table-row>
              <table:table-cell office:value-type="string">
                <text:p>16 bytes</text:p>
                <draw:g>
                  <svg:desc>Filas.B46:Filas.B46</svg:desc>
                </draw:g>
              </table:table-cell>
              <table:table-cell office:value-type="float" office:value="71.92">
                <text:p>71.92</text:p>
                <draw:g>
                  <svg:desc>Filas.C46:Filas.G46</svg:desc>
                </draw:g>
              </table:table-cell>
              <table:table-cell office:value-type="float" office:value="144.82">
                <text:p>144.82</text:p>
              </table:table-cell>
              <table:table-cell office:value-type="float" office:value="291.6">
                <text:p>291.6</text:p>
              </table:table-cell>
              <table:table-cell office:value-type="float" office:value="588.48">
                <text:p>588.48</text:p>
              </table:table-cell>
              <table:table-cell office:value-type="float" office:value="1188.67">
                <text:p>1188.67</text:p>
              </table:table-cell>
            </table:table-row>
            <table:table-row>
              <table:table-cell office:value-type="string">
                <text:p>32 bytes</text:p>
                <draw:g>
                  <svg:desc>Filas.B47:Filas.B47</svg:desc>
                </draw:g>
              </table:table-cell>
              <table:table-cell office:value-type="float" office:value="88.07">
                <text:p>88.07</text:p>
                <draw:g>
                  <svg:desc>Filas.C47:Filas.G47</svg:desc>
                </draw:g>
              </table:table-cell>
              <table:table-cell office:value-type="float" office:value="177.11">
                <text:p>177.11</text:p>
              </table:table-cell>
              <table:table-cell office:value-type="float" office:value="356.34">
                <text:p>356.34</text:p>
              </table:table-cell>
              <table:table-cell office:value-type="float" office:value="716.96">
                <text:p>716.96</text:p>
              </table:table-cell>
              <table:table-cell office:value-type="float" office:value="1448.77">
                <text:p>1448.77</text:p>
              </table:table-cell>
            </table:table-row>
            <table:table-row>
              <table:table-cell office:value-type="string">
                <text:p>64 bytes</text:p>
                <draw:g>
                  <svg:desc>Filas.B48:Filas.B48</svg:desc>
                </draw:g>
              </table:table-cell>
              <table:table-cell office:value-type="float" office:value="120.3">
                <text:p>120.3</text:p>
                <draw:g>
                  <svg:desc>Filas.C48:Filas.G48</svg:desc>
                </draw:g>
              </table:table-cell>
              <table:table-cell office:value-type="float" office:value="241.64">
                <text:p>241.64</text:p>
              </table:table-cell>
              <table:table-cell office:value-type="float" office:value="485.31">
                <text:p>485.31</text:p>
              </table:table-cell>
              <table:table-cell office:value-type="float" office:value="976.32">
                <text:p>976.32</text:p>
              </table:table-cell>
              <table:table-cell office:value-type="float" office:value="1970.3">
                <text:p>1970.3</text:p>
              </table:table-cell>
            </table:table-row>
            <table:table-row>
              <table:table-cell office:value-type="string">
                <text:p>128 bytes</text:p>
                <draw:g>
                  <svg:desc>Filas.B49:Filas.B49</svg:desc>
                </draw:g>
              </table:table-cell>
              <table:table-cell office:value-type="float" office:value="184.75">
                <text:p>184.75</text:p>
                <draw:g>
                  <svg:desc>Filas.C49:Filas.G49</svg:desc>
                </draw:g>
              </table:table-cell>
              <table:table-cell office:value-type="float" office:value="370.54">
                <text:p>370.54</text:p>
              </table:table-cell>
              <table:table-cell office:value-type="float" office:value="744.83">
                <text:p>744.83</text:p>
              </table:table-cell>
              <table:table-cell office:value-type="float" office:value="1494.08">
                <text:p>1494.08</text:p>
              </table:table-cell>
              <table:table-cell office:value-type="float" office:value="3007.3">
                <text:p>3007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cm" svg:height="9.004cm" xlink:href=".." xlink:type="simple" chart:class="chart:line" chart:style-name="ch1">
        <chart:title svg:x="4.874cm" svg:y="0.316cm" chart:style-name="ch2">
          <text:p>Notificação de tarefas - Função simples</text:p>
        </chart:title>
        <chart:subtitle svg:x="0.853cm" svg:y="1.275cm" chart:style-name="ch3">
          <text:p>Tempo médio para entrega de uma notificação uma ISR e uma tarefa, por frequência da CPU</text:p>
        </chart:subtitle>
        <chart:plot-area chart:style-name="ch4" table:cell-range-address="'Notificação de tarefas'.C66:'Notificação de tarefas'.G67" chart:data-source-has-labels="both" svg:x="1.367cm" svg:y="2.138cm" svg:width="16.077cm" svg:height="5.705cm">
          <chartooo:coordinate-region svg:x="2.174cm" svg:y="2.337cm" svg:width="14.766cm" svg:height="4.859cm"/>
          <chart:axis chart:dimension="x" chart:name="primary-x" chart:style-name="ch5" chartooo:axis-type="auto">
            <chartooo:date-scale/>
            <chart:title svg:x="7.919cm" svg:y="8.023cm" chart:style-name="ch6">
              <text:p>Frequência da CPU</text:p>
            </chart:title>
            <chart:categories table:cell-range-address="'Notificação de tarefas'.D66:'Notificação de tarefas'.G66"/>
          </chart:axis>
          <chart:axis chart:dimension="y" chart:name="primary-y" chart:style-name="ch7">
            <chart:title svg:x="0.451cm" svg:y="7.376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Notificação de tarefas'.D67:'Notificação de tarefas'.G67" chart:label-cell-address="'Notificação de tarefas'.C67:'Notificação de tarefas'.C6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MHz</text:p>
                <draw:g>
                  <svg:desc>'Notificação de tarefas'.D66:'Notificação de tarefas'.G66</svg:desc>
                </draw:g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39,60</text:p>
                <draw:g>
                  <svg:desc>'Notificação de tarefas'.C67:'Notificação de tarefas'.C67</svg:desc>
                </draw:g>
              </table:table-cell>
              <table:table-cell office:value-type="float" office:value="80.11">
                <text:p>80.11</text:p>
                <draw:g>
                  <svg:desc>'Notificação de tarefas'.D67:'Notificação de tarefas'.G67</svg:desc>
                </draw:g>
              </table:table-cell>
              <table:table-cell office:value-type="float" office:value="162.1">
                <text:p>162.1</text:p>
              </table:table-cell>
              <table:table-cell office:value-type="float" office:value="328.45">
                <text:p>328.45</text:p>
              </table:table-cell>
              <table:table-cell office:value-type="float" office:value="667.39">
                <text:p>667.3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3.776cm" svg:y="0.316cm" chart:style-name="ch2">
          <text:p>Notificação de tarefas - Função composta</text:p>
        </chart:title>
        <chart:subtitle svg:x="0.746cm" svg:y="1.275cm" chart:style-name="ch3">
          <text:p>Tempo médio para entrega de uma notificação entre tarefas, por frequência da CPU</text:p>
        </chart:subtitle>
        <chart:legend chart:legend-position="end" svg:x="10.449cm" svg:y="3.207cm" style:legend-expansion="high" chart:style-name="ch4"/>
        <chart:plot-area chart:style-name="ch5" table:cell-range-address="'Notificação de tarefas'.B92:'Notificação de tarefas'.G97" chart:data-source-has-labels="both" svg:x="1.331cm" svg:y="2.138cm" svg:width="8.798cm" svg:height="5.706cm">
          <chartooo:coordinate-region svg:x="2.138cm" svg:y="2.337cm" svg:width="7.487cm" svg:height="4.86cm"/>
          <chart:axis chart:dimension="x" chart:name="primary-x" chart:style-name="ch6" chartooo:axis-type="auto">
            <chartooo:date-scale/>
            <chart:title svg:x="4.244cm" svg:y="8.024cm" chart:style-name="ch7">
              <text:p>Frequência da CPU</text:p>
            </chart:title>
            <chart:categories table:cell-range-address="'Notificação de tarefas'.C92:'Notificação de tarefas'.G92"/>
          </chart:axis>
          <chart:axis chart:dimension="y" chart:name="primary-y" chart:style-name="ch6">
            <chart:title svg:x="0.451cm" svg:y="7.377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Notificação de tarefas'.C93:'Notificação de tarefas'.G93" chart:label-cell-address="'Notificação de tarefas'.B93:'Notificação de tarefas'.B93" chart:class="chart:line">
            <chart:data-point chart:repeated="5"/>
          </chart:series>
          <chart:series chart:style-name="ch11" chart:values-cell-range-address="'Notificação de tarefas'.C94:'Notificação de tarefas'.G94" chart:label-cell-address="'Notificação de tarefas'.B94:'Notificação de tarefas'.B94" chart:class="chart:line">
            <chart:data-point chart:repeated="5"/>
          </chart:series>
          <chart:series chart:style-name="ch12" chart:values-cell-range-address="'Notificação de tarefas'.C95:'Notificação de tarefas'.G95" chart:label-cell-address="'Notificação de tarefas'.B95:'Notificação de tarefas'.B95" chart:class="chart:line">
            <chart:data-point chart:repeated="5"/>
          </chart:series>
          <chart:series chart:style-name="ch13" chart:values-cell-range-address="'Notificação de tarefas'.C96:'Notificação de tarefas'.G96" chart:label-cell-address="'Notificação de tarefas'.B96:'Notificação de tarefas'.B96" chart:class="chart:line">
            <chart:data-point chart:repeated="5"/>
          </chart:series>
          <chart:series chart:style-name="ch14" chart:values-cell-range-address="'Notificação de tarefas'.C97:'Notificação de tarefas'.G97" chart:label-cell-address="'Notificação de tarefas'.B97:'Notificação de tarefas'.B9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Notificação de tarefas'.C92:'Notificação de tarefas'.G92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eNoAction</text:p>
                <draw:g>
                  <svg:desc>'Notificação de tarefas'.B93:'Notificação de tarefas'.B93</svg:desc>
                </draw:g>
              </table:table-cell>
              <table:table-cell office:value-type="float" office:value="39.1">
                <text:p>39.1</text:p>
                <draw:g>
                  <svg:desc>'Notificação de tarefas'.C93:'Notificação de tarefas'.G93</svg:desc>
                </draw:g>
              </table:table-cell>
              <table:table-cell office:value-type="float" office:value="78.98">
                <text:p>78.98</text:p>
              </table:table-cell>
              <table:table-cell office:value-type="float" office:value="160.14">
                <text:p>160.14</text:p>
              </table:table-cell>
              <table:table-cell office:value-type="float" office:value="323.36">
                <text:p>323.36</text:p>
              </table:table-cell>
              <table:table-cell office:value-type="float" office:value="657.6">
                <text:p>657.6</text:p>
              </table:table-cell>
            </table:table-row>
            <table:table-row>
              <table:table-cell office:value-type="string">
                <text:p>eSetBits</text:p>
                <draw:g>
                  <svg:desc>'Notificação de tarefas'.B94:'Notificação de tarefas'.B94</svg:desc>
                </draw:g>
              </table:table-cell>
              <table:table-cell office:value-type="float" office:value="40.23">
                <text:p>40.23</text:p>
                <draw:g>
                  <svg:desc>'Notificação de tarefas'.C94:'Notificação de tarefas'.G94</svg:desc>
                </draw:g>
              </table:table-cell>
              <table:table-cell office:value-type="float" office:value="81.31">
                <text:p>81.31</text:p>
              </table:table-cell>
              <table:table-cell office:value-type="float" office:value="164.83">
                <text:p>164.83</text:p>
              </table:table-cell>
              <table:table-cell office:value-type="float" office:value="333.57">
                <text:p>333.57</text:p>
              </table:table-cell>
              <table:table-cell office:value-type="float" office:value="677.5">
                <text:p>677.5</text:p>
              </table:table-cell>
            </table:table-row>
            <table:table-row>
              <table:table-cell office:value-type="string">
                <text:p>eIncrement</text:p>
                <draw:g>
                  <svg:desc>'Notificação de tarefas'.B95:'Notificação de tarefas'.B95</svg:desc>
                </draw:g>
              </table:table-cell>
              <table:table-cell office:value-type="float" office:value="40.33">
                <text:p>40.33</text:p>
                <draw:g>
                  <svg:desc>'Notificação de tarefas'.C95:'Notificação de tarefas'.G95</svg:desc>
                </draw:g>
              </table:table-cell>
              <table:table-cell office:value-type="float" office:value="81.81">
                <text:p>81.81</text:p>
              </table:table-cell>
              <table:table-cell office:value-type="float" office:value="164.93">
                <text:p>164.93</text:p>
              </table:table-cell>
              <table:table-cell office:value-type="float" office:value="334.5">
                <text:p>334.5</text:p>
              </table:table-cell>
              <table:table-cell office:value-type="float" office:value="680.32">
                <text:p>680.32</text:p>
              </table:table-cell>
            </table:table-row>
            <table:table-row>
              <table:table-cell office:value-type="string">
                <text:p>eSetValueWithoutOverwrite</text:p>
                <draw:g>
                  <svg:desc>'Notificação de tarefas'.B96:'Notificação de tarefas'.B96</svg:desc>
                </draw:g>
              </table:table-cell>
              <table:table-cell office:value-type="float" office:value="39.99">
                <text:p>39.99</text:p>
                <draw:g>
                  <svg:desc>'Notificação de tarefas'.C96:'Notificação de tarefas'.G96</svg:desc>
                </draw:g>
              </table:table-cell>
              <table:table-cell office:value-type="float" office:value="80.86">
                <text:p>80.86</text:p>
              </table:table-cell>
              <table:table-cell office:value-type="float" office:value="163.78">
                <text:p>163.78</text:p>
              </table:table-cell>
              <table:table-cell office:value-type="float" office:value="331.39">
                <text:p>331.39</text:p>
              </table:table-cell>
              <table:table-cell office:value-type="float" office:value="672.83">
                <text:p>672.83</text:p>
              </table:table-cell>
            </table:table-row>
            <table:table-row>
              <table:table-cell office:value-type="string">
                <text:p>eSetValueWithOverwrite</text:p>
                <draw:g>
                  <svg:desc>'Notificação de tarefas'.B97:'Notificação de tarefas'.B97</svg:desc>
                </draw:g>
              </table:table-cell>
              <table:table-cell office:value-type="float" office:value="39.86">
                <text:p>39.86</text:p>
                <draw:g>
                  <svg:desc>'Notificação de tarefas'.C97:'Notificação de tarefas'.G97</svg:desc>
                </draw:g>
              </table:table-cell>
              <table:table-cell office:value-type="float" office:value="80.58">
                <text:p>80.58</text:p>
              </table:table-cell>
              <table:table-cell office:value-type="float" office:value="162.98">
                <text:p>162.98</text:p>
              </table:table-cell>
              <table:table-cell office:value-type="float" office:value="330.53">
                <text:p>330.53</text:p>
              </table:table-cell>
              <table:table-cell office:value-type="float" office:value="671.42">
                <text:p>671.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6cm" svg:y="0.418cm" chart:style-name="ch2">
          <text:p>Filas</text:p>
        </chart:title>
        <chart:subtitle svg:x="1.183cm" svg:y="1.275cm" chart:style-name="ch3">
          <text:p>Tempo médio para entregar a mensagem entre tarefas, por frequência da CPU</text:p>
        </chart:subtitle>
        <chart:legend chart:legend-position="end" svg:x="13.148cm" svg:y="2.458cm" style:legend-expansion="high" chart:style-name="ch4"/>
        <chart:plot-area chart:style-name="ch5" table:cell-range-address="Filas.C3:Filas.G11 Filas.B4:Filas.B11" chart:data-source-has-labels="both" svg:x="1.331cm" svg:y="2.138cm" svg:width="11.497cm" svg:height="5.701cm">
          <chartooo:coordinate-region svg:x="2.323cm" svg:y="2.338cm" svg:width="10.001cm" svg:height="4.854cm"/>
          <chart:axis chart:dimension="x" chart:name="primary-x" chart:style-name="ch6" chartooo:axis-type="auto">
            <chartooo:date-scale/>
            <chart:title svg:x="5.593cm" svg:y="8.019cm" chart:style-name="ch7">
              <text:p>Frequência da CPU</text:p>
            </chart:title>
            <chart:categories table:cell-range-address="Filas.C3:Filas.G3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Filas.C4:Filas.G4" chart:label-cell-address="Filas.B4:Filas.B4" chart:class="chart:line">
            <chart:data-point chart:repeated="5"/>
          </chart:series>
          <chart:series chart:style-name="ch12" chart:values-cell-range-address="Filas.C5:Filas.G5" chart:label-cell-address="Filas.B5:Filas.B5" chart:class="chart:line">
            <chart:data-point chart:repeated="5"/>
          </chart:series>
          <chart:series chart:style-name="ch13" chart:values-cell-range-address="Filas.C6:Filas.G6" chart:label-cell-address="Filas.B6:Filas.B6" chart:class="chart:line">
            <chart:data-point chart:repeated="5"/>
          </chart:series>
          <chart:series chart:style-name="ch14" chart:values-cell-range-address="Filas.C7:Filas.G7" chart:label-cell-address="Filas.B7:Filas.B7" chart:class="chart:line">
            <chart:data-point chart:repeated="5"/>
          </chart:series>
          <chart:series chart:style-name="ch15" chart:values-cell-range-address="Filas.C8:Filas.G8" chart:label-cell-address="Filas.B8:Filas.B8" chart:class="chart:line">
            <chart:data-point chart:repeated="5"/>
          </chart:series>
          <chart:series chart:style-name="ch16" chart:values-cell-range-address="Filas.C9:Filas.G9" chart:label-cell-address="Filas.B9:Filas.B9" chart:class="chart:line">
            <chart:data-point chart:repeated="5"/>
          </chart:series>
          <chart:series chart:style-name="ch17" chart:values-cell-range-address="Filas.C10:Filas.G10" chart:label-cell-address="Filas.B10:Filas.B10" chart:class="chart:line">
            <chart:data-point chart:repeated="5"/>
          </chart:series>
          <chart:series chart:style-name="ch18" chart:values-cell-range-address="Filas.C11:Filas.G11" chart:label-cell-address="Filas.B11:Filas.B11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Filas.C3:Filas.G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1 byte</text:p>
                <draw:g>
                  <svg:desc>Filas.B4:Filas.B4</svg:desc>
                </draw:g>
              </table:table-cell>
              <table:table-cell office:value-type="float" office:value="95.33">
                <text:p>95.33</text:p>
                <draw:g>
                  <svg:desc>Filas.C4:Filas.G4</svg:desc>
                </draw:g>
              </table:table-cell>
              <table:table-cell office:value-type="float" office:value="190.45">
                <text:p>190.45</text:p>
              </table:table-cell>
              <table:table-cell office:value-type="float" office:value="380.57">
                <text:p>380.57</text:p>
              </table:table-cell>
              <table:table-cell office:value-type="float" office:value="760.06">
                <text:p>760.06</text:p>
              </table:table-cell>
              <table:table-cell office:value-type="float" office:value="1460.7">
                <text:p>1460.7</text:p>
              </table:table-cell>
            </table:table-row>
            <table:table-row>
              <table:table-cell office:value-type="string">
                <text:p>2 bytes</text:p>
                <draw:g>
                  <svg:desc>Filas.B5:Filas.B5</svg:desc>
                </draw:g>
              </table:table-cell>
              <table:table-cell office:value-type="float" office:value="96.38">
                <text:p>96.38</text:p>
                <draw:g>
                  <svg:desc>Filas.C5:Filas.G5</svg:desc>
                </draw:g>
              </table:table-cell>
              <table:table-cell office:value-type="float" office:value="192.21">
                <text:p>192.21</text:p>
              </table:table-cell>
              <table:table-cell office:value-type="float" office:value="381.02">
                <text:p>381.02</text:p>
              </table:table-cell>
              <table:table-cell office:value-type="float" office:value="765.09">
                <text:p>765.09</text:p>
              </table:table-cell>
              <table:table-cell office:value-type="float" office:value="1510.53">
                <text:p>1510.53</text:p>
              </table:table-cell>
            </table:table-row>
            <table:table-row>
              <table:table-cell office:value-type="string">
                <text:p>4 bytes</text:p>
                <draw:g>
                  <svg:desc>Filas.B6:Filas.B6</svg:desc>
                </draw:g>
              </table:table-cell>
              <table:table-cell office:value-type="float" office:value="98.08">
                <text:p>98.08</text:p>
                <draw:g>
                  <svg:desc>Filas.C6:Filas.G6</svg:desc>
                </draw:g>
              </table:table-cell>
              <table:table-cell office:value-type="float" office:value="195.75">
                <text:p>195.75</text:p>
              </table:table-cell>
              <table:table-cell office:value-type="float" office:value="390.56">
                <text:p>390.56</text:p>
              </table:table-cell>
              <table:table-cell office:value-type="float" office:value="785.49">
                <text:p>785.49</text:p>
              </table:table-cell>
              <table:table-cell office:value-type="float" office:value="1587.97">
                <text:p>1587.97</text:p>
              </table:table-cell>
            </table:table-row>
            <table:table-row>
              <table:table-cell office:value-type="string">
                <text:p>8 bytes</text:p>
                <draw:g>
                  <svg:desc>Filas.B7:Filas.B7</svg:desc>
                </draw:g>
              </table:table-cell>
              <table:table-cell office:value-type="float" office:value="102.11">
                <text:p>102.11</text:p>
                <draw:g>
                  <svg:desc>Filas.C7:Filas.G7</svg:desc>
                </draw:g>
              </table:table-cell>
              <table:table-cell office:value-type="float" office:value="204.61">
                <text:p>204.61</text:p>
              </table:table-cell>
              <table:table-cell office:value-type="float" office:value="407.98">
                <text:p>407.98</text:p>
              </table:table-cell>
              <table:table-cell office:value-type="float" office:value="809.2">
                <text:p>809.2</text:p>
              </table:table-cell>
              <table:table-cell office:value-type="float" office:value="1640.29">
                <text:p>1640.29</text:p>
              </table:table-cell>
            </table:table-row>
            <table:table-row>
              <table:table-cell office:value-type="string">
                <text:p>16 bytes</text:p>
                <draw:g>
                  <svg:desc>Filas.B8:Filas.B8</svg:desc>
                </draw:g>
              </table:table-cell>
              <table:table-cell office:value-type="float" office:value="110.39">
                <text:p>110.39</text:p>
                <draw:g>
                  <svg:desc>Filas.C8:Filas.G8</svg:desc>
                </draw:g>
              </table:table-cell>
              <table:table-cell office:value-type="float" office:value="220.43">
                <text:p>220.43</text:p>
              </table:table-cell>
              <table:table-cell office:value-type="float" office:value="440.08">
                <text:p>440.08</text:p>
              </table:table-cell>
              <table:table-cell office:value-type="float" office:value="874.8">
                <text:p>874.8</text:p>
              </table:table-cell>
              <table:table-cell office:value-type="float" office:value="1746.72">
                <text:p>1746.72</text:p>
              </table:table-cell>
            </table:table-row>
            <table:table-row>
              <table:table-cell office:value-type="string">
                <text:p>32 bytes</text:p>
                <draw:g>
                  <svg:desc>Filas.B9:Filas.B9</svg:desc>
                </draw:g>
              </table:table-cell>
              <table:table-cell office:value-type="float" office:value="126.38">
                <text:p>126.38</text:p>
                <draw:g>
                  <svg:desc>Filas.C9:Filas.G9</svg:desc>
                </draw:g>
              </table:table-cell>
              <table:table-cell office:value-type="float" office:value="252.21">
                <text:p>252.21</text:p>
              </table:table-cell>
              <table:table-cell office:value-type="float" office:value="504.19">
                <text:p>504.19</text:p>
              </table:table-cell>
              <table:table-cell office:value-type="float" office:value="1008.08">
                <text:p>1008.08</text:p>
              </table:table-cell>
              <table:table-cell office:value-type="float" office:value="1996.26">
                <text:p>1996.26</text:p>
              </table:table-cell>
            </table:table-row>
            <table:table-row>
              <table:table-cell office:value-type="string">
                <text:p>64 bytes</text:p>
                <draw:g>
                  <svg:desc>Filas.B10:Filas.B10</svg:desc>
                </draw:g>
              </table:table-cell>
              <table:table-cell office:value-type="float" office:value="158.52">
                <text:p>158.52</text:p>
                <draw:g>
                  <svg:desc>Filas.C10:Filas.G10</svg:desc>
                </draw:g>
              </table:table-cell>
              <table:table-cell office:value-type="float" office:value="316.58">
                <text:p>316.58</text:p>
              </table:table-cell>
              <table:table-cell office:value-type="float" office:value="635.95">
                <text:p>635.95</text:p>
              </table:table-cell>
              <table:table-cell office:value-type="float" office:value="1249.92">
                <text:p>1249.92</text:p>
              </table:table-cell>
              <table:table-cell office:value-type="float" office:value="2495.68">
                <text:p>2495.68</text:p>
              </table:table-cell>
            </table:table-row>
            <table:table-row>
              <table:table-cell office:value-type="string">
                <text:p>128 bytes</text:p>
                <draw:g>
                  <svg:desc>Filas.B11:Filas.B11</svg:desc>
                </draw:g>
              </table:table-cell>
              <table:table-cell office:value-type="float" office:value="223.06">
                <text:p>223.06</text:p>
                <draw:g>
                  <svg:desc>Filas.C11:Filas.G11</svg:desc>
                </draw:g>
              </table:table-cell>
              <table:table-cell office:value-type="float" office:value="445.46">
                <text:p>445.46</text:p>
              </table:table-cell>
              <table:table-cell office:value-type="float" office:value="891.33">
                <text:p>891.33</text:p>
              </table:table-cell>
              <table:table-cell office:value-type="float" office:value="1749.76">
                <text:p>1749.76</text:p>
              </table:table-cell>
              <table:table-cell office:value-type="float" office:value="3494.08">
                <text:p>3494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5cm" xlink:href="." xlink:type="simple" chart:class="chart:line" chart:style-name="ch1">
        <chart:title svg:x="3.776cm" svg:y="0.316cm" chart:style-name="ch2">
          <text:p>Notificação de tarefas - Função composta</text:p>
        </chart:title>
        <chart:subtitle svg:x="1.077cm" svg:y="1.275cm" chart:style-name="ch3">
          <text:p>Tempo médio para entrega de uma notificação de tarefa, por frequência da CPU</text:p>
        </chart:subtitle>
        <chart:legend chart:legend-position="end" svg:x="10.449cm" svg:y="3.207cm" style:legend-expansion="high" chart:style-name="ch4"/>
        <chart:plot-area chart:style-name="ch5" chart:data-source-has-labels="both" svg:x="1.331cm" svg:y="2.138cm" svg:width="8.798cm" svg:height="5.706cm">
          <chartooo:coordinate-region svg:x="2.138cm" svg:y="2.337cm" svg:width="7.487cm" svg:height="4.86cm"/>
          <chart:axis chart:dimension="x" chart:name="primary-x" chart:style-name="ch6" chartooo:axis-type="auto">
            <chartooo:date-scale/>
            <chart:title svg:x="4.244cm" svg:y="8.024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377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series chart:style-name="ch13" chart:values-cell-range-address="local-table.$B$4:.$F$4" chart:label-cell-address="local-table.$A$4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6:.$F$6" chart:label-cell-address="local-table.$A$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eNoAction</text:p>
              </table:table-cell>
              <table:table-cell office:value-type="float" office:value="50.79">
                <text:p>50.79</text:p>
              </table:table-cell>
              <table:table-cell office:value-type="float" office:value="101.56">
                <text:p>101.56</text:p>
              </table:table-cell>
              <table:table-cell office:value-type="float" office:value="202.94">
                <text:p>202.94</text:p>
              </table:table-cell>
              <table:table-cell office:value-type="float" office:value="408.3">
                <text:p>408.3</text:p>
              </table:table-cell>
              <table:table-cell office:value-type="float" office:value="805.82">
                <text:p>805.82</text:p>
              </table:table-cell>
            </table:table-row>
            <table:table-row>
              <table:table-cell office:value-type="string">
                <text:p>eSetBits</text:p>
              </table:table-cell>
              <table:table-cell office:value-type="float" office:value="52.05">
                <text:p>52.05</text:p>
              </table:table-cell>
              <table:table-cell office:value-type="float" office:value="104.15">
                <text:p>104.15</text:p>
              </table:table-cell>
              <table:table-cell office:value-type="float" office:value="207.84">
                <text:p>207.84</text:p>
              </table:table-cell>
              <table:table-cell office:value-type="float" office:value="418.16">
                <text:p>418.16</text:p>
              </table:table-cell>
              <table:table-cell office:value-type="float" office:value="835.07">
                <text:p>835.07</text:p>
              </table:table-cell>
            </table:table-row>
            <table:table-row>
              <table:table-cell office:value-type="string">
                <text:p>eIncrement</text:p>
              </table:table-cell>
              <table:table-cell office:value-type="float" office:value="52.03">
                <text:p>52.03</text:p>
              </table:table-cell>
              <table:table-cell office:value-type="float" office:value="104.05">
                <text:p>104.05</text:p>
              </table:table-cell>
              <table:table-cell office:value-type="float" office:value="207.62">
                <text:p>207.62</text:p>
              </table:table-cell>
              <table:table-cell office:value-type="float" office:value="418.29">
                <text:p>418.29</text:p>
              </table:table-cell>
              <table:table-cell office:value-type="float" office:value="835.62">
                <text:p>835.62</text:p>
              </table:table-cell>
            </table:table-row>
            <table:table-row>
              <table:table-cell office:value-type="string">
                <text:p>eSetValueWithoutOverwrite</text:p>
              </table:table-cell>
              <table:table-cell office:value-type="float" office:value="51.48">
                <text:p>51.48</text:p>
              </table:table-cell>
              <table:table-cell office:value-type="float" office:value="102.78">
                <text:p>102.78</text:p>
              </table:table-cell>
              <table:table-cell office:value-type="float" office:value="205.62">
                <text:p>205.62</text:p>
              </table:table-cell>
              <table:table-cell office:value-type="float" office:value="410.82">
                <text:p>410.82</text:p>
              </table:table-cell>
              <table:table-cell office:value-type="float" office:value="832.83">
                <text:p>832.83</text:p>
              </table:table-cell>
            </table:table-row>
            <table:table-row>
              <table:table-cell office:value-type="string">
                <text:p>eSetValueWithOverwrite</text:p>
              </table:table-cell>
              <table:table-cell office:value-type="float" office:value="51.29">
                <text:p>51.29</text:p>
              </table:table-cell>
              <table:table-cell office:value-type="float" office:value="102.61">
                <text:p>102.61</text:p>
              </table:table-cell>
              <table:table-cell office:value-type="float" office:value="205.29">
                <text:p>205.29</text:p>
              </table:table-cell>
              <table:table-cell office:value-type="float" office:value="411.66">
                <text:p>411.66</text:p>
              </table:table-cell>
              <table:table-cell office:value-type="float" office:value="823.97">
                <text:p>823.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4cm" svg:y="0.418cm" chart:style-name="ch2">
          <text:p>Grupo de Eventos</text:p>
        </chart:title>
        <chart:subtitle svg:x="1.91cm" svg:y="1.275cm" chart:style-name="ch3">
          <text:p>Tempo médio para comunicação entre tarefas, por frequência da CPU</text:p>
        </chart:subtitle>
        <chart:plot-area chart:style-name="ch4" table:cell-range-address="'Grupo de eventos'.B3:'Grupo de eventos'.G4" chart:data-source-has-labels="both" svg:x="1.331cm" svg:y="2.138cm" svg:width="14.349cm" svg:height="5.701cm">
          <chartooo:coordinate-region svg:x="2.138cm" svg:y="2.338cm" svg:width="12.853cm" svg:height="4.854cm"/>
          <chart:axis chart:dimension="x" chart:name="primary-x" chart:style-name="ch5" chartooo:axis-type="auto">
            <chartooo:date-scale/>
            <chart:title svg:x="7.019cm" svg:y="8.019cm" chart:style-name="ch6">
              <text:p>Frequência da CPU</text:p>
            </chart:title>
            <chart:categories table:cell-range-address="'Grupo de eventos'.C3:'Grupo de eventos'.G3"/>
          </chart:axis>
          <chart:axis chart:dimension="y" chart:name="primary-y" chart:style-name="ch7">
            <chart:title svg:x="0.451cm" svg:y="7.374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Grupo de eventos'.C4:'Grupo de eventos'.G4" chart:label-cell-address="'Grupo de eventos'.B4:'Grupo de eventos'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Grupo de eventos'.C3:'Grupo de eventos'.G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Grupo de eventos'.B4:'Grupo de eventos'.B4</svg:desc>
                </draw:g>
              </table:table-cell>
              <table:table-cell office:value-type="float" office:value="79.3">
                <text:p>79.3</text:p>
                <draw:g>
                  <svg:desc>'Grupo de eventos'.C4:'Grupo de eventos'.G4</svg:desc>
                </draw:g>
              </table:table-cell>
              <table:table-cell office:value-type="float" office:value="158.65">
                <text:p>158.65</text:p>
              </table:table-cell>
              <table:table-cell office:value-type="float" office:value="318.03">
                <text:p>318.03</text:p>
              </table:table-cell>
              <table:table-cell office:value-type="float" office:value="629.81">
                <text:p>629.81</text:p>
              </table:table-cell>
              <table:table-cell office:value-type="float" office:value="1250.05">
                <text:p>125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4cm" xlink:href="." xlink:type="simple" chart:class="chart:line" chart:style-name="ch1">
        <chart:title svg:x="6.237cm" svg:y="0.316cm" chart:style-name="ch2">
          <text:p>Semáforo binário</text:p>
        </chart:title>
        <chart:subtitle svg:x="1.342cm" svg:y="1.275cm" chart:style-name="ch3">
          <text:p>Tempo para aquisição e entrega do semáforo binário, por frequência da CPU</text:p>
        </chart:subtitle>
        <chart:legend chart:legend-position="end" svg:x="13.148cm" svg:y="3.954cm" style:legend-expansion="high" chart:style-name="ch4"/>
        <chart:plot-area chart:style-name="ch5" chart:data-source-has-labels="both" svg:x="1.331cm" svg:y="2.138cm" svg:width="11.497cm" svg:height="5.705cm">
          <chartooo:coordinate-region svg:x="1.952cm" svg:y="2.338cm" svg:width="10.187cm" svg:height="4.858cm"/>
          <chart:axis chart:dimension="x" chart:name="primary-x" chart:style-name="ch6" chartooo:axis-type="auto">
            <chartooo:date-scale/>
            <chart:title svg:x="5.593cm" svg:y="8.023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376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Aquisição</text:p>
              </table:table-cell>
              <table:table-cell office:value-type="float" office:value="3.26">
                <text:p>3.26</text:p>
              </table:table-cell>
              <table:table-cell office:value-type="float" office:value="8.5">
                <text:p>8.5</text:p>
              </table:table-cell>
              <table:table-cell office:value-type="float" office:value="15.98">
                <text:p>15.98</text:p>
              </table:table-cell>
              <table:table-cell office:value-type="float" office:value="32.67">
                <text:p>32.67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Entrega</text:p>
              </table:table-cell>
              <table:table-cell office:value-type="float" office:value="8.21">
                <text:p>8.21</text:p>
              </table:table-cell>
              <table:table-cell office:value-type="float" office:value="15.93">
                <text:p>15.93</text:p>
              </table:table-cell>
              <table:table-cell office:value-type="float" office:value="31.26">
                <text:p>31.26</text:p>
              </table:table-cell>
              <table:table-cell office:value-type="float" office:value="64.29">
                <text:p>64.29</text:p>
              </table:table-cell>
              <table:table-cell office:value-type="float" office:value="123.2">
                <text:p>123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37cm" svg:height="9.011cm" xlink:href="." xlink:type="simple" chart:class="chart:line" chart:style-name="ch1">
        <chart:title svg:x="3.685cm" svg:y="0.316cm" chart:style-name="ch2">
          <text:p>Semáforos binários para sinalização de eventos</text:p>
        </chart:title>
        <chart:subtitle svg:x="1.767cm" svg:y="1.275cm" chart:style-name="ch3">
          <text:p>Tempo para sinalização de eventos entre tarefas, usando semáforos binários,
por frequência da CPU</text:p>
        </chart:subtitle>
        <chart:legend chart:legend-position="end" svg:x="10.639cm" svg:y="4.007cm" style:legend-expansion="high" chart:style-name="ch4"/>
        <chart:plot-area chart:style-name="ch5" chart:data-source-has-labels="both" svg:x="1.351cm" svg:y="2.588cm" svg:width="8.948cm" svg:height="5.262cm">
          <chartooo:coordinate-region svg:x="2.158cm" svg:y="2.787cm" svg:width="7.452cm" svg:height="4.416cm"/>
          <chart:axis chart:dimension="x" chart:name="primary-x" chart:style-name="ch6" chartooo:axis-type="auto">
            <chartooo:date-scale/>
            <chart:title svg:x="4.339cm" svg:y="8.03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605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SEMÁFOROS BINÁRIOS PARA SINALIZAR EVENTOS</text:p>
              </table:table-cell>
              <table:table-cell office:value-type="float" office:value="91.8">
                <text:p>91.8</text:p>
              </table:table-cell>
              <table:table-cell office:value-type="float" office:value="183.63">
                <text:p>183.63</text:p>
              </table:table-cell>
              <table:table-cell office:value-type="float" office:value="366.15">
                <text:p>366.15</text:p>
              </table:table-cell>
              <table:table-cell office:value-type="float" office:value="731.41">
                <text:p>731.41</text:p>
              </table:table-cell>
              <table:table-cell office:value-type="float" office:value="1459.23">
                <text:p>1459.2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cm" xlink:href="." xlink:type="simple" chart:class="chart:line" chart:style-name="ch1">
        <chart:title svg:x="5.681cm" svg:y="0.315cm" chart:style-name="ch2">
          <text:p>Semáforos contadores</text:p>
        </chart:title>
        <chart:subtitle svg:x="0.839cm" svg:y="1.273cm" chart:style-name="ch3">
          <text:p>Tempo para aquisição e entrega de um semáforo contador, por frequência da CPU</text:p>
        </chart:subtitle>
        <chart:legend chart:legend-position="end" svg:x="13.148cm" svg:y="3.942cm" style:legend-expansion="high" chart:style-name="ch4"/>
        <chart:plot-area chart:style-name="ch5" chart:data-source-has-labels="both" svg:x="1.331cm" svg:y="2.135cm" svg:width="11.497cm" svg:height="5.685cm">
          <chartooo:coordinate-region svg:x="1.952cm" svg:y="2.334cm" svg:width="10.187cm" svg:height="4.839cm"/>
          <chart:axis chart:dimension="x" chart:name="primary-x" chart:style-name="ch6" chartooo:axis-type="auto">
            <chartooo:date-scale/>
            <chart:title svg:x="5.593cm" svg:y="7.999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363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series chart:style-name="ch12" chart:values-cell-range-address="local-table.$B$3:.$F$3" chart:label-cell-address="local-table.$A$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Aquisição</text:p>
              </table:table-cell>
              <table:table-cell office:value-type="float" office:value="3.28">
                <text:p>3.28</text:p>
              </table:table-cell>
              <table:table-cell office:value-type="float" office:value="8.73">
                <text:p>8.73</text:p>
              </table:table-cell>
              <table:table-cell office:value-type="float" office:value="16.05">
                <text:p>16.05</text:p>
              </table:table-cell>
              <table:table-cell office:value-type="float" office:value="33.22">
                <text:p>33.22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Entrega</text:p>
              </table:table-cell>
              <table:table-cell office:value-type="float" office:value="8.14">
                <text:p>8.14</text:p>
              </table:table-cell>
              <table:table-cell office:value-type="float" office:value="15.98">
                <text:p>15.98</text:p>
              </table:table-cell>
              <table:table-cell office:value-type="float" office:value="30.99">
                <text:p>30.99</text:p>
              </table:table-cell>
              <table:table-cell office:value-type="float" office:value="64.7">
                <text:p>64.7</text:p>
              </table:table-cell>
              <table:table-cell office:value-type="float" office:value="125.18">
                <text:p>125.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" xlink:type="simple" chart:class="chart:line" chart:style-name="ch1">
        <chart:title svg:x="2.85cm" svg:y="0.316cm" chart:style-name="ch2">
          <text:p>Semáforos contadores para sinalização de eventos</text:p>
        </chart:title>
        <chart:subtitle svg:x="1.064cm" svg:y="1.275cm" chart:style-name="ch3">
          <text:p>Tempo para sinalização de eventos entre tarefa, usando semáforos contadores,
por frequência da CPU</text:p>
        </chart:subtitle>
        <chart:legend chart:legend-position="end" svg:x="9.92cm" svg:y="3.807cm" style:legend-expansion="high" chart:style-name="ch4"/>
        <chart:plot-area chart:style-name="ch5" chart:data-source-has-labels="both" svg:x="1.331cm" svg:y="2.588cm" svg:width="8.269cm" svg:height="5.257cm">
          <chartooo:coordinate-region svg:x="2.138cm" svg:y="2.787cm" svg:width="6.773cm" svg:height="4.411cm"/>
          <chart:axis chart:dimension="x" chart:name="primary-x" chart:style-name="ch6" chartooo:axis-type="auto">
            <chartooo:date-scale/>
            <chart:title svg:x="3.979cm" svg:y="8.025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602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SEMÁFOROS CONTADORES PARA SINCRONIZAÇÃO ENTRE DUAS TAREFAS</text:p>
              </table:table-cell>
              <table:table-cell office:value-type="float" office:value="91.88">
                <text:p>91.88</text:p>
              </table:table-cell>
              <table:table-cell office:value-type="float" office:value="183.77">
                <text:p>183.77</text:p>
              </table:table-cell>
              <table:table-cell office:value-type="float" office:value="366.63">
                <text:p>366.63</text:p>
              </table:table-cell>
              <table:table-cell office:value-type="float" office:value="731.22">
                <text:p>731.22</text:p>
              </table:table-cell>
              <table:table-cell office:value-type="float" office:value="1460.16">
                <text:p>1460.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4cm" xlink:href="." xlink:type="simple" chart:class="chart:line" chart:style-name="ch1">
        <chart:title svg:x="3.974cm" svg:y="0.316cm" chart:style-name="ch2">
          <text:p>Notificação de tarefas - Função simples</text:p>
        </chart:title>
        <chart:subtitle svg:x="1.077cm" svg:y="1.275cm" chart:style-name="ch3">
          <text:p>Tempo médio para entrega de uma notificação de tarefa, por frequência da CPU</text:p>
        </chart:subtitle>
        <chart:legend chart:legend-position="end" svg:x="9.999cm" svg:y="4.004cm" style:legend-expansion="high" chart:style-name="ch4"/>
        <chart:plot-area chart:style-name="ch5" chart:data-source-has-labels="both" svg:x="1.331cm" svg:y="2.138cm" svg:width="8.348cm" svg:height="5.705cm">
          <chartooo:coordinate-region svg:x="2.138cm" svg:y="2.337cm" svg:width="7.037cm" svg:height="4.859cm"/>
          <chart:axis chart:dimension="x" chart:name="primary-x" chart:style-name="ch6" chartooo:axis-type="auto">
            <chartooo:date-scale/>
            <chart:title svg:x="4.019cm" svg:y="8.023cm" chart:style-name="ch7">
              <text:p>Frequência da CPU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7.376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NOTIFICAÇÃO DE TAREFAS SIMPLES</text:p>
              </table:table-cell>
              <table:table-cell office:value-type="float" office:value="48.77">
                <text:p>48.77</text:p>
              </table:table-cell>
              <table:table-cell office:value-type="float" office:value="97.54">
                <text:p>97.54</text:p>
              </table:table-cell>
              <table:table-cell office:value-type="float" office:value="195.4">
                <text:p>195.4</text:p>
              </table:table-cell>
              <table:table-cell office:value-type="float" office:value="390.5">
                <text:p>390.5</text:p>
              </table:table-cell>
              <table:table-cell office:value-type="float" office:value="777.44">
                <text:p>777.4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7cm" svg:y="0.418cm" chart:style-name="ch2">
          <text:p>Grupo de Eventos</text:p>
        </chart:title>
        <chart:subtitle svg:x="2.082cm" svg:y="1.275cm" chart:style-name="ch3">
          <text:p>Tempo médio para sincronização de tarefas, por frequência da CPU</text:p>
        </chart:subtitle>
        <chart:legend chart:legend-position="end" svg:x="13.307cm" svg:y="2.956cm" style:legend-expansion="high" chart:style-name="ch4"/>
        <chart:plot-area chart:style-name="ch5" table:cell-range-address="'Grupo de eventos'.B30:'Grupo de eventos'.G36" chart:data-source-has-labels="both" svg:x="1.331cm" svg:y="2.138cm" svg:width="11.656cm" svg:height="5.701cm">
          <chartooo:coordinate-region svg:x="2.323cm" svg:y="2.337cm" svg:width="9.975cm" svg:height="4.855cm"/>
          <chart:axis chart:dimension="x" chart:name="primary-x" chart:style-name="ch6" chartooo:axis-type="auto">
            <chartooo:date-scale/>
            <chart:title svg:x="5.673cm" svg:y="8.019cm" chart:style-name="ch7">
              <text:p>Frequência da CPU</text:p>
            </chart:title>
            <chart:categories table:cell-range-address="'Grupo de eventos'.C30:'Grupo de eventos'.G30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Grupo de eventos'.C31:'Grupo de eventos'.G31" chart:label-cell-address="'Grupo de eventos'.B31:'Grupo de eventos'.B31" chart:class="chart:line">
            <chart:data-point chart:repeated="5"/>
          </chart:series>
          <chart:series chart:style-name="ch12" chart:values-cell-range-address="'Grupo de eventos'.C32:'Grupo de eventos'.G32" chart:label-cell-address="'Grupo de eventos'.B32:'Grupo de eventos'.B32" chart:class="chart:line">
            <chart:data-point chart:repeated="5"/>
          </chart:series>
          <chart:series chart:style-name="ch13" chart:values-cell-range-address="'Grupo de eventos'.C33:'Grupo de eventos'.G33" chart:label-cell-address="'Grupo de eventos'.B33:'Grupo de eventos'.B33" chart:class="chart:line">
            <chart:data-point chart:repeated="5"/>
          </chart:series>
          <chart:series chart:style-name="ch14" chart:values-cell-range-address="'Grupo de eventos'.C34:'Grupo de eventos'.G34" chart:label-cell-address="'Grupo de eventos'.B34:'Grupo de eventos'.B34" chart:class="chart:line">
            <chart:data-point chart:repeated="5"/>
          </chart:series>
          <chart:series chart:style-name="ch15" chart:values-cell-range-address="'Grupo de eventos'.C35:'Grupo de eventos'.G35" chart:label-cell-address="'Grupo de eventos'.B35:'Grupo de eventos'.B35" chart:class="chart:line">
            <chart:data-point chart:repeated="5"/>
          </chart:series>
          <chart:series chart:style-name="ch16" chart:values-cell-range-address="'Grupo de eventos'.C36:'Grupo de eventos'.G36" chart:label-cell-address="'Grupo de eventos'.B36:'Grupo de eventos'.B36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Grupo de eventos'.C30:'Grupo de eventos'.G30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2 tarefas</text:p>
                <draw:g>
                  <svg:desc>'Grupo de eventos'.B31:'Grupo de eventos'.B31</svg:desc>
                </draw:g>
              </table:table-cell>
              <table:table-cell office:value-type="float" office:value="103.52">
                <text:p>103.52</text:p>
                <draw:g>
                  <svg:desc>'Grupo de eventos'.C31:'Grupo de eventos'.G31</svg:desc>
                </draw:g>
              </table:table-cell>
              <table:table-cell office:value-type="float" office:value="207.28">
                <text:p>207.28</text:p>
              </table:table-cell>
              <table:table-cell office:value-type="float" office:value="416.22">
                <text:p>416.22</text:p>
              </table:table-cell>
              <table:table-cell office:value-type="float" office:value="833.36">
                <text:p>833.36</text:p>
              </table:table-cell>
              <table:table-cell office:value-type="float" office:value="1688.255">
                <text:p>1688.255</text:p>
              </table:table-cell>
            </table:table-row>
            <table:table-row>
              <table:table-cell office:value-type="string">
                <text:p>3 tarefas</text:p>
                <draw:g>
                  <svg:desc>'Grupo de eventos'.B32:'Grupo de eventos'.B32</svg:desc>
                </draw:g>
              </table:table-cell>
              <table:table-cell office:value-type="float" office:value="183.53">
                <text:p>183.53</text:p>
                <draw:g>
                  <svg:desc>'Grupo de eventos'.C32:'Grupo de eventos'.G32</svg:desc>
                </draw:g>
              </table:table-cell>
              <table:table-cell office:value-type="float" office:value="367.493333333333">
                <text:p>367.493333333333</text:p>
              </table:table-cell>
              <table:table-cell office:value-type="float" office:value="736.943333333333">
                <text:p>736.943333333333</text:p>
              </table:table-cell>
              <table:table-cell office:value-type="float" office:value="1480.64">
                <text:p>1480.64</text:p>
              </table:table-cell>
              <table:table-cell office:value-type="float" office:value="2988.84">
                <text:p>2988.84</text:p>
              </table:table-cell>
            </table:table-row>
            <table:table-row>
              <table:table-cell office:value-type="string">
                <text:p>4 tarefas</text:p>
                <draw:g>
                  <svg:desc>'Grupo de eventos'.B33:'Grupo de eventos'.B33</svg:desc>
                </draw:g>
              </table:table-cell>
              <table:table-cell office:value-type="float" office:value="265.845">
                <text:p>265.845</text:p>
                <draw:g>
                  <svg:desc>'Grupo de eventos'.C33:'Grupo de eventos'.G33</svg:desc>
                </draw:g>
              </table:table-cell>
              <table:table-cell office:value-type="float" office:value="532.415">
                <text:p>532.415</text:p>
              </table:table-cell>
              <table:table-cell office:value-type="float" office:value="1067.3125">
                <text:p>1067.3125</text:p>
              </table:table-cell>
              <table:table-cell office:value-type="float" office:value="2146.415">
                <text:p>2146.415</text:p>
              </table:table-cell>
              <table:table-cell office:value-type="float" office:value="4359.585">
                <text:p>4359.585</text:p>
              </table:table-cell>
            </table:table-row>
            <table:table-row>
              <table:table-cell office:value-type="string">
                <text:p>5 tarefas</text:p>
                <draw:g>
                  <svg:desc>'Grupo de eventos'.B34:'Grupo de eventos'.B34</svg:desc>
                </draw:g>
              </table:table-cell>
              <table:table-cell office:value-type="float" office:value="350.394">
                <text:p>350.394</text:p>
                <draw:g>
                  <svg:desc>'Grupo de eventos'.C34:'Grupo de eventos'.G34</svg:desc>
                </draw:g>
              </table:table-cell>
              <table:table-cell office:value-type="float" office:value="702.088">
                <text:p>702.088</text:p>
              </table:table-cell>
              <table:table-cell office:value-type="float" office:value="1406.986">
                <text:p>1406.986</text:p>
              </table:table-cell>
              <table:table-cell office:value-type="float" office:value="2828.416">
                <text:p>2828.416</text:p>
              </table:table-cell>
              <table:table-cell office:value-type="float" office:value="5730.074">
                <text:p>5730.074</text:p>
              </table:table-cell>
            </table:table-row>
            <table:table-row>
              <table:table-cell office:value-type="string">
                <text:p>6 tarefas</text:p>
                <draw:g>
                  <svg:desc>'Grupo de eventos'.B35:'Grupo de eventos'.B35</svg:desc>
                </draw:g>
              </table:table-cell>
              <table:table-cell office:value-type="float" office:value="437.246666666667">
                <text:p>437.246666666667</text:p>
                <draw:g>
                  <svg:desc>'Grupo de eventos'.C35:'Grupo de eventos'.G35</svg:desc>
                </draw:g>
              </table:table-cell>
              <table:table-cell office:value-type="float" office:value="875.641666666667">
                <text:p>875.641666666667</text:p>
              </table:table-cell>
              <table:table-cell office:value-type="float" office:value="1754.92833333333">
                <text:p>1754.92833333333</text:p>
              </table:table-cell>
              <table:table-cell office:value-type="float" office:value="3526.57">
                <text:p>3526.57</text:p>
              </table:table-cell>
              <table:table-cell office:value-type="float" office:value="7127.36">
                <text:p>7127.36</text:p>
              </table:table-cell>
            </table:table-row>
            <table:table-row>
              <table:table-cell office:value-type="string">
                <text:p>7 tarefas</text:p>
                <draw:g>
                  <svg:desc>'Grupo de eventos'.B36:'Grupo de eventos'.B36</svg:desc>
                </draw:g>
              </table:table-cell>
              <table:table-cell office:value-type="float" office:value="526.335714285714">
                <text:p>526.335714285714</text:p>
                <draw:g>
                  <svg:desc>'Grupo de eventos'.C36:'Grupo de eventos'.G36</svg:desc>
                </draw:g>
              </table:table-cell>
              <table:table-cell office:value-type="float" office:value="1054.2">
                <text:p>1054.2</text:p>
              </table:table-cell>
              <table:table-cell office:value-type="float" office:value="2113.29285714286">
                <text:p>2113.29285714286</text:p>
              </table:table-cell>
              <table:table-cell office:value-type="float" office:value="4248.99571428572">
                <text:p>4248.99571428572</text:p>
              </table:table-cell>
              <table:table-cell office:value-type="float" office:value="8610.22">
                <text:p>8610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7cm" svg:height="9.003cm" xlink:href=".." xlink:type="simple" chart:class="chart:line" chart:style-name="ch1">
        <chart:title svg:x="7.047cm" svg:y="0.316cm" chart:style-name="ch2">
          <text:p>Mutex e semáforos</text:p>
        </chart:title>
        <chart:subtitle svg:x="2.55cm" svg:y="1.065cm" chart:style-name="ch3">
          <text:p>Tempo para aquisição do mutex e semáforos, por frequência da CPU</text:p>
        </chart:subtitle>
        <chart:legend chart:legend-position="end" svg:x="13.26cm" svg:y="3.704cm" style:legend-expansion="high" chart:style-name="ch4"/>
        <chart:plot-area chart:style-name="ch5" table:cell-range-address="'Mutex e Semáforos'.C3:'Mutex e Semáforos'.H6" chart:data-source-has-labels="both" svg:x="1.372cm" svg:y="2.138cm" svg:width="11.527cm" svg:height="5.704cm">
          <chartooo:coordinate-region svg:x="1.993cm" svg:y="2.337cm" svg:width="10.216cm" svg:height="4.858cm"/>
          <chart:axis chart:dimension="x" chart:name="primary-x" chart:style-name="ch6" chartooo:axis-type="auto">
            <chartooo:date-scale/>
            <chart:title svg:x="5.649cm" svg:y="8.022cm" chart:style-name="ch7">
              <text:p>Frequência da CPU</text:p>
            </chart:title>
            <chart:categories table:cell-range-address="'Mutex e Semáforos'.D3:'Mutex e Semáforos'.H3"/>
          </chart:axis>
          <chart:axis chart:dimension="y" chart:name="primary-y" chart:style-name="ch8">
            <chart:title svg:x="0.451cm" svg:y="7.376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Mutex e Semáforos'.D4:'Mutex e Semáforos'.H4" chart:label-cell-address="'Mutex e Semáforos'.C4:'Mutex e Semáforos'.C4" chart:class="chart:line">
            <chart:data-point chart:repeated="5"/>
          </chart:series>
          <chart:series chart:style-name="ch12" chart:values-cell-range-address="'Mutex e Semáforos'.D5:'Mutex e Semáforos'.H5" chart:label-cell-address="'Mutex e Semáforos'.C5:'Mutex e Semáforos'.C5" chart:class="chart:line">
            <chart:data-point chart:repeated="5"/>
          </chart:series>
          <chart:series chart:style-name="ch13" chart:values-cell-range-address="'Mutex e Semáforos'.D6:'Mutex e Semáforos'.H6" chart:label-cell-address="'Mutex e Semáforos'.C6:'Mutex e Semáforos'.C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Mutex e Semáforos'.D3:'Mutex e Semáforos'.H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'Mutex e Semáforos'.C4:'Mutex e Semáforos'.C4</svg:desc>
                </draw:g>
              </table:table-cell>
              <table:table-cell office:value-type="float" office:value="7.71">
                <text:p>7.71</text:p>
                <draw:g>
                  <svg:desc>'Mutex e Semáforos'.D4:'Mutex e Semáforos'.H4</svg:desc>
                </draw:g>
              </table:table-cell>
              <table:table-cell office:value-type="float" office:value="16.32">
                <text:p>16.32</text:p>
              </table:table-cell>
              <table:table-cell office:value-type="float" office:value="34.45">
                <text:p>34.45</text:p>
              </table:table-cell>
              <table:table-cell office:value-type="float" office:value="78.5">
                <text:p>78.5</text:p>
              </table:table-cell>
              <table:table-cell office:value-type="float" office:value="164.35">
                <text:p>164.35</text:p>
              </table:table-cell>
            </table:table-row>
            <table:table-row>
              <table:table-cell office:value-type="string">
                <text:p>Semáforos binários</text:p>
                <draw:g>
                  <svg:desc>'Mutex e Semáforos'.C5:'Mutex e Semáforos'.C5</svg:desc>
                </draw:g>
              </table:table-cell>
              <table:table-cell office:value-type="float" office:value="6.25">
                <text:p>6.25</text:p>
                <draw:g>
                  <svg:desc>'Mutex e Semáforos'.D5:'Mutex e Semáforos'.H5</svg:desc>
                </draw:g>
              </table:table-cell>
              <table:table-cell office:value-type="float" office:value="12.66">
                <text:p>12.66</text:p>
              </table:table-cell>
              <table:table-cell office:value-type="float" office:value="27.04">
                <text:p>27.04</text:p>
              </table:table-cell>
              <table:table-cell office:value-type="float" office:value="60.38">
                <text:p>60.38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Semáforos contadores</text:p>
                <draw:g>
                  <svg:desc>'Mutex e Semáforos'.C6:'Mutex e Semáforos'.C6</svg:desc>
                </draw:g>
              </table:table-cell>
              <table:table-cell office:value-type="float" office:value="6.17">
                <text:p>6.17</text:p>
                <draw:g>
                  <svg:desc>'Mutex e Semáforos'.D6:'Mutex e Semáforos'.H6</svg:desc>
                </draw:g>
              </table:table-cell>
              <table:table-cell office:value-type="float" office:value="12.7">
                <text:p>12.7</text:p>
              </table:table-cell>
              <table:table-cell office:value-type="float" office:value="26.83">
                <text:p>26.83</text:p>
              </table:table-cell>
              <table:table-cell office:value-type="float" office:value="60.19">
                <text:p>60.19</text:p>
              </table:table-cell>
              <table:table-cell office:value-type="float" office:value="128.9">
                <text:p>128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7cm" svg:height="9.003cm" xlink:href=".." xlink:type="simple" chart:class="chart:line" chart:style-name="ch1">
        <chart:title svg:x="7.047cm" svg:y="0.316cm" chart:style-name="ch2">
          <text:p>Mutex e semáforos</text:p>
        </chart:title>
        <chart:subtitle svg:x="2.553cm" svg:y="1.065cm" chart:style-name="ch3">
          <text:p>Tempo para entrega do mutex e semáforos, por frequência da CPU</text:p>
        </chart:subtitle>
        <chart:legend chart:legend-position="end" svg:x="13.26cm" svg:y="3.704cm" style:legend-expansion="high" chart:style-name="ch4"/>
        <chart:plot-area chart:style-name="ch5" table:cell-range-address="'Mutex e Semáforos'.C7:'Mutex e Semáforos'.H10" chart:data-source-has-labels="both" svg:x="1.372cm" svg:y="2.138cm" svg:width="11.527cm" svg:height="5.704cm">
          <chartooo:coordinate-region svg:x="2.179cm" svg:y="2.337cm" svg:width="10.216cm" svg:height="4.858cm"/>
          <chart:axis chart:dimension="x" chart:name="primary-x" chart:style-name="ch6" chartooo:axis-type="auto">
            <chartooo:date-scale/>
            <chart:title svg:x="5.649cm" svg:y="8.022cm" chart:style-name="ch7">
              <text:p>Frequência da CPU</text:p>
            </chart:title>
            <chart:categories table:cell-range-address="'Mutex e Semáforos'.D7:'Mutex e Semáforos'.H7"/>
          </chart:axis>
          <chart:axis chart:dimension="y" chart:name="primary-y" chart:style-name="ch8">
            <chart:title svg:x="0.451cm" svg:y="7.376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Mutex e Semáforos'.D8:'Mutex e Semáforos'.H8" chart:label-cell-address="'Mutex e Semáforos'.C8:'Mutex e Semáforos'.C8" chart:class="chart:line">
            <chart:data-point chart:repeated="5"/>
          </chart:series>
          <chart:series chart:style-name="ch12" chart:values-cell-range-address="'Mutex e Semáforos'.D9:'Mutex e Semáforos'.H9" chart:label-cell-address="'Mutex e Semáforos'.C9:'Mutex e Semáforos'.C9" chart:class="chart:line">
            <chart:data-point chart:repeated="5"/>
          </chart:series>
          <chart:series chart:style-name="ch13" chart:values-cell-range-address="'Mutex e Semáforos'.D10:'Mutex e Semáforos'.H10" chart:label-cell-address="'Mutex e Semáforos'.C10:'Mutex e Semáforos'.C1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Mutex e Semáforos'.D7:'Mutex e Semáforos'.H7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'Mutex e Semáforos'.C8:'Mutex e Semáforos'.C8</svg:desc>
                </draw:g>
              </table:table-cell>
              <table:table-cell office:value-type="float" office:value="12.43">
                <text:p>12.43</text:p>
                <draw:g>
                  <svg:desc>'Mutex e Semáforos'.D8:'Mutex e Semáforos'.H8</svg:desc>
                </draw:g>
              </table:table-cell>
              <table:table-cell office:value-type="float" office:value="26.61">
                <text:p>26.61</text:p>
              </table:table-cell>
              <table:table-cell office:value-type="float" office:value="53.34">
                <text:p>53.34</text:p>
              </table:table-cell>
              <table:table-cell office:value-type="float" office:value="110.18">
                <text:p>110.18</text:p>
              </table:table-cell>
              <table:table-cell office:value-type="float" office:value="230.85">
                <text:p>230.85</text:p>
              </table:table-cell>
            </table:table-row>
            <table:table-row>
              <table:table-cell office:value-type="string">
                <text:p>Semáforos binários</text:p>
                <draw:g>
                  <svg:desc>'Mutex e Semáforos'.C9:'Mutex e Semáforos'.C9</svg:desc>
                </draw:g>
              </table:table-cell>
              <table:table-cell office:value-type="float" office:value="10.61">
                <text:p>10.61</text:p>
                <draw:g>
                  <svg:desc>'Mutex e Semáforos'.D9:'Mutex e Semáforos'.H9</svg:desc>
                </draw:g>
              </table:table-cell>
              <table:table-cell office:value-type="float" office:value="22.88">
                <text:p>22.88</text:p>
              </table:table-cell>
              <table:table-cell office:value-type="float" office:value="48.06">
                <text:p>48.06</text:p>
              </table:table-cell>
              <table:table-cell office:value-type="float" office:value="98.18">
                <text:p>98.18</text:p>
              </table:table-cell>
              <table:table-cell office:value-type="float" office:value="212.03">
                <text:p>212.03</text:p>
              </table:table-cell>
            </table:table-row>
            <table:table-row>
              <table:table-cell office:value-type="string">
                <text:p>Semáforos contadores</text:p>
                <draw:g>
                  <svg:desc>'Mutex e Semáforos'.C10:'Mutex e Semáforos'.C10</svg:desc>
                </draw:g>
              </table:table-cell>
              <table:table-cell office:value-type="float" office:value="10.68">
                <text:p>10.68</text:p>
                <draw:g>
                  <svg:desc>'Mutex e Semáforos'.D10:'Mutex e Semáforos'.H10</svg:desc>
                </draw:g>
              </table:table-cell>
              <table:table-cell office:value-type="float" office:value="23.15">
                <text:p>23.15</text:p>
              </table:table-cell>
              <table:table-cell office:value-type="float" office:value="48.06">
                <text:p>48.06</text:p>
              </table:table-cell>
              <table:table-cell office:value-type="float" office:value="98.75">
                <text:p>98.75</text:p>
              </table:table-cell>
              <table:table-cell office:value-type="float" office:value="208.96">
                <text:p>208.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37cm" svg:height="9.011cm" xlink:href=".." xlink:type="simple" chart:class="chart:line" chart:style-name="ch1">
        <chart:title svg:x="5.167cm" svg:y="0.316cm" chart:style-name="ch2">
          <text:p>Semáforos binários e contadores</text:p>
        </chart:title>
        <chart:subtitle svg:x="1.37cm" svg:y="1.275cm" chart:style-name="ch3">
          <text:p>Tempo médio para comunicação de uma ISR e uma tarefa, por frequência da CPU</text:p>
        </chart:subtitle>
        <chart:legend chart:legend-position="end" svg:x="12.227cm" svg:y="3.957cm" style:legend-expansion="high" chart:style-name="ch4"/>
        <chart:plot-area chart:style-name="ch5" table:cell-range-address="'Semáforos - sinalização'.B3:'Semáforos - sinalização'.G5" chart:data-source-has-labels="both" svg:x="1.351cm" svg:y="2.138cm" svg:width="10.536cm" svg:height="5.712cm">
          <chartooo:coordinate-region svg:x="2.158cm" svg:y="2.337cm" svg:width="9.225cm" svg:height="4.866cm"/>
          <chart:axis chart:dimension="x" chart:name="primary-x" chart:style-name="ch6" chartooo:axis-type="auto">
            <chartooo:date-scale/>
            <chart:title svg:x="5.133cm" svg:y="8.03cm" chart:style-name="ch7">
              <text:p>Frequência da CPU</text:p>
            </chart:title>
            <chart:categories table:cell-range-address="'Semáforos - sinalização'.C3:'Semáforos - sinalização'.G3"/>
          </chart:axis>
          <chart:axis chart:dimension="y" chart:name="primary-y" chart:style-name="ch8">
            <chart:title svg:x="0.451cm" svg:y="7.38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Semáforos - sinalização'.C4:'Semáforos - sinalização'.G4" chart:label-cell-address="'Semáforos - sinalização'.B4:'Semáforos - sinalização'.B4" chart:class="chart:line">
            <chart:data-point chart:repeated="5"/>
          </chart:series>
          <chart:series chart:style-name="ch12" chart:values-cell-range-address="'Semáforos - sinalização'.C5:'Semáforos - sinalização'.G5" chart:label-cell-address="'Semáforos - sinalização'.B5:'Semáforos - sinalização'.B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Semáforos - sinalização'.C3:'Semáforos - sinalização'.G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Semáforos binários</text:p>
                <draw:g>
                  <svg:desc>'Semáforos - sinalização'.B4:'Semáforos - sinalização'.B4</svg:desc>
                </draw:g>
              </table:table-cell>
              <table:table-cell office:value-type="float" office:value="44.97">
                <text:p>44.97</text:p>
                <draw:g>
                  <svg:desc>'Semáforos - sinalização'.C4:'Semáforos - sinalização'.G4</svg:desc>
                </draw:g>
              </table:table-cell>
              <table:table-cell office:value-type="float" office:value="90.84">
                <text:p>90.84</text:p>
              </table:table-cell>
              <table:table-cell office:value-type="float" office:value="183.76">
                <text:p>183.76</text:p>
              </table:table-cell>
              <table:table-cell office:value-type="float" office:value="371.49">
                <text:p>371.49</text:p>
              </table:table-cell>
              <table:table-cell office:value-type="float" office:value="752.64">
                <text:p>752.64</text:p>
              </table:table-cell>
            </table:table-row>
            <table:table-row>
              <table:table-cell office:value-type="string">
                <text:p>Semáforos contadores</text:p>
                <draw:g>
                  <svg:desc>'Semáforos - sinalização'.B5:'Semáforos - sinalização'.B5</svg:desc>
                </draw:g>
              </table:table-cell>
              <table:table-cell office:value-type="float" office:value="44.98">
                <text:p>44.98</text:p>
                <draw:g>
                  <svg:desc>'Semáforos - sinalização'.C5:'Semáforos - sinalização'.G5</svg:desc>
                </draw:g>
              </table:table-cell>
              <table:table-cell office:value-type="float" office:value="90.84">
                <text:p>90.84</text:p>
              </table:table-cell>
              <table:table-cell office:value-type="float" office:value="183.6">
                <text:p>183.6</text:p>
              </table:table-cell>
              <table:table-cell office:value-type="float" office:value="371.49">
                <text:p>371.49</text:p>
              </table:table-cell>
              <table:table-cell office:value-type="float" office:value="752.58">
                <text:p>752.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6cm" svg:y="0.418cm" chart:style-name="ch2">
          <text:p>Grupo de eventos</text:p>
        </chart:title>
        <chart:subtitle svg:x="0.852cm" svg:y="1.275cm" chart:style-name="ch3">
          <text:p>Tempo médio para comunicação de uma ISR e uma tarefa, por frequência da CPU</text:p>
        </chart:subtitle>
        <chart:plot-area chart:style-name="ch4" table:cell-range-address="'Grupo de eventos'.C64:'Grupo de eventos'.G65" chart:data-source-has-labels="row" svg:x="1.331cm" svg:y="2.138cm" svg:width="14.349cm" svg:height="5.701cm">
          <chartooo:coordinate-region svg:x="2.323cm" svg:y="2.337cm" svg:width="12.853cm" svg:height="4.855cm"/>
          <chart:axis chart:dimension="x" chart:name="primary-x" chart:style-name="ch5" chartooo:axis-type="auto">
            <chartooo:date-scale/>
            <chart:title svg:x="7.019cm" svg:y="8.019cm" chart:style-name="ch6">
              <text:p>Frequência da CPU</text:p>
            </chart:title>
            <chart:categories table:cell-range-address="'Grupo de eventos'.C64:'Grupo de eventos'.G64"/>
          </chart:axis>
          <chart:axis chart:dimension="y" chart:name="primary-y" chart:style-name="ch7">
            <chart:title svg:x="0.451cm" svg:y="7.374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Grupo de eventos'.C65:'Grupo de eventos'.G6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Grupo de eventos'.C64:'Grupo de eventos'.G64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Linha 65</text:p>
                <draw:g>
                  <svg:desc/>
                </draw:g>
              </table:table-cell>
              <table:table-cell office:value-type="float" office:value="154.46">
                <text:p>154.46</text:p>
                <draw:g>
                  <svg:desc>'Grupo de eventos'.C65:'Grupo de eventos'.G65</svg:desc>
                </draw:g>
              </table:table-cell>
              <table:table-cell office:value-type="float" office:value="309.86">
                <text:p>309.86</text:p>
              </table:table-cell>
              <table:table-cell office:value-type="float" office:value="621.71">
                <text:p>621.71</text:p>
              </table:table-cell>
              <table:table-cell office:value-type="float" office:value="1250.85">
                <text:p>1250.85</text:p>
              </table:table-cell>
              <table:table-cell office:value-type="float" office:value="2510.91">
                <text:p>2510.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Troca de contexto</text:p>
        </chart:title>
        <chart:subtitle svg:x="2.929cm" svg:y="1.275cm" chart:style-name="ch3">
          <text:p>Tempo médio da troca de contexto por frequência da CPU</text:p>
        </chart:subtitle>
        <chart:plot-area chart:style-name="ch4" table:cell-range-address="'Troca de contexto'.B3:'Troca de contexto'.F4 'Troca de contexto'.A1:'Troca de contexto'.A1" chart:data-source-has-labels="both" svg:x="1.331cm" svg:y="2.138cm" svg:width="14.349cm" svg:height="5.701cm">
          <chartooo:coordinate-region svg:x="2.138cm" svg:y="2.337cm" svg:width="13.038cm" svg:height="4.855cm"/>
          <chart:axis chart:dimension="x" chart:name="primary-x" chart:style-name="ch5" chartooo:axis-type="auto">
            <chartooo:date-scale/>
            <chart:title svg:x="7.019cm" svg:y="8.019cm" chart:style-name="ch6">
              <text:p>Frequência da CPU</text:p>
            </chart:title>
            <chart:categories table:cell-range-address="'Troca de contexto'.B3:'Troca de contexto'.F3"/>
          </chart:axis>
          <chart:axis chart:dimension="y" chart:name="primary-y" chart:style-name="ch7">
            <chart:title svg:x="0.451cm" svg:y="7.374cm" chart:style-name="ch8">
              <text:p>Tempo médio (microssegundos)</text:p>
            </chart:title>
            <chart:grid chart:style-name="ch9" chart:class="major"/>
          </chart:axis>
          <chart:series chart:style-name="ch10" chart:values-cell-range-address="'Troca de contexto'.B4:'Troca de contexto'.F4" chart:label-cell-address="'Troca de contexto'.A1:'Troca de contexto'.A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Troca de contexto'.B3:'Troca de contexto'.F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TROCA DE CONTEXTO</text:p>
                <draw:g>
                  <svg:desc>'Troca de contexto'.A1:'Troca de contexto'.A1</svg:desc>
                </draw:g>
              </table:table-cell>
              <table:table-cell office:value-type="float" office:value="15.92">
                <text:p>15.92</text:p>
                <draw:g>
                  <svg:desc>'Troca de contexto'.B4:'Troca de contexto'.F4</svg:desc>
                </draw:g>
              </table:table-cell>
              <table:table-cell office:value-type="float" office:value="31.99">
                <text:p>31.99</text:p>
              </table:table-cell>
              <table:table-cell office:value-type="float" office:value="63.99">
                <text:p>63.99</text:p>
              </table:table-cell>
              <table:table-cell office:value-type="float" office:value="128.56">
                <text:p>128.56</text:p>
              </table:table-cell>
              <table:table-cell office:value-type="float" office:value="260.8">
                <text:p>260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